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office:font-face-decls>
  <office:automatic-styles>
    <style:style style:name="co1" style:family="table-column">
      <style:table-column-properties fo:break-before="auto" style:column-width="15.19mm"/>
    </style:style>
    <style:style style:name="co2" style:family="table-column">
      <style:table-column-properties fo:break-before="auto" style:column-width="62.62mm"/>
    </style:style>
    <style:style style:name="co3" style:family="table-column">
      <style:table-column-properties fo:break-before="auto" style:column-width="65.76mm"/>
    </style:style>
    <style:style style:name="co4" style:family="table-column">
      <style:table-column-properties fo:break-before="auto" style:column-width="77.29mm"/>
    </style:style>
    <style:style style:name="co5" style:family="table-column">
      <style:table-column-properties fo:break-before="auto" style:column-width="107.14mm"/>
    </style:style>
    <style:style style:name="co6" style:family="table-column">
      <style:table-column-properties fo:break-before="auto" style:column-width="18.52mm"/>
    </style:style>
    <style:style style:name="co7" style:family="table-column">
      <style:table-column-properties fo:break-before="auto" style:column-width="31.43mm"/>
    </style:style>
    <style:style style:name="ro1" style:family="table-row">
      <style:table-row-properties style:row-height="4.87mm" fo:break-before="auto" style:use-optimal-row-height="true"/>
    </style:style>
    <style:style style:name="ro2" style:family="table-row">
      <style:table-row-properties style:row-height="13.95mm" fo:break-before="auto" style:use-optimal-row-height="true"/>
    </style:style>
    <style:style style:name="ro3" style:family="table-row">
      <style:table-row-properties style:row-height="27.38mm" fo:break-before="auto" style:use-optimal-row-height="true"/>
    </style:style>
    <style:style style:name="ro4" style:family="table-row">
      <style:table-row-properties style:row-height="22.9mm" fo:break-before="auto" style:use-optimal-row-height="true"/>
    </style:style>
    <style:style style:name="ro5" style:family="table-row">
      <style:table-row-properties style:row-height="31.84mm" fo:break-before="auto" style:use-optimal-row-height="true"/>
    </style:style>
    <style:style style:name="ro6" style:family="table-row">
      <style:table-row-properties style:row-height="36.32mm" fo:break-before="auto" style:use-optimal-row-height="true"/>
    </style:style>
    <style:style style:name="ro7" style:family="table-row">
      <style:table-row-properties style:row-height="49.74mm" fo:break-before="auto" style:use-optimal-row-height="true"/>
    </style:style>
    <style:style style:name="ro8" style:family="table-row">
      <style:table-row-properties style:row-height="40.8mm" fo:break-before="auto" style:use-optimal-row-height="true"/>
    </style:style>
    <style:style style:name="ro9" style:family="table-row">
      <style:table-row-properties style:row-height="9.47mm" fo:break-before="auto" style:use-optimal-row-height="true"/>
    </style:style>
    <style:style style:name="ro10" style:family="table-row">
      <style:table-row-properties style:row-height="21.17mm" fo:break-before="auto" style:use-optimal-row-height="false"/>
    </style:style>
    <style:style style:name="ro11" style:family="table-row">
      <style:table-row-properties style:row-height="18.42mm" fo:break-before="auto" style:use-optimal-row-height="true"/>
    </style:style>
    <style:style style:name="ro12" style:family="table-row">
      <style:table-row-properties style:row-height="45.28mm" fo:break-before="auto" style:use-optimal-row-height="true"/>
    </style:style>
    <style:style style:name="ro13" style:family="table-row">
      <style:table-row-properties style:row-height="16.32mm" fo:break-before="auto" style:use-optimal-row-height="true"/>
    </style:style>
    <style:style style:name="ro14" style:family="table-row">
      <style:table-row-properties style:row-height="4.99mm" fo:break-before="auto" style:use-optimal-row-height="true"/>
    </style:style>
    <style:style style:name="ro15" style:family="table-row">
      <style:table-row-properties style:row-height="51.33mm" fo:break-before="auto" style:use-optimal-row-height="false"/>
    </style:style>
    <style:style style:name="ro16" style:family="table-row">
      <style:table-row-properties style:row-height="40.48mm" fo:break-before="auto" style:use-optimal-row-height="false"/>
    </style:style>
    <style:style style:name="ro17" style:family="table-row">
      <style:table-row-properties style:row-height="31.82mm" fo:break-before="auto" style:use-optimal-row-height="true"/>
    </style:style>
    <style:style style:name="ro18" style:family="table-row">
      <style:table-row-properties style:row-height="20.27mm" fo:break-before="auto" style:use-optimal-row-height="true"/>
    </style:style>
    <style:style style:name="ro19" style:family="table-row">
      <style:table-row-properties style:row-height="40.53mm" fo:break-before="auto" style:use-optimal-row-height="false"/>
    </style:style>
    <style:style style:name="ro20" style:family="table-row">
      <style:table-row-properties style:row-height="43.13mm" fo:break-before="auto" style:use-optimal-row-height="false"/>
    </style:style>
    <style:style style:name="ro21" style:family="table-row">
      <style:table-row-properties style:row-height="54.22mm" fo:break-before="auto" style:use-optimal-row-height="true"/>
    </style:style>
    <style:style style:name="ro22" style:family="table-row">
      <style:table-row-properties style:row-height="71.17mm" fo:break-before="auto" style:use-optimal-row-height="false"/>
    </style:style>
    <style:style style:name="ro23" style:family="table-row">
      <style:table-row-properties style:row-height="25.14mm" fo:break-before="auto" style:use-optimal-row-height="false"/>
    </style:style>
    <style:style style:name="ro24" style:family="table-row">
      <style:table-row-properties style:row-height="24.77mm" fo:break-before="auto" style:use-optimal-row-height="false"/>
    </style:style>
    <style:style style:name="ro25" style:family="table-row">
      <style:table-row-properties style:row-height="18.27mm" fo:break-before="auto" style:use-optimal-row-height="false"/>
    </style:style>
    <style:style style:name="ro26" style:family="table-row">
      <style:table-row-properties style:row-height="5.29mm" fo:break-before="auto" style:use-optimal-row-height="true"/>
    </style:style>
    <style:style style:name="ta1" style:family="table" style:master-page-name="PageStyle_5f_Sheet1">
      <style:table-properties table:display="true" style:writing-mode="lr-tb"/>
    </style:style>
    <style:style style:name="ce80" style:family="table-cell" style:parent-style-name="Default">
      <style:table-cell-properties fo:border-bottom="1.76pt solid #000000" fo:background-color="#00206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1" style:family="table-cell" style:parent-style-name="Default">
      <style:table-cell-properties fo:border-bottom="1.76pt solid #000000" fo:background-color="#0070c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2" style:family="table-cell" style:parent-style-name="Default">
      <style:table-cell-properties fo:background-color="#0070c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3" style:family="table-cell" style:parent-style-name="Default">
      <style:table-cell-properties fo:border-bottom="1.76pt solid #000000" fo:background-color="#0070c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4" style:family="table-cell" style:parent-style-name="Default">
      <style:table-cell-properties fo:background-color="#7030a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5" style:family="table-cell" style:parent-style-name="Default">
      <style:table-cell-properties fo:border-bottom="none" fo:background-color="#7030a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6" style:family="table-cell" style:parent-style-name="Default">
      <style:table-cell-properties fo:border-bottom="1.76pt solid #000000" fo:background-color="#7030a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7" style:family="table-cell" style:parent-style-name="Default">
      <style:table-cell-properties fo:background-color="#ffff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8" style:family="table-cell" style:parent-style-name="Default">
      <style:table-cell-properties fo:border-bottom="none" fo:background-color="#ffff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9" style:family="table-cell" style:parent-style-name="Default">
      <style:table-cell-properties fo:border-bottom="1.76pt solid #000000" fo:background-color="#ffff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0" style:family="table-cell" style:parent-style-name="Default">
      <style:table-cell-properties fo:background-color="#ff0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1" style:family="table-cell" style:parent-style-name="Default">
      <style:table-cell-properties fo:border-bottom="none" fo:background-color="#ff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2" style:family="table-cell" style:parent-style-name="Default">
      <style:table-cell-properties fo:border-bottom="1.76pt solid #000000" fo:background-color="#ff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3" style:family="table-cell" style:parent-style-name="Default">
      <style:table-cell-properties fo:background-color="#00b05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4" style:family="table-cell" style:parent-style-name="Default">
      <style:table-cell-properties fo:border-bottom="none" fo:background-color="#00b05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5" style:family="table-cell" style:parent-style-name="Default">
      <style:table-cell-properties fo:border-bottom="1.76pt solid #000000" fo:background-color="#00b05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6" style:family="table-cell" style:parent-style-name="Default">
      <style:table-cell-properties fo:wrap-option="wrap"/>
    </style:style>
    <style:style style:name="ce9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able-cell-properties fo:border-bottom="1.76pt solid #000000" fo:background-color="#00206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1"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3"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4"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5"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7"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7"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9"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9"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0"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1"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2"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3" style:family="table-cell" style:parent-style-name="Default">
      <style:table-cell-properties fo:wrap-option="wrap"/>
      <style:text-properties fo:hyphenate="true"/>
    </style:style>
    <style:style style:name="ce114" style:family="table-cell" style:parent-style-name="Default">
      <style:table-cell-properties fo:background-color="#ff9966" fo:wrap-option="wrap"/>
    </style:style>
    <style:style style:name="ce115" style:family="table-cell" style:parent-style-name="Default">
      <style:table-cell-properties fo:background-color="#e6e64c" fo:wrap-option="wrap"/>
    </style:style>
    <style:style style:name="ce116" style:family="table-cell" style:parent-style-name="Default">
      <style:table-cell-properties fo:background-color="#e6ff00"/>
    </style:style>
    <style:style style:name="ce117" style:family="table-cell" style:parent-style-name="Default">
      <style:table-cell-properties fo:background-color="#e6ff00" fo:wrap-option="wrap"/>
    </style:style>
    <style:style style:name="ce118" style:family="table-cell" style:parent-style-name="Default">
      <style:text-properties style:font-name="Liberation Sans" fo:font-size="10pt" style:font-size-asian="10pt" style:font-name-complex="Liberation Sans1" style:font-size-complex="10pt"/>
    </style:style>
    <style:style style:name="ce119" style:family="table-cell" style:parent-style-name="Default">
      <style:table-cell-properties fo:background-color="#e6ff00" fo:wrap-option="wrap"/>
      <style:text-properties style:font-name="Liberation Sans" fo:font-size="10pt" style:font-size-asian="10pt" style:font-name-complex="Liberation Sans1" style:font-size-complex="10pt"/>
    </style:style>
    <style:style style:name="ce120" style:family="table-cell" style:parent-style-name="Default">
      <style:table-cell-properties fo:background-color="#e6ff00" fo:wrap-option="wrap"/>
      <style:text-properties style:use-window-font-color="true" fo:font-size="12pt" fo:language="none" fo:country="none" style:font-name-asian="DejaVu Sans" style:font-size-asian="6.80000019073486pt" style:language-asian="none" style:country-asian="none" style:font-name-complex="DejaVu Sans" style:font-size-complex="6.80000019073486pt" style:language-complex="none" style:country-complex="none"/>
    </style:style>
    <style:style style:name="T1" style:family="text">
      <style:text-properties fo:font-weight="normal" style:font-weight-asian="normal" style:font-weight-complex="normal"/>
    </style:style>
    <style:style style:name="T2" style:family="text">
      <style:text-properties fo:color="#000000" style:text-overline-style="none" style:text-overline-color="font-color" style:font-relief="none" style:text-emphasize="none" style:font-style-complex="normal" style:font-style-asian="normal" style:font-size-complex="10pt" style:font-size-asian="10pt" style:font-name-complex="Times New Roman" style:font-name-asian="Droid Sans Fallback" style:language-asian="zh" style:country-asian="CN" style:language-complex="hi" style:country-complex="IN" fo:language="hu" fo:country="HU" style:text-line-through-mode="continuous" fo:text-shadow="none" style:text-outline="false" fo:font-style="normal" style:text-line-through-type="none" style:text-underline-style="none" style:text-underline-color="font-color" fo:font-size="10pt" style:font-name="Times New Roman"/>
    </style:style>
    <style:style style:name="T3" style:family="text">
      <style:text-properties fo:color="#000000" style:text-overline-style="none" style:text-overline-color="font-color" style:font-relief="none" style:text-emphasize="none" style:font-style-complex="normal" style:font-style-asian="normal" style:font-size-complex="10pt" style:font-size-asian="10pt" style:font-name-complex="Times New Roman" style:font-name-asian="Droid Sans Fallback" style:language-asian="zh" style:country-asian="CN" style:language-complex="hi" style:country-complex="IN" fo:language="hu" fo:country="HU" style:text-line-through-mode="continuous" fo:text-shadow="none" style:text-outline="false" fo:font-style="normal" style:text-line-through-type="none" style:text-underline-style="none" style:text-underline-color="font-color" fo:font-size="10pt" style:font-name="Times New Roman" fo:font-weight="normal" style:font-weight-asian="normal" style:font-weight-complex="normal"/>
    </style:style>
    <style:style style:name="T4" style:family="text">
      <style:text-properties fo:color="#000000" style:font-name="Times New Roman" fo:font-size="10pt" fo:font-weight="bold" style:text-underline-style="none" style:text-underline-color="font-color" style:text-line-through-type="none" fo:font-style="normal" style:text-outline="false" fo:text-shadow="none" style:text-position="0% 100%" style:font-name-complex="Times New Roman" style:font-size-asian="10pt" style:font-size-complex="10pt" style:font-weight-asian="bold" style:font-weight-complex="bold" style:font-style-asian="normal" style:font-style-complex="normal"/>
    </style:style>
    <style:style style:name="T5" style:family="text">
      <style:text-properties fo:font-weight="normal" style:font-weight-asian="normal" style:font-weight-complex="normal" fo:color="#000000" style:font-name="Times New Roman" fo:font-size="10pt" style:text-underline-style="none" style:text-underline-color="font-color" style:text-line-through-type="none" fo:font-style="normal" style:text-outline="false" fo:text-shadow="none" style:text-position="0% 100%" style:font-name-complex="Times New Roman" style:font-size-asian="10pt" style:font-size-complex="10pt" style:font-style-asian="normal" style:font-style-complex="normal"/>
    </style:style>
    <style:style style:name="T6" style:family="text">
      <style:text-properties fo:color="#000000" style:font-name="Times New Roman" fo:font-size="10pt" fo:font-weight="normal" style:text-underline-style="none" style:text-underline-color="font-color" style:text-line-through-type="none" fo:font-style="normal" style:text-outline="false" fo:text-shadow="none" style:text-position="0% 100%" style:font-name-complex="Times New Roman" style:font-size-asian="10pt" style:font-size-complex="10pt" style:font-weight-asian="normal" style:font-weight-complex="normal" style:font-style-asian="normal" style:font-style-complex="normal"/>
    </style:style>
    <style:style style:name="T7" style:family="text">
      <style:text-properties style:text-overline-style="none" style:text-overline-color="font-color" fo:color="#000000" fo:font-size="10pt" fo:font-weight="bold"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Droid Sans Fallback" style:font-name-complex="Times New Roman" style:font-size-asian="10pt" style:font-size-complex="10pt" style:font-weight-asian="bold" style:font-weight-complex="bold" style:font-style-asian="normal" style:font-style-complex="normal" style:text-emphasize="none" style:font-relief="none" style:font-name="Times New Roman"/>
    </style:style>
    <style:style style:name="T8" style:family="text">
      <style:text-properties style:text-overline-style="none" style:text-overline-color="font-color" fo:color="#000000" fo:font-size="10pt"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Droid Sans Fallback" style:font-name-complex="Times New Roman" style:font-size-asian="10pt" style:font-size-complex="10pt" style:font-style-asian="normal" style:font-style-complex="normal" style:text-emphasize="none" style:font-relief="none" style:font-name="Times New Roman" fo:font-weight="normal" style:font-weight-asian="normal" style:font-weight-complex="normal"/>
    </style:style>
    <style:style style:name="T9" style:family="text">
      <style:text-properties fo:color="#000000"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10" style:family="text">
      <style:text-properties style:text-overline-style="none" style:text-overline-color="font-color" style:font-name="Times New Roman" style:font-relief="none" style:text-emphasize="none" style:font-style-complex="normal" style:font-style-asian="normal" style:font-size-complex="10pt" style:font-size-asian="10pt" style:font-name-complex="Times New Roman" style:font-name-asian="Droid Sans Fallback" style:language-asian="zh" style:country-asian="CN" style:language-complex="hi" style:country-complex="IN" fo:language="hu" fo:country="HU" style:text-line-through-mode="continuous" fo:text-shadow="none" style:text-outline="false" fo:font-style="normal" style:text-line-through-type="none" style:text-underline-style="none" style:text-underline-color="font-color" fo:font-size="10pt" fo:color="#000000"/>
    </style:style>
    <style:style style:name="T11" style:family="text">
      <style:text-properties style:text-overline-style="none" style:text-overline-color="font-color" style:font-name="Times New Roman" style:font-relief="none" style:text-emphasize="none" style:font-style-complex="normal" style:font-style-asian="normal" style:font-size-complex="10pt" style:font-size-asian="10pt" style:font-name-complex="Times New Roman" style:font-name-asian="Droid Sans Fallback" style:language-asian="zh" style:country-asian="CN" style:language-complex="hi" style:country-complex="IN" fo:language="hu" fo:country="HU" style:text-line-through-mode="continuous" fo:text-shadow="none" style:text-outline="false" fo:font-style="normal" style:text-line-through-type="none" style:text-underline-style="none" style:text-underline-color="font-color" fo:font-size="10pt" fo:color="#000000" fo:font-weight="normal" style:font-weight-asian="normal" style:font-weight-complex="normal"/>
    </style:style>
    <style:style style:name="T12" style:family="text">
      <style:text-properties style:font-name="Times New Roman" style:font-style-complex="normal" style:font-style-asian="normal" style:font-size-complex="10pt" style:font-size-asian="10pt" style:font-name-complex="Times New Roman" fo:text-shadow="none" style:text-outline="false" fo:font-style="normal" style:text-line-through-type="none" style:text-underline-style="none" style:text-underline-color="font-color" fo:font-size="10pt" fo:color="#000000" fo:font-weight="normal" style:font-weight-asian="normal" style:font-weight-complex="normal" style:text-position="0% 100%"/>
    </style:style>
    <style:style style:name="T13" style:family="text">
      <style:text-properties fo:color="#212121" style:font-name="Times New Roman" fo:font-size="10pt" fo:font-weight="normal" style:text-underline-style="none" style:text-underline-color="font-color" style:text-line-through-type="none" fo:font-style="normal" style:text-outline="false" fo:text-shadow="none" style:text-position="0% 100%" style:font-name-complex="Times New Roman" style:font-size-asian="10pt" style:font-size-complex="10pt" style:font-weight-asian="normal" style:font-weight-complex="normal" style:font-style-asian="normal" style:font-style-complex="normal"/>
    </style:style>
    <style:style style:name="T14" style:family="text">
      <style:text-properties style:font-name="Times New Roman" fo:color="#000000" style:font-style-asian="normal" style:font-weight-complex="normal" style:font-weight-asian="normal" style:font-size-complex="12pt" style:font-size-asian="12pt" style:font-name-complex="Times New Roman" fo:text-shadow="none" style:text-position="0% 100%" style:text-outline="false" fo:font-style="normal" style:text-line-through-type="none" style:text-underline-style="none" style:text-underline-color="font-color" fo:font-weight="normal" fo:font-size="12pt" style:font-style-complex="normal"/>
    </style:style>
    <style:style style:name="T15" style:family="text">
      <style:text-properties style:font-name="Times New Roman" fo:color="#000000" style:font-style-asian="normal" style:font-weight-complex="normal" style:font-weight-asian="normal" style:font-name-complex="Times New Roman" fo:text-shadow="none" style:text-position="0% 100%" style:text-outline="false" fo:font-style="normal" style:text-line-through-type="none" style:text-underline-style="none" style:text-underline-color="font-color" fo:font-weight="normal" style:font-style-complex="normal" fo:font-size="10pt" style:font-size-asian="10pt" style:font-size-complex="10pt"/>
    </style:style>
    <style:style style:name="T16" style:family="text">
      <style:text-properties fo:text-shadow="none" style:font-name="Times New Roman" fo:font-size="10pt" fo:font-weight="normal" style:text-underline-style="none" style:text-underline-color="font-color" style:text-line-through-type="none" fo:font-style="normal" style:text-outline="false" style:text-position="0% 100%" fo:color="#000000" style:font-name-complex="Times New Roman" style:font-size-asian="10pt" style:font-size-complex="10pt" style:font-weight-asian="normal" style:font-weight-complex="normal" style:font-style-asian="normal" style:font-style-complex="normal"/>
    </style:style>
    <style:style style:name="T17" style:family="text">
      <style:text-properties fo:text-shadow="none" style:font-name="Times New Roman" fo:font-size="10pt" style:text-underline-style="none" style:text-underline-color="font-color" style:text-line-through-type="none" fo:font-style="normal" style:text-outline="false" style:text-position="0% 100%" fo:color="#000000" style:font-name-complex="Times New Roman" style:font-size-asian="10pt" style:font-size-complex="10pt" style:font-style-asian="normal" style:font-style-complex="normal" fo:font-weight="bold" style:font-weight-asian="bold" style:font-weight-complex="bold"/>
    </style:style>
    <style:style style:name="T18" style:family="text">
      <style:text-properties fo:text-shadow="none" style:font-name="Times New Roman" fo:font-size="10pt" style:text-underline-style="none" style:text-underline-color="font-color" style:text-line-through-type="none" fo:font-style="normal" style:text-outline="false" style:text-position="0% 100%" fo:color="#000000" style:font-name-complex="Times New Roman" style:font-size-asian="10pt" style:font-size-complex="10pt" style:font-style-asian="normal" style:font-style-complex="normal" fo:font-weight="normal" style:font-weight-asian="normal" style:font-weight-complex="normal"/>
    </style:style>
    <style:style style:name="T19" style:family="text">
      <style:text-properties fo:color="#000000" style:font-name="Times New Roman" fo:font-size="10pt" fo:font-weight="bold"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Droid Sans Fallback" style:font-name-complex="Times New Roman"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0"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hu" fo:country="HU" style:language-asian="zh" style:country-asian="CN" fo:color="#000000" style:font-name-asian="Droid Sans Fallback" style:font-name-complex="Calibri" style:font-size-asian="11pt" style:font-size-complex="11pt" style:font-weight-asian="normal" style:font-weight-complex="normal" style:font-style-asian="normal" style:font-style-complex="normal" style:text-emphasize="none" style:font-relief="none" style:font-name="Calibri"/>
    </style:style>
    <style:style style:name="T2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hu" fo:country="HU" style:language-asian="zh" style:country-asian="CN" fo:color="#000000" style:font-name-asian="Droid Sans Fallback" style:font-size-asian="11pt" style:font-size-complex="11pt" style:font-weight-asian="normal" style:font-weight-complex="normal" style:font-style-asian="normal" style:font-style-complex="normal" style:text-emphasize="none" style:font-relief="none" style:font-name="Calibri" style:font-name-complex="Times New Roman"/>
    </style:style>
    <style:style style:name="T2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Droid Sans Fallback"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000000" style:font-name="Calibri" style:font-name-complex="Calibri" style:font-size-asian="11pt" style:font-size-complex="11pt" style:font-weight-asian="normal" style:font-weight-complex="normal" style:font-style-asian="normal" style:font-style-complex="normal" style:text-emphasize="none" style:font-relief="none" style:font-name-asian="Droid Sans Fallback" style:language-complex="hi" style:country-complex="IN" style:language-asian="zh" style:country-asian="CN" fo:font-size="11pt" fo:font-weight="normal" style:text-underline-style="none" style:text-underline-color="font-color" style:text-line-through-type="none" fo:font-style="normal" style:text-outline="false" fo:text-shadow="none" style:text-line-through-mode="continuous" fo:language="hu" fo:country="HU" style:text-overline-style="none" style:text-overline-color="font-color"/>
    </style:style>
    <style:style style:name="T24" style:family="text">
      <style:text-properties fo:color="#000000" style:font-weight-asian="normal" style:font-weight-complex="normal" style:font-style-asian="normal" style:font-style-complex="normal" style:text-emphasize="none" style:font-relief="none" style:font-name-asian="Droid Sans Fallback" style:language-complex="hi" style:country-complex="IN" style:language-asian="zh" style:country-asian="CN" fo:font-weight="normal" style:text-underline-style="none" style:text-underline-color="font-color" style:text-line-through-type="none" fo:font-style="normal" style:text-outline="false" fo:text-shadow="none" style:text-line-through-mode="continuous" fo:language="hu" fo:country="HU" style:text-overline-style="none" style:text-overline-color="font-color" style:font-name="Liberation Sans" fo:font-size="10pt" style:font-name-complex="Liberation Sans" style:font-size-asian="10pt" style:font-size-complex="10pt"/>
    </style:style>
    <style:style style:name="T25" style:family="text">
      <style:text-properties style:font-weight-asian="normal" style:font-weight-complex="normal" style:font-style-asian="normal" style:font-style-complex="normal" style:text-emphasize="none" style:font-relief="none" style:font-name-asian="Droid Sans Fallback" style:language-complex="hi" style:country-complex="IN" style:language-asian="zh" style:country-asian="CN" fo:font-weight="normal" style:text-underline-style="none" style:text-underline-color="font-color" style:text-line-through-type="none" fo:font-style="normal" style:text-outline="false" fo:text-shadow="none" style:text-line-through-mode="continuous" fo:language="hu" fo:country="HU" style:text-overline-style="none" style:text-overline-color="font-color" style:font-name="Liberation Sans" fo:font-size="10pt" style:font-name-complex="Liberation Sans" style:font-size-asian="10pt" style:font-size-complex="10pt"/>
    </style:style>
    <style:style style:name="T26" style:family="text">
      <style:text-properties style:text-overline-style="none" style:text-overline-color="font-color" style:font-name="Calibri" style:font-name-complex="Calibri" style:font-size-asian="11pt" style:font-size-complex="11pt" style:font-weight-asian="normal" style:font-weight-complex="normal" style:font-style-asian="normal" style:font-style-complex="normal" style:text-emphasize="none" style:font-relief="none" style:font-name-asian="Droid Sans Fallback" style:language-asian="zh" style:country-asian="CN" style:language-complex="hi" style:country-complex="IN" fo:language="hu" fo:country="HU" style:text-line-through-mode="continuous" fo:text-shadow="none" style:text-outline="false" fo:font-style="normal" style:text-line-through-type="none" style:text-underline-style="none" style:text-underline-color="font-color" fo:font-weight="normal" fo:font-size="11pt" fo:color="#000000"/>
    </style:style>
    <style:style style:name="T27" style:family="text">
      <style:text-properties style:text-overline-style="none" style:text-overline-color="font-color" style:font-weight-asian="normal" style:font-weight-complex="normal" style:font-style-asian="normal" style:font-style-complex="normal" style:text-emphasize="none" style:font-relief="none" style:font-name-asian="Droid Sans Fallback" style:language-asian="zh" style:country-asian="CN" style:language-complex="hi" style:country-complex="IN" fo:language="hu" fo:country="HU" style:text-line-through-mode="continuous" fo:text-shadow="none" style:text-outline="false" fo:font-style="normal" style:text-line-through-type="none" style:text-underline-style="none" style:text-underline-color="font-color" fo:font-weight="normal" style:font-name="Liberation Sans" fo:font-size="10pt" style:font-name-complex="Liberation Sans" style:font-size-asian="10pt" style:font-size-complex="10pt"/>
    </style:style>
    <style:style style:name="T2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Droid Sans Fallback" style:font-name-complex="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000000" style:font-name="Liberation Sans" style:font-name-complex="Liberation Sans" style:font-size-asian="10pt" style:font-size-complex="10pt" style:font-weight-asian="normal" style:font-weight-complex="normal" style:font-style-asian="normal" style:font-style-complex="normal" style:text-emphasize="none" style:font-relief="none" style:font-name-asian="Droid Sans Fallback" style:language-complex="hi" style:country-complex="IN" style:language-asian="zh" style:country-asian="CN" fo:font-size="10pt" fo:font-weight="normal" style:text-underline-style="none" style:text-underline-color="font-color" style:text-line-through-type="none" fo:font-style="normal" style:text-outline="false" fo:text-shadow="none" style:text-line-through-mode="continuous" fo:language="hu" fo:country="HU" style:text-overline-style="none" style:text-overline-color="font-color"/>
    </style:style>
    <style:style style:name="T30" style:family="text">
      <style:text-properties fo:color="#000000" style:font-weight-asian="normal" style:font-weight-complex="normal" style:font-style-asian="normal" style:font-style-complex="normal" style:text-emphasize="none" style:font-relief="none" style:font-name-asian="Droid Sans Fallback" style:language-complex="hi" style:country-complex="IN" style:language-asian="zh" style:country-asian="CN" fo:font-weight="normal" style:text-underline-style="none" style:text-underline-color="font-color" style:text-line-through-type="none" fo:font-style="normal" style:text-outline="false" fo:text-shadow="none" style:text-line-through-mode="continuous" fo:language="hu" fo:country="HU" style:text-overline-style="none" style:text-overline-color="font-color" style:font-name="Calibri" fo:font-size="11pt" style:font-name-complex="Calibri" style:font-size-asian="11pt" style:font-size-complex="11pt"/>
    </style:style>
    <style:style style:name="T3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iberation Sans" style:font-name-asian="Droid Sans Fallback" fo:color="#000000" style:language-asian="zh" style:country-asian="CN" fo:language="hu" fo:country="HU" style:text-line-through-mode="continuous" fo:text-shadow="none" style:text-outline="false" fo:font-style="normal" style:text-line-through-type="none" style:text-underline-style="none" style:text-underline-color="font-color" fo:font-weight="normal" fo:font-size="10pt" style:font-name="Liberation Sans"/>
    </style:style>
    <style:style style:name="T3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iberation Sans" style:font-name-asian="Droid Sans Fallback" style:language-asian="zh" style:country-asian="CN" fo:language="hu" fo:country="HU" style:text-line-through-mode="continuous" fo:text-shadow="none" style:text-outline="false" fo:font-style="normal" style:text-line-through-type="none" style:text-underline-style="none" style:text-underline-color="font-color" fo:font-weight="normal" fo:font-size="10pt" style:font-name="Liberation Sans"/>
    </style:style>
    <style:style style:name="T33" style:family="text">
      <style:text-properties style:font-name="Liberation Sans" style:text-overline-style="none" style:text-overline-color="font-color" fo:language="hu" fo:country="HU" style:text-line-through-mode="continuous" fo:text-shadow="none" style:text-outline="false" fo:font-style="normal" style:text-line-through-type="none" style:text-underline-style="none" style:text-underline-color="font-color" fo:font-weight="normal" fo:font-size="10pt" style:language-asian="zh" style:country-asian="CN" style:font-name-asian="Droid Sans Fallback" fo:color="#000000" style:font-name-complex="Liberation Sans" style:font-size-asian="10pt" style:font-size-complex="10pt" style:font-weight-asian="normal" style:font-weight-complex="normal" style:font-style-asian="normal" style:font-style-complex="normal" style:text-emphasize="none" style:font-relief="none" style:language-complex="hi" style:country-complex="IN"/>
    </style:style>
    <style:style style:name="T34" style:family="text">
      <style:text-properties style:text-overline-style="none" style:text-overline-color="font-color" fo:language="hu" fo:country="HU" style:text-line-through-mode="continuous" fo:text-shadow="none" style:text-outline="false" fo:font-style="normal" style:text-line-through-type="none" style:text-underline-style="none" style:text-underline-color="font-color" fo:font-weight="normal" style:language-asian="zh" style:country-asian="CN" style:font-name-asian="Droid Sans Fallback" fo:color="#000000" style:font-weight-asian="normal" style:font-weight-complex="normal" style:font-style-asian="normal" style:font-style-complex="normal" style:text-emphasize="none" style:font-relief="none" style:language-complex="hi" style:country-complex="IN" style:font-name="Calibri" fo:font-size="11pt" style:font-name-complex="Calibri" style:font-size-asian="11pt" style:font-size-complex="11pt"/>
    </style:style>
    <style:style style:name="T35" style:family="text">
      <style:text-properties style:language-complex="none" style:country-complex="none" style:font-name-complex="DejaVu Sans" style:language-asian="none" style:country-asian="none" fo:language="none" fo:country="none" style:text-line-through-mode="continuous" fo:text-shadow="none" style:text-outline="false" fo:font-style="normal" style:text-line-through-type="none" style:text-underline-style="none" style:text-underline-color="font-color" style:text-overline-style="none" style:text-overline-color="font-color" fo:font-weight="normal" style:font-name-asian="DejaVu Sans" style:font-relief="none" style:text-emphasize="none" style:font-style-complex="normal" style:font-style-asian="normal" style:font-weight-complex="normal" style:font-weight-asian="normal" style:font-size-complex="6.80000019073486pt" style:font-size-asian="6.80000019073486pt" fo:font-size="12pt"/>
    </style:style>
    <style:style style:name="T36" style:family="text">
      <style:text-properties style:text-line-through-mode="continuous" fo:text-shadow="none" style:text-outline="false" fo:font-style="normal" style:text-line-through-type="none" style:text-underline-style="none" style:text-underline-color="font-color" style:text-overline-style="none" style:text-overline-color="font-color" fo:font-weight="normal" style:font-relief="none" style:text-emphasize="none" style:font-style-complex="normal" style:font-style-asian="normal" style:font-weight-complex="normal" style:font-weight-asian="normal" style:font-name="Liberation Sans" fo:font-size="10pt" fo:language="hu" fo:country="HU" style:language-asian="zh" style:country-asian="CN" style:language-complex="hi" style:country-complex="IN" style:font-name-asian="Droid Sans Fallback" style:font-name-complex="Liberation Sans"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96"/>
        <table:table-column table:style-name="co2" table:default-cell-style-name="ce96"/>
        <table:table-column table:style-name="co3" table:default-cell-style-name="ce96"/>
        <table:table-column table:style-name="co4" table:default-cell-style-name="ce96"/>
        <table:table-column table:style-name="co5" table:default-cell-style-name="ce113"/>
        <table:table-column table:style-name="co6" table:default-cell-style-name="ce114"/>
        <table:table-column table:style-name="co6" table:default-cell-style-name="ce115"/>
        <table:table-column table:style-name="co7" table:default-cell-style-name="ce117"/>
        <table:table-column table:style-name="co6" table:number-columns-repeated="1016" table:default-cell-style-name="ce96"/>
        <table:table-row table:style-name="ro1">
          <table:table-cell table:style-name="ce80" office:value-type="string" calcext:value-type="string">
            <text:p>Function</text:p>
          </table:table-cell>
          <table:table-cell table:style-name="ce99" office:value-type="string" calcext:value-type="string">
            <text:p>Category</text:p>
          </table:table-cell>
          <table:table-cell table:style-name="ce99" office:value-type="string" calcext:value-type="string">
            <text:p>Subcategory</text:p>
          </table:table-cell>
          <table:table-cell table:style-name="ce99" office:value-type="string" calcext:value-type="string">
            <text:p>Hatás</text:p>
          </table:table-cell>
          <table:table-cell table:style-name="ce99" office:value-type="string" calcext:value-type="string">
            <text:p>Indoklás</text:p>
          </table:table-cell>
          <table:table-cell table:style-name="ce99" office:value-type="string" calcext:value-type="string">
            <text:p>Probléma</text:p>
          </table:table-cell>
          <table:table-cell table:style-name="ce99" office:value-type="string" calcext:value-type="string">
            <text:p>Javaslat</text:p>
          </table:table-cell>
          <table:table-cell table:style-name="ce99" office:value-type="string" calcext:value-type="string">
            <text:p>BM-41-2015</text:p>
          </table:table-cell>
          <table:table-cell table:number-columns-repeated="1016"/>
        </table:table-row>
        <table:table-row table:style-name="ro2">
          <table:table-cell table:style-name="ce81" office:value-type="string" calcext:value-type="string" table:number-columns-spanned="1" table:number-rows-spanned="129">
            <text:p>Azonosítás (ID)</text:p>
          </table:table-cell>
          <table:table-cell table:style-name="ce21" office:value-type="string" calcext:value-type="string" table:number-columns-spanned="1" table:number-rows-spanned="31">
            <text:p>Eszközkezelés (ID.AM): <text:span text:style-name="T1">A szervezet üzleti céljainak eléréséhez szükséges adatokat, személyeket, eszközöket, rendszereket és létesítményeket be kell azonosítani és a szervezet céljainak és kockázatkezelési stratégiájának megfelelő relatív prioritással kezelni.</text:span></text:p>
          </table:table-cell>
          <table:table-cell table:style-name="ce27" office:value-type="string" calcext:value-type="string" table:number-columns-spanned="1" table:number-rows-spanned="6">
            <text:p>ID.AM-1:<text:span text:style-name="T6"> Physical devices and systems within the organization are inventoried</text:span></text:p>
          </table:table-cell>
          <table:table-cell table:style-name="ce109" office:value-type="string" calcext:value-type="string">
            <text:p>A szervezet meghatározza mely hardver elemek épülnek FLOSS alapokra.</text:p>
          </table:table-cell>
          <table:table-cell office:value-type="string" calcext:value-type="string">
            <text:p>A FLOSS elemeket tartalmazó rendszerek gyártóitól meg kell követelni a megfelelő FLOSS specifikus belső szabályozást. Ehhez ismerni kell melyek ezek az eszközök.</text:p>
          </table:table-cell>
          <table:table-cell office:value-type="string" calcext:value-type="string">
            <text:p>SH04,SH05,SM07</text:p>
          </table:table-cell>
          <table:table-cell/>
          <table:table-cell table:style-name="ce116" office:value-type="string" calcext:value-type="string">
            <text:p>3.1.1.1.2.1.</text:p>
          </table:table-cell>
          <table:table-cell table:number-columns-repeated="1016"/>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29"/>
          <table:table-cell table:number-columns-repeated="1020"/>
        </table:table-row>
        <table:table-row table:style-name="ro3">
          <table:covered-table-cell table:style-name="ce82"/>
          <table:covered-table-cell table:style-name="ce101"/>
          <table:table-cell table:style-name="ce27" office:value-type="string" calcext:value-type="string" table:number-columns-spanned="1" table:number-rows-spanned="6">
            <text:p>ID.AM-2:<text:span text:style-name="T6"> Software platforms and applications within the organization are inventoried</text:span></text:p>
          </table:table-cell>
          <table:table-cell table:style-name="ce109" office:value-type="string" calcext:value-type="string">
            <text:p><text:s/>A szervezet meghatározza és katalogizálja milyen FLOSS rendszereket használ.</text:p>
          </table:table-cell>
          <table:table-cell office:value-type="string" calcext:value-type="string">
            <text:p>A FLOSS terméket beszállítók és közösségek ellenőrzéséhez és minősítéséhez ismerni kell mely szoftverek készültek nyílt modell alapján.</text:p>
          </table:table-cell>
          <table:table-cell office:value-type="string" calcext:value-type="string">
            <text:p>SH04,SH05,SH08,SG01,SM07,ST04,ST05,SS01</text:p>
          </table:table-cell>
          <table:table-cell office:value-type="string" calcext:value-type="string">
            <text:p>JS02</text:p>
          </table:table-cell>
          <table:table-cell table:style-name="ce116" office:value-type="string" calcext:value-type="string">
            <text:p>3.1.1.1.2.1.</text:p>
          </table:table-cell>
          <table:table-cell table:number-columns-repeated="1016"/>
        </table:table-row>
        <table:table-row table:style-name="ro3">
          <table:covered-table-cell table:style-name="ce82"/>
          <table:covered-table-cell table:style-name="ce101"/>
          <table:covered-table-cell table:style-name="ce107"/>
          <table:table-cell table:style-name="ce109" office:value-type="string" calcext:value-type="string">
            <text:p><text:s/>A szervezet katalogizálja a felhasznált FLOSS rendszerkomponenseket.</text:p>
          </table:table-cell>
          <table:table-cell office:value-type="string" calcext:value-type="string">
            <text:p>A szervezet által közvetve vagy közvetlenül felhasznált FLOSS komponensek csak úgy elemezhetők megfelelően ha helyük és szerepük a szervezet információs rendszereiben ismert.</text:p>
          </table:table-cell>
          <table:table-cell office:value-type="string" calcext:value-type="string">
            <text:p>SH04,SH05,SH06,SH08,SH10,SG01,SM07,ST04,ST05</text:p>
          </table:table-cell>
          <table:table-cell office:value-type="string" calcext:value-type="string">
            <text:p>JS02</text:p>
          </table:table-cell>
          <table:table-cell table:style-name="ce116" office:value-type="string" calcext:value-type="string">
            <text:p>3.1.1.1.2.1.</text:p>
          </table:table-cell>
          <table:table-cell table:number-columns-repeated="1016"/>
        </table:table-row>
        <table:table-row table:style-name="ro3">
          <table:covered-table-cell table:style-name="ce82"/>
          <table:covered-table-cell table:style-name="ce101"/>
          <table:covered-table-cell table:style-name="ce107"/>
          <table:table-cell table:style-name="ce109" office:value-type="string" calcext:value-type="string">
            <text:p>A szervezet meghatározza mely FLOSS elemeket veszi igénybe beszállítón keresztül és melyeket használja közvetlen módon.</text:p>
          </table:table-cell>
          <table:table-cell office:value-type="string" calcext:value-type="string">
            <text:p>A beszállítótól származó FLOSS elemek kezelése hasonlít a COTS szoftverekéhez, de szükség lehet egyedi eljárásokra. A közösségi forrásból felhasznált FLOSS eljárásai a megszokottól nagy mértékben eltérhetnek. Emiatt nem elegendő a szoftverplatform vagy alkalmazás típusát megállapítani, pontosan ismerni a beszerzés jellemző módját is.</text:p>
          </table:table-cell>
          <table:table-cell office:value-type="string" calcext:value-type="string">
            <text:p>SF02</text:p>
          </table:table-cell>
          <table:table-cell office:value-type="string" calcext:value-type="string">
            <text:p>JS02</text:p>
          </table:table-cell>
          <table:table-cell table:style-name="ce116" office:value-type="string" calcext:value-type="string">
            <text:p><text:span text:style-name="T26">3.1.1.1.2.1.,</text:span><text:span text:style-name="T27">3.1.1.1.2.3.</text:span></text:p>
          </table:table-cell>
          <table:table-cell table:number-columns-repeated="1016"/>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29"/>
          <table:table-cell table:number-columns-repeated="1020"/>
        </table:table-row>
        <table:table-row table:style-name="ro3">
          <table:covered-table-cell table:style-name="ce82"/>
          <table:covered-table-cell table:style-name="ce101"/>
          <table:table-cell table:style-name="ce27" office:value-type="string" calcext:value-type="string" table:number-columns-spanned="1" table:number-rows-spanned="5">
            <text:p>ID.AM-3: <text:span text:style-name="T6">Organizational communication and data flows are mapped</text:span></text:p>
          </table:table-cell>
          <table:table-cell table:style-name="ce109" office:value-type="string" calcext:value-type="string">
            <text:p>A szervezet felméri, milyen FLOSS komponensek tárolóját követi és mely fejlesztésekben vesz részt.</text:p>
          </table:table-cell>
          <table:table-cell office:value-type="string" calcext:value-type="string">
            <text:p>A FLOSS komponensek folyamatos fejlesztés igényelnek, a fejlesztést nyomon kell követni, a módosításokat lehetőség szerint vissza kell vezetni az eredeti projektbe. A komponensmódosítások visszavezetése során információ szivároghat ki.</text:p>
          </table:table-cell>
          <table:table-cell office:value-type="string" calcext:value-type="string">
            <text:p>SH03,SH04,SH05,SH06,SH09,SG01,SF14,SK06,SF06</text:p>
          </table:table-cell>
          <table:table-cell office:value-type="string" calcext:value-type="string">
            <text:p>JF01</text:p>
          </table:table-cell>
          <table:table-cell table:style-name="ce116" office:value-type="string" calcext:value-type="string">
            <text:p>3.1.1.1.2.3.</text:p>
          </table:table-cell>
          <table:table-cell table:number-columns-repeated="1016"/>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110"/>
          <table:table-cell table:number-columns-repeated="1020"/>
        </table:table-row>
        <table:table-row table:style-name="ro4">
          <table:covered-table-cell table:style-name="ce82"/>
          <table:covered-table-cell table:style-name="ce101"/>
          <table:table-cell table:style-name="ce27" office:value-type="string" calcext:value-type="string" table:number-columns-spanned="1" table:number-rows-spanned="4">
            <text:p>ID.AM-4:<text:span text:style-name="T6"> External information systems are catalogued</text:span></text:p>
          </table:table-cell>
          <table:table-cell table:style-name="ce109" office:value-type="string" calcext:value-type="string">
            <text:p>A szervezet felméri milyen FLOSS szoftvertárolókat használ, ide értve az operációs rendszer által használt, programozási nyelv specifikus és egyedi szoftvertárolókat is.</text:p>
          </table:table-cell>
          <table:table-cell office:value-type="string" calcext:value-type="string">
            <text:p>A szoftvertárolókon keresztül információ áramlik a szervezetbe. Biztonsági riasztás esetén rövid időn belül el kell tudni dönteni, hogy a szervezet érintette-e vagy sem.</text:p>
          </table:table-cell>
          <table:table-cell office:value-type="string" calcext:value-type="string">
            <text:p>SH03,SH04,SH05,SH06,SH09,SG01,ST11</text:p>
          </table:table-cell>
          <table:table-cell office:value-type="string" calcext:value-type="string">
            <text:p>JF01</text:p>
          </table:table-cell>
          <table:table-cell table:style-name="ce116" office:value-type="string" calcext:value-type="string">
            <text:p>3.1.1.1.2.3.</text:p>
          </table:table-cell>
          <table:table-cell table:number-columns-repeated="1016"/>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110"/>
          <table:table-cell table:number-columns-repeated="1020"/>
        </table:table-row>
        <table:table-row table:style-name="ro1">
          <table:covered-table-cell table:style-name="ce82"/>
          <table:covered-table-cell table:style-name="ce101"/>
          <table:table-cell table:style-name="ce27" office:value-type="string" calcext:value-type="string" table:number-columns-spanned="1" table:number-rows-spanned="5">
            <text:p>ID.AM-5:<text:span text:style-name="T6"> Resources (e.g., hardware, devices, data, time, personnel, and software) are prioritized based on their classification, criticality, and business value </text:span></text:p>
          </table:table-cell>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110"/>
          <table:table-cell table:number-columns-repeated="1020"/>
        </table:table-row>
        <table:table-row table:style-name="ro5">
          <table:covered-table-cell table:style-name="ce82"/>
          <table:covered-table-cell table:style-name="ce101"/>
          <table:table-cell table:style-name="ce27" office:value-type="string" calcext:value-type="string" table:number-columns-spanned="1" table:number-rows-spanned="5">
            <text:p>ID.AM-6: <text:span text:style-name="T6">Cybersecurity roles and responsibilities for the entire workforce and third-party stakeholders (e.g., suppliers, customers, partners) are established</text:span></text:p>
          </table:table-cell>
          <table:table-cell table:style-name="ce109" office:value-type="string" calcext:value-type="string">
            <text:p>A szervezet meghatározza és kommunikálja a beszállítóitól elvárt felelősség szintjét a nyílt forrású komponensekkel kapcsolatban.</text:p>
          </table:table-cell>
          <table:table-cell office:value-type="string" calcext:value-type="string">
            <text:p>A FLOSS elemeket felhasználó partnerek nem feltétlen tehetők felelőssé a harmadik féltől származó komponensekből eredő hibákért. A felelősség kérdése tisztázásra szorul. Ellenőrizni kell, hogy a beszállító ismeri és alkalmazza a nyílt forrású elemekkel kapcsolatos alternatív minőségértékelési módszereket, a fejlesztés során az egyedi kihívásoknak megfelelő minőségbiztosítási metódust alkalmaz.</text:p>
          </table:table-cell>
          <table:table-cell office:value-type="string" calcext:value-type="string">
            <text:p>SF05, SF11, SH01, SH02,SH05</text:p>
          </table:table-cell>
          <table:table-cell/>
          <table:table-cell table:style-name="ce116" office:value-type="string" calcext:value-type="string">
            <text:p><text:span text:style-name="T26">3.1.1.1.2.2.,</text:span><text:span text:style-name="T27">3.1.1.1.2.4.</text:span></text:p>
          </table:table-cell>
          <table:table-cell table:number-columns-repeated="1016"/>
        </table:table-row>
        <table:table-row table:style-name="ro6">
          <table:covered-table-cell table:style-name="ce82"/>
          <table:covered-table-cell table:style-name="ce101"/>
          <table:covered-table-cell table:style-name="ce107"/>
          <table:table-cell table:style-name="ce109" office:value-type="string" calcext:value-type="string">
            <text:p>A szervezet meghatározza a FLOSS felhasználással kapcsolatos felelősségi köröket és személyeket.</text:p>
          </table:table-cell>
          <table:table-cell office:value-type="string" calcext:value-type="string">
            <text:p>A FLOSS biztonsági hatásainak kezelése szervezett formát kíván. Ha nincs felelős és jól definiált szabályozás, elképzelhető, hogy a szervezet rejtett módon használ fel FLOSS komponenseket. A COTS esetén bevált módszertan a FLOSS komponensek minősítésére nem megfelelő. Olyan felelős személyt kell kijelölni, aki megfelelő jártassággal (esetleg képesítéssel) rendelkezik a FLOSS rendszerek kiválasztása, minősítése, integrálása és üzemeltetése terén.</text:p>
          </table:table-cell>
          <table:table-cell office:value-type="string" calcext:value-type="string">
            <text:p>SH04, SG01</text:p>
          </table:table-cell>
          <table:table-cell/>
          <table:table-cell table:style-name="ce116" office:value-type="string" calcext:value-type="string">
            <text:p><text:span text:style-name="T23">3.1.1.1.2.2.,</text:span><text:span text:style-name="T24">3.1.1.1.2.4.,</text:span><text:span text:style-name="T25">3.1.3.3.1.2.</text:span></text:p>
          </table:table-cell>
          <table:table-cell table:number-columns-repeated="1016"/>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2"/>
          <table:covered-table-cell table:style-name="ce29"/>
          <table:table-cell table:style-name="ce110"/>
          <table:table-cell table:number-columns-repeated="1020"/>
        </table:table-row>
        <table:table-row table:style-name="ro1">
          <table:covered-table-cell table:style-name="ce82"/>
          <table:table-cell table:style-name="ce21" office:value-type="string" calcext:value-type="string" table:number-columns-spanned="1" table:number-rows-spanned="15">
            <text:p>Üzleti környezet (ID.BE): <text:span text:style-name="T1">A szervezet küldetése,  céljai, szereplői és tevékenységei egyértelműek és fontossági sorba vannak rendezve; ezt az információt lehet felhasználni a kiberbiztonsági szerepkörök, felelősségek és kockázatkezelési döntések során.</text:span></text:p>
          </table:table-cell>
          <table:table-cell table:style-name="ce27" office:value-type="string" calcext:value-type="string" table:number-columns-spanned="1" table:number-rows-spanned="3">
            <text:p>ID.BE-1: <text:span text:style-name="T6">The organization’s role in the supply chain is identified and communicated</text:span></text:p>
          </table:table-cell>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110"/>
          <table:table-cell table:number-columns-repeated="1020"/>
        </table:table-row>
        <table:table-row table:style-name="ro1">
          <table:covered-table-cell table:style-name="ce82"/>
          <table:covered-table-cell table:style-name="ce101"/>
          <table:table-cell table:style-name="ce27" office:value-type="string" calcext:value-type="string" table:number-columns-spanned="1" table:number-rows-spanned="3">
            <text:p>ID.BE-2: <text:span text:style-name="T6">The organization’s place in critical infrastructure and its industry sector is identified and communicated</text:span></text:p>
          </table:table-cell>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110"/>
          <table:table-cell table:number-columns-repeated="1020"/>
        </table:table-row>
        <table:table-row table:style-name="ro1">
          <table:covered-table-cell table:style-name="ce82"/>
          <table:covered-table-cell table:style-name="ce101"/>
          <table:table-cell table:style-name="ce27" office:value-type="string" calcext:value-type="string" table:number-columns-spanned="1" table:number-rows-spanned="3">
            <text:p>ID.BE-3: <text:span text:style-name="T6">Priorities for organizational mission, objectives, and activities are established and communicated</text:span></text:p>
          </table:table-cell>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110"/>
          <table:table-cell table:number-columns-repeated="1020"/>
        </table:table-row>
        <table:table-row table:style-name="ro1">
          <table:covered-table-cell table:style-name="ce82"/>
          <table:covered-table-cell table:style-name="ce101"/>
          <table:table-cell table:style-name="ce27" office:value-type="string" calcext:value-type="string" table:number-columns-spanned="1" table:number-rows-spanned="3">
            <text:p>ID.BE-4:<text:span text:style-name="T6"> Dependencies and critical functions for delivery of critical services are established</text:span></text:p>
          </table:table-cell>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110"/>
          <table:table-cell table:number-columns-repeated="1020"/>
        </table:table-row>
        <table:table-row table:style-name="ro1">
          <table:covered-table-cell table:style-name="ce82"/>
          <table:covered-table-cell table:style-name="ce101"/>
          <table:table-cell table:style-name="ce27" office:value-type="string" calcext:value-type="string" table:number-columns-spanned="1" table:number-rows-spanned="3">
            <text:p>ID.BE-5:<text:span text:style-name="T6"> Resilience requirements to support delivery of critical services are established for all operating states (e.g. under duress/attack, during recovery, normal operations)</text:span></text:p>
          </table:table-cell>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2"/>
          <table:covered-table-cell table:style-name="ce29"/>
          <table:table-cell table:style-name="ce110"/>
          <table:table-cell table:number-columns-repeated="1020"/>
        </table:table-row>
        <table:table-row table:style-name="ro5">
          <table:covered-table-cell table:style-name="ce82"/>
          <table:table-cell table:style-name="ce21" office:value-type="string" calcext:value-type="string" table:number-columns-spanned="1" table:number-rows-spanned="19">
            <text:p>Kormányzás (ID.GV): <text:span text:style-name="T1">A szervezet szabályozási, jogi, kockázati, környezeti és műveleti követelményeinek kezeléséhez és nyomon követéséhez szükséges szabályok és eljárások  egyértelműek és megfelelő információval látják el a kiberbiztonsági kockázatmenedzsmentet. </text:span></text:p>
          </table:table-cell>
          <table:table-cell table:style-name="ce27" office:value-type="string" calcext:value-type="string" table:number-columns-spanned="1" table:number-rows-spanned="5">
            <text:p>ID.GV-1: <text:span text:style-name="T6">Organizational cybersecurity policy is established and communicated</text:span></text:p>
          </table:table-cell>
          <table:table-cell table:style-name="ce109" office:value-type="string" calcext:value-type="string">
            <text:p>A szervezet informatikai biztonsági szabályzatában foglalkozik a FLOSS kérdésével.</text:p>
          </table:table-cell>
          <table:table-cell office:value-type="string" calcext:value-type="string">
            <text:p>Az üzleti termékek kezelésére használt szabályzatok a FLOSS komponensek esetében nem kielégítőek. A FLOSS egyedi sajátosságainak figyelembe vevő szabályzatot kell létrehozni vagy a meglévő szabályzatot kiegészíteni. Ennek hiányában az átláthatatlan FLOSS felhasználás várhatóan negatívan befolyásolja a biztonságot és jelentősen megnehezíti a kockázatbecslést.</text:p>
          </table:table-cell>
          <table:table-cell office:value-type="string" calcext:value-type="string">
            <text:p>SF05, SS01</text:p>
          </table:table-cell>
          <table:table-cell office:value-type="string" calcext:value-type="string">
            <text:p>JS01</text:p>
          </table:table-cell>
          <table:table-cell table:style-name="ce116" office:value-type="string" calcext:value-type="string">
            <text:p>3.1.1.1.2.1.</text:p>
          </table:table-cell>
          <table:table-cell table:number-columns-repeated="1016"/>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110"/>
          <table:table-cell table:number-columns-repeated="1020"/>
        </table:table-row>
        <table:table-row table:style-name="ro5">
          <table:covered-table-cell table:style-name="ce82"/>
          <table:covered-table-cell table:style-name="ce101"/>
          <table:table-cell table:style-name="ce27" office:value-type="string" calcext:value-type="string" table:number-columns-spanned="1" table:number-rows-spanned="5">
            <text:p>ID.GV-2: <text:span text:style-name="T6">Cybersecurity roles and responsibilities are coordinated and aligned with internal roles and external partners</text:span></text:p>
          </table:table-cell>
          <table:table-cell table:style-name="ce109" office:value-type="string" calcext:value-type="string">
            <text:p>A szervezet kijelöli a FLOSS felhasználásért felelős személyt és meghatározza az igénybe vehető külső partnereket és azok szerepét.</text:p>
          </table:table-cell>
          <table:table-cell office:value-type="string" calcext:value-type="string">
            <text:p>A FLOSS kezelése kapcsán nem minden feladat oldható meg önerőből. Tovább nehezíti a helyeztet a nehezen beszerezhető szakképzett munkaerő és a FLOSS irányultságú szervezett képzés hiánya. A probléma külső partnerek tudásának igénybevételével orvosolható, amely esetben szükség van a külső partnerekkel való kapcsolattartás szabályozása és a felelősségek meghatározása.</text:p>
          </table:table-cell>
          <table:table-cell office:value-type="string" calcext:value-type="string">
            <text:p>ST06, ST07</text:p>
          </table:table-cell>
          <table:table-cell/>
          <table:table-cell table:style-name="Default" office:value-type="string" calcext:value-type="string">
            <text:p>3.1.1.2.1.</text:p>
          </table:table-cell>
          <table:table-cell table:number-columns-repeated="1016"/>
        </table:table-row>
        <table:table-row table:style-name="ro7">
          <table:covered-table-cell table:style-name="ce82"/>
          <table:covered-table-cell table:style-name="ce101"/>
          <table:covered-table-cell table:style-name="ce107"/>
          <table:table-cell table:style-name="ce109" office:value-type="string" calcext:value-type="string">
            <text:p>A szervezet meghatározza milyen forrásokból és partnerektől származó forráskód használható a különféle biztonsági besorolású alrendszereiben és azok használatát milyen szabályokhoz köti.</text:p>
          </table:table-cell>
          <table:table-cell office:value-type="string" calcext:value-type="string">
            <text:p>A FLOSS nagyon könnyen hozzáférhető, ugyanakkor az ellenőrizetlen felhasználása súlyos kockázatot jelent. A megbízható forrás beazonosítása nem egyértelmű feladat, a felhasznált forrás direkt vagy indirekt módon további forrásokat használhat fel. A kockázatvállalás szintje az egyes alrendszerekben eltérő lehet ezért célszerű területenként külön, világosan megfogalmazni a FLOSS komponensek és szoftverek elfogadható beszerzési forrásait. <text:s/>Források alatt értendőek a partnerek oldalai, letöltési portálok, szoftvertárolók, a programnyelvek szoftvertárolói és a segítségnyújtó oldalakon fellelhető forráskód részletek is.</text:p>
          </table:table-cell>
          <table:table-cell office:value-type="string" calcext:value-type="string">
            <text:p>ST08,ST10,ST11</text:p>
          </table:table-cell>
          <table:table-cell office:value-type="string" calcext:value-type="string">
            <text:p>JT03</text:p>
          </table:table-cell>
          <table:table-cell table:style-name="Default" office:value-type="string" calcext:value-type="string">
            <text:p><text:span text:style-name="T28">3.1.3.1.1.1., </text:span>3.3.11.4.1.3.1.</text:p>
          </table:table-cell>
          <table:table-cell table:number-columns-repeated="1016"/>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110"/>
          <table:table-cell table:number-columns-repeated="1020"/>
        </table:table-row>
        <table:table-row table:style-name="ro8">
          <table:covered-table-cell table:style-name="ce82"/>
          <table:covered-table-cell table:style-name="ce101"/>
          <table:table-cell table:style-name="ce27" office:value-type="string" calcext:value-type="string" table:number-columns-spanned="1" table:number-rows-spanned="5">
            <text:p>ID.GV-3: <text:span text:style-name="T6">Legal and regulatory requirements regarding cybersecurity, including privacy and civil liberties obligations, are understood and managed</text:span></text:p>
          </table:table-cell>
          <table:table-cell table:style-name="ce109" office:value-type="string" calcext:value-type="string">
            <text:p>A FLOSS felhasználásért felelős személy ellenőrzi, hogy a felhasznált FLOSS elemek kielégítik-e a kiberbiztonság vonatkozó jogi követelményeit.</text:p>
          </table:table-cell>
          <table:table-cell office:value-type="string" calcext:value-type="string">
            <text:p>A jelenlegi jogszabályok nem tartalmaznak FLOSS specifikus kitételeket, így más rendszerekkel azonos követelmények vonatkoznak rájuk, ugyanakkor az egyedi sajátosságok miatt nem feltétlenül tudják teljesíteni az előírt követelményeket. Ha például a jogszabály megnevezi a hiteles PKI tanúsítókat, ám ez a lista a FLOSS rendszerekben használt általában GPG alapú kulcsokat nem tartalmazza – ahogy jelenleg nem tartalmazza – a frissítéskezelés jogi háttere problematikussá válhat.</text:p>
          </table:table-cell>
          <table:table-cell office:value-type="string" calcext:value-type="string">
            <text:p>SS05</text:p>
          </table:table-cell>
          <table:table-cell/>
          <table:table-cell table:style-name="Default" office:value-type="string" calcext:value-type="string">
            <text:p><text:span text:style-name="T23">3.1.1.2.1.,</text:span><text:span text:style-name="T24">3.1.2.3.1.1.,</text:span><text:span text:style-name="T25">3.1.4.2.1.1.</text:span></text:p>
          </table:table-cell>
          <table:table-cell table:number-columns-repeated="1016"/>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110"/>
          <table:table-cell table:number-columns-repeated="1020"/>
        </table:table-row>
        <table:table-row table:style-name="ro1">
          <table:covered-table-cell table:style-name="ce82"/>
          <table:covered-table-cell table:style-name="ce101"/>
          <table:table-cell table:style-name="ce27" office:value-type="string" calcext:value-type="string" table:number-columns-spanned="1" table:number-rows-spanned="4">
            <text:p>ID.GV-4:<text:span text:style-name="T6"> Governance and risk management processes address cybersecurity risks</text:span></text:p>
          </table:table-cell>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2"/>
          <table:covered-table-cell table:style-name="ce29"/>
          <table:table-cell table:style-name="ce110"/>
          <table:table-cell table:number-columns-repeated="1020"/>
        </table:table-row>
        <table:table-row table:style-name="ro3">
          <table:covered-table-cell table:style-name="ce82"/>
          <table:table-cell table:style-name="ce21" office:value-type="string" calcext:value-type="string" table:number-columns-spanned="1" table:number-rows-spanned="28">
            <text:p>Kockázatfelmérés (ID.RA): <text:span text:style-name="T1">A szervezet számára világosak a szervezeti műveletekkel (küldetést, funkciókat és reputációt is ide értve), eszközökkel és személyekkel kapcsolatos kiberbiztonsági kockázatok. </text:span></text:p>
          </table:table-cell>
          <table:table-cell table:style-name="ce27" office:value-type="string" calcext:value-type="string" table:number-columns-spanned="1" table:number-rows-spanned="5">
            <text:p>ID.RA-1: <text:span text:style-name="T6">Asset vulnerabilities are identified and documented</text:span></text:p>
          </table:table-cell>
          <table:table-cell table:style-name="ce109" office:value-type="string" calcext:value-type="string">
            <text:p>A felhasznált FLOSS szoftverek és komponensek kódját és metaadatait biztonság-centrikus <text:s/>megbízhatósági modellekkel kell elemezni.</text:p>
          </table:table-cell>
          <table:table-cell office:value-type="string" calcext:value-type="string">
            <text:p><text:span text:style-name="T20">FLOSS esetében általában nincs formális tanúsításra lehetőség a kockázatbecslést egyedi módszerrel kell elvégezni. A metaadatok (forráskód, hibajegyek, fejlesztői kommunikáció) analízisével pontosabb kép alkotható a projekt várható sérülékenységeiről. Ilyen elemzést tesz lehetővé például a </text:span><text:span text:style-name="T21">CodeTrust.</text:span></text:p>
          </table:table-cell>
          <table:table-cell office:value-type="string" calcext:value-type="string">
            <text:p>SH01,SH02,SF03</text:p>
          </table:table-cell>
          <table:table-cell office:value-type="string" calcext:value-type="string">
            <text:p>JH01,JK01</text:p>
          </table:table-cell>
          <table:table-cell table:style-name="Default" office:value-type="string" calcext:value-type="string">
            <text:p><text:span text:style-name="T26">3.1.2.2.1.1.,</text:span><text:span text:style-name="T27">3.1.2.1.2.1.</text:span></text:p>
          </table:table-cell>
          <table:table-cell table:number-columns-repeated="1016"/>
        </table:table-row>
        <table:table-row table:style-name="ro9">
          <table:covered-table-cell table:style-name="ce82"/>
          <table:covered-table-cell table:style-name="ce101"/>
          <table:covered-table-cell table:style-name="ce107"/>
          <table:table-cell table:style-name="ce109" office:value-type="string" calcext:value-type="string">
            <text:p>A FLOSS várható sérülékenységeit a forráskód átnézésével becsülni lehet. </text:p>
          </table:table-cell>
          <table:table-cell office:value-type="string" calcext:value-type="string">
            <text:p>Specifikus célszoftverek híján a kódminőség a forráskód átnézésével is megbecsülhető.</text:p>
          </table:table-cell>
          <table:table-cell office:value-type="string" calcext:value-type="string">
            <text:p>SF03</text:p>
          </table:table-cell>
          <table:table-cell office:value-type="string" calcext:value-type="string">
            <text:p>JM12</text:p>
          </table:table-cell>
          <table:table-cell table:style-name="Default" office:value-type="string" calcext:value-type="string">
            <text:p>3.1.2.1.2.1.</text:p>
          </table:table-cell>
          <table:table-cell table:number-columns-repeated="1016"/>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110"/>
          <table:table-cell table:number-columns-repeated="1020"/>
        </table:table-row>
        <table:table-row table:style-name="ro3">
          <table:covered-table-cell table:style-name="ce82"/>
          <table:covered-table-cell table:style-name="ce101"/>
          <table:table-cell table:style-name="ce27" office:value-type="string" calcext:value-type="string" table:number-columns-spanned="1" table:number-rows-spanned="5">
            <text:p>ID.RA-2: <text:span text:style-name="T6">Cyber threat intelligence is received from information sharing forums and sources</text:span></text:p>
          </table:table-cell>
          <table:table-cell table:style-name="ce109" office:value-type="string" calcext:value-type="string">
            <text:p>A FLOSS eszközök sérülékenységeinek meghatározása érdekében a szervezet folyamatosan monitorozza a fejlesztő közösség metaadatait, vagy ilyen szolgáltatást nyújtó harmadik fél támogatását veszi igénybe.</text:p>
          </table:table-cell>
          <table:table-cell office:value-type="string" calcext:value-type="string">
            <text:p>A FLOSS sérülékenységeit csak úgy lehet időben feltárni, ha a rendelkezésre álló valamennyi információt felhasználjuk. A támadó fél hozzáfér a forráskódhoz, hibalistákhoz és fejlesztői kommunikációhoz, amelyek alapján sérülékenységeket határozhat meg. A védekezés csak akkor lehet sikeres, ha ezeket az információkat a szervezet is felhasználja.</text:p>
          </table:table-cell>
          <table:table-cell office:value-type="string" calcext:value-type="string">
            <text:p>SM04</text:p>
          </table:table-cell>
          <table:table-cell office:value-type="string" calcext:value-type="string">
            <text:p>JK01,JK02</text:p>
          </table:table-cell>
          <table:table-cell table:style-name="Default" office:value-type="string" calcext:value-type="string">
            <text:p><text:span text:style-name="T26">3.1.2.3.1.3.,</text:span><text:span text:style-name="T27">3.3.3.2.1.1.</text:span></text:p>
          </table:table-cell>
          <table:table-cell table:number-columns-repeated="1016"/>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110"/>
          <table:table-cell table:number-columns-repeated="1020"/>
        </table:table-row>
        <table:table-row table:style-name="ro10">
          <table:covered-table-cell table:style-name="ce82"/>
          <table:covered-table-cell table:style-name="ce101"/>
          <table:table-cell table:style-name="ce27" office:value-type="string" calcext:value-type="string" table:number-columns-spanned="1" table:number-rows-spanned="5">
            <text:p>ID.RA-3: <text:span text:style-name="T6">Threats, both internal and external, are identified and documented</text:span></text:p>
          </table:table-cell>
          <table:table-cell table:style-name="ce109" office:value-type="string" calcext:value-type="string">
            <text:p>A fenyegetések meghatározása során figyelembe kell venni a FLOSS fejlesztés sajátosságait</text:p>
          </table:table-cell>
          <table:table-cell office:value-type="string" calcext:value-type="string">
            <text:p>A nyílt modell e kutatás során feltárt sajátos fenyegetéseit is figyelembe kell venni a kockázat-meghatározás során. Ilyen a szoftvertároló támadása, lassú javítás, közösség stabilitása stb.</text:p>
          </table:table-cell>
          <table:table-cell office:value-type="string" calcext:value-type="string">
            <text:p>SM01-09, SF06-14,ST01-05,SF04,SF12</text:p>
          </table:table-cell>
          <table:table-cell/>
          <table:table-cell table:style-name="Default" office:value-type="string" calcext:value-type="string">
            <text:p>3.1.2.1.2.1.</text:p>
          </table:table-cell>
          <table:table-cell table:number-columns-repeated="1016"/>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110"/>
          <table:table-cell table:number-columns-repeated="1020"/>
        </table:table-row>
        <table:table-row table:style-name="ro1">
          <table:covered-table-cell table:style-name="ce82"/>
          <table:covered-table-cell table:style-name="ce101"/>
          <table:table-cell table:style-name="ce27" office:value-type="string" calcext:value-type="string" table:number-columns-spanned="1" table:number-rows-spanned="5">
            <text:p>ID.RA-4: <text:span text:style-name="T6">Potential business impacts and likelihoods are identified</text:span></text:p>
          </table:table-cell>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110"/>
          <table:table-cell table:number-columns-repeated="1020"/>
        </table:table-row>
        <table:table-row table:style-name="ro1">
          <table:covered-table-cell table:style-name="ce82"/>
          <table:covered-table-cell table:style-name="ce101"/>
          <table:table-cell table:style-name="ce27" office:value-type="string" calcext:value-type="string" table:number-columns-spanned="1" table:number-rows-spanned="4">
            <text:p>ID.RA-5:<text:span text:style-name="T6"> Threats, vulnerabilities, likelihoods, and impacts are used to determine risk</text:span></text:p>
          </table:table-cell>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110"/>
          <table:table-cell table:number-columns-repeated="1020"/>
        </table:table-row>
        <table:table-row table:style-name="ro1">
          <table:covered-table-cell table:style-name="ce82"/>
          <table:covered-table-cell table:style-name="ce101"/>
          <table:table-cell table:style-name="ce27" office:value-type="string" calcext:value-type="string" table:number-columns-spanned="1" table:number-rows-spanned="4">
            <text:p>ID.RA-6: <text:span text:style-name="T6">Risk responses are identified and prioritized</text:span></text:p>
          </table:table-cell>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2"/>
          <table:covered-table-cell table:style-name="ce29"/>
          <table:table-cell table:style-name="ce110"/>
          <table:table-cell table:number-columns-repeated="1020"/>
        </table:table-row>
        <table:table-row table:style-name="ro11">
          <table:covered-table-cell table:style-name="ce82"/>
          <table:table-cell table:style-name="ce21" office:value-type="string" calcext:value-type="string" table:number-columns-spanned="1" table:number-rows-spanned="12">
            <text:p><text:span text:style-name="T2">Kockázatkezelési stratégia (ID.RM): </text:span><text:span text:style-name="T3">A szervezet a prioritásokat, kereteket, kockázat-határértékeket és feltevéseket meghatározta és használja működési kockázattal kapcsolatos döntések esetén.</text:span></text:p>
          </table:table-cell>
          <table:table-cell table:style-name="ce27" office:value-type="string" calcext:value-type="string" table:number-columns-spanned="1" table:number-rows-spanned="5">
            <text:p>ID.RM-1: <text:span text:style-name="T6">Risk management processes are established, managed, and agreed to by organizational stakeholders</text:span></text:p>
          </table:table-cell>
          <table:table-cell table:style-name="ce109" office:value-type="string" calcext:value-type="string">
            <text:p>A kockázatelemzés során a szervezet dedikált FLOSS kockázatelemző keretrendszereket alkalmaz a FLOSS szoftverei és komponenseinek elemzésere.</text:p>
          </table:table-cell>
          <table:table-cell office:value-type="string" calcext:value-type="string">
            <text:p>Az üzleti termékek kockázatelemzésére használt modellek nem illeszkednek jól a FLOSS rendszerekre. Egyedi modellek alkalmazása szükséges a belső és külső fenyegetések pontos meghatározásához.</text:p>
          </table:table-cell>
          <table:table-cell office:value-type="string" calcext:value-type="string">
            <text:p>SH04,SF01,SF03</text:p>
          </table:table-cell>
          <table:table-cell office:value-type="string" calcext:value-type="string">
            <text:p>JM09,JJ01</text:p>
          </table:table-cell>
          <table:table-cell table:style-name="Default" office:value-type="string" calcext:value-type="string">
            <text:p>3.1.2.1.2.1.</text:p>
          </table:table-cell>
          <table:table-cell table:number-columns-repeated="1016"/>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2">
          <table:covered-table-cell table:style-name="ce82"/>
          <table:covered-table-cell table:style-name="ce101"/>
          <table:covered-table-cell table:style-name="ce107"/>
          <table:table-cell table:style-name="ce109" office:value-type="string" calcext:value-type="string">
            <text:p>A kockázatelemzés során a szervezet kvantitatív vizsgálatokat végez a FLOSS elemet jellemző adatokat dokumentálja.</text:p>
          </table:table-cell>
          <table:table-cell office:value-type="string" calcext:value-type="string">
            <text:p>A FLOSS fejlesztőközösségének metaadatai segítségével kvantitatív adatokkal jellemezhető a termék minősége és a használatával járó kockázat. A mérőszámok összehasonlíthatóak, objektív elemzést tesznek lehetővé, ellentétben a zárt forrású komponensekkel, ahol a formális minősítés, a bizalom szintje vagy a felhasználói visszajelzések adhat támpontot a kockázatok megítélésénél. A megszerzett minősítés csak egy jól meghatározott környezetre és konfigurációra érvényes, a mérőszámok általánosabb és átfogóbb képet nyújtanak a projekt állapotáról.</text:p>
          </table:table-cell>
          <table:table-cell/>
          <table:table-cell office:value-type="string" calcext:value-type="string">
            <text:p>JF03</text:p>
          </table:table-cell>
          <table:table-cell table:style-name="ce118" office:value-type="string" calcext:value-type="string">
            <text:p>3.1.2.1.2.1.,3.1.2.1.2.3.</text:p>
          </table:table-cell>
          <table:table-cell table:number-columns-repeated="1016"/>
        </table:table-row>
        <table:table-row table:style-name="ro4">
          <table:covered-table-cell table:style-name="ce82"/>
          <table:covered-table-cell table:style-name="ce101"/>
          <table:covered-table-cell table:style-name="ce107"/>
          <table:table-cell table:style-name="ce109" office:value-type="string" calcext:value-type="string">
            <text:p>A fejlesztést végző részleg vagy beszállító dedikált FLOSS komponens kezelő célszoftvert alkalmaz a kockázatbecslésekhez.</text:p>
          </table:table-cell>
          <table:table-cell office:value-type="string" calcext:value-type="string">
            <text:p>A komponens kiválasztás folyamata összetett, a függőségek jelentősen megnehezítik illetve ellehetetlenítik a manuális feldolgozást. A komponens kezelős célszoftver segít felderíteni a jogi kockázatokat és a sérülékenységek és függőségek okozta kockázatokat.</text:p>
          </table:table-cell>
          <table:table-cell table:style-name="ce96" office:value-type="string" calcext:value-type="string">
            <text:p>SH06, SH03, SS03, SS02,SF04</text:p>
          </table:table-cell>
          <table:table-cell office:value-type="string" calcext:value-type="string">
            <text:p>JH08</text:p>
          </table:table-cell>
          <table:table-cell table:style-name="Default" office:value-type="string" calcext:value-type="string">
            <text:p>3.1.3.3.1.3.</text:p>
          </table:table-cell>
          <table:table-cell table:number-columns-repeated="1016"/>
        </table:table-row>
        <table:table-row table:style-name="ro1">
          <table:covered-table-cell table:style-name="ce82"/>
          <table:covered-table-cell table:style-name="ce101"/>
          <table:covered-table-cell table:style-name="ce29"/>
          <table:table-cell table:style-name="ce110"/>
          <table:table-cell table:number-columns-repeated="1020"/>
        </table:table-row>
        <table:table-row table:style-name="ro1">
          <table:covered-table-cell table:style-name="ce82"/>
          <table:covered-table-cell table:style-name="ce101"/>
          <table:table-cell table:style-name="ce27" office:value-type="string" calcext:value-type="string" table:number-columns-spanned="1" table:number-rows-spanned="4">
            <text:p>ID.RM-2: <text:span text:style-name="T6">Organizational risk tolerance is determined and clearly expressed</text:span></text:p>
          </table:table-cell>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1"/>
          <table:covered-table-cell table:style-name="ce29"/>
          <table:table-cell table:style-name="ce110"/>
          <table:table-cell table:number-columns-repeated="1020"/>
        </table:table-row>
        <table:table-row table:style-name="ro1">
          <table:covered-table-cell table:style-name="ce82"/>
          <table:covered-table-cell table:style-name="ce101"/>
          <table:table-cell table:style-name="ce27" office:value-type="string" calcext:value-type="string" table:number-columns-spanned="1" table:number-rows-spanned="3">
            <text:p>ID.RM-3:<text:span text:style-name="T6"> The organization’s determination of risk tolerance is informed by its role in critical infrastructure and sector specific risk analysis</text:span></text:p>
          </table:table-cell>
          <table:table-cell table:style-name="ce109"/>
          <table:table-cell table:number-columns-repeated="1020"/>
        </table:table-row>
        <table:table-row table:style-name="ro1">
          <table:covered-table-cell table:style-name="ce82"/>
          <table:covered-table-cell table:style-name="ce101"/>
          <table:covered-table-cell table:style-name="ce107"/>
          <table:table-cell table:style-name="ce109"/>
          <table:table-cell table:number-columns-repeated="1020"/>
        </table:table-row>
        <table:table-row table:style-name="ro1">
          <table:covered-table-cell table:style-name="ce82"/>
          <table:covered-table-cell table:style-name="ce102"/>
          <table:covered-table-cell table:style-name="ce29"/>
          <table:table-cell table:style-name="ce110"/>
          <table:table-cell table:number-columns-repeated="1020"/>
        </table:table-row>
        <table:table-row table:style-name="ro11">
          <table:covered-table-cell table:style-name="ce82"/>
          <table:table-cell table:style-name="ce103" office:value-type="string" calcext:value-type="string" table:number-columns-spanned="1" table:number-rows-spanned="24">
            <text:p>Beszállítói lánc kockázatkezelése (ID.SC):</text:p>
            <text:p><text:span text:style-name="T4">A szervezet meghatározta és felhasználja a prioritásait, korlátait, kockázattűrő képességét és elképzeléseit  a beszállítói lánc kockázataival kapcsolatos kockázati döntések során. A szervezet összeállította és megvalósította a beszállítói lánc kockázatának felméréséhez és kezeléséhez szükséges folyamatokat.</text:span></text:p>
          </table:table-cell>
          <table:table-cell table:style-name="ce27" office:value-type="string" calcext:value-type="string" table:number-columns-spanned="1" table:number-rows-spanned="5">
            <text:p>ID.SC-1: <text:span text:style-name="T6">Cyber supply chain risk management processes are identified, established, assessed, managed, and agreed to by organizational stakeholders</text:span></text:p>
          </table:table-cell>
          <table:table-cell table:style-name="ce109" office:value-type="string" calcext:value-type="string">
            <text:p>A szervezet FLOSS specifikus SCRM folyamatokat is alkalmaz.</text:p>
          </table:table-cell>
          <table:table-cell table:style-name="ce96" office:value-type="string" calcext:value-type="string">
            <text:p>A közösségek állapota, életpályája befolyással lehet a felhasznált termékkel kapcsolatos kockázatokra, ugyanakkor a hagyományos SCRM módszerek a közösségekkel kapcsolatban nem adnak megbízható eredményt.</text:p>
          </table:table-cell>
          <table:table-cell table:number-columns-repeated="2"/>
          <table:table-cell table:style-name="Default" office:value-type="string" calcext:value-type="string">
            <text:p><text:span text:style-name="T23">3.1.2.1.2.1.,</text:span><text:span text:style-name="T24">3.1.2.3.1.1.,</text:span><text:span text:style-name="T25">3.1.2.3.1.5.</text:span></text:p>
          </table:table-cell>
          <table:table-cell table:number-columns-repeated="1016"/>
        </table:table-row>
        <table:table-row table:style-name="ro1">
          <table:covered-table-cell table:style-name="ce82"/>
          <table:covered-table-cell table:style-name="ce104"/>
          <table:covered-table-cell table:style-name="ce107"/>
          <table:table-cell table:style-name="ce109"/>
          <table:table-cell table:number-columns-repeated="1020"/>
        </table:table-row>
        <table:table-row table:style-name="ro1">
          <table:covered-table-cell table:style-name="ce82"/>
          <table:covered-table-cell table:style-name="ce104"/>
          <table:covered-table-cell table:style-name="ce107"/>
          <table:table-cell table:style-name="ce109"/>
          <table:table-cell table:number-columns-repeated="1020"/>
        </table:table-row>
        <table:table-row table:style-name="ro1">
          <table:covered-table-cell table:style-name="ce82"/>
          <table:covered-table-cell table:style-name="ce104"/>
          <table:covered-table-cell table:style-name="ce107"/>
          <table:table-cell table:style-name="ce109"/>
          <table:table-cell table:number-columns-repeated="1020"/>
        </table:table-row>
        <table:table-row table:style-name="ro1">
          <table:covered-table-cell table:style-name="ce82"/>
          <table:covered-table-cell table:style-name="ce104"/>
          <table:covered-table-cell table:style-name="ce29"/>
          <table:table-cell table:style-name="ce110"/>
          <table:table-cell table:number-columns-repeated="1020"/>
        </table:table-row>
        <table:table-row table:style-name="ro13">
          <table:covered-table-cell table:style-name="ce82"/>
          <table:covered-table-cell table:style-name="ce104"/>
          <table:table-cell table:style-name="ce27" office:value-type="string" calcext:value-type="string" table:number-columns-spanned="1" table:number-rows-spanned="4">
            <text:p>ID.SC-2: <text:span text:style-name="T6">Suppliers and third party partners of information systems, components, and services are identified, prioritized, and assessed using a cyber supply chain risk assessment process </text:span></text:p>
          </table:table-cell>
          <table:table-cell table:style-name="ce109" office:value-type="string" calcext:value-type="string">
            <text:p>Ha a szervezet FLOSS komponenseket használ fel, az azokat létrehozó közösségek életciklusát és állapotát is figyelembe veszi <text:s/>az SCRM folyamatok során.</text:p>
          </table:table-cell>
          <table:table-cell office:value-type="string" calcext:value-type="string">
            <text:p>A FLOSS komponensek biztonsági frissítései erősen függenek a létrehozó fejlesztőközösség állapotától és működőképességétől.</text:p>
          </table:table-cell>
          <table:table-cell/>
          <table:table-cell office:value-type="string" calcext:value-type="string">
            <text:p>JM11</text:p>
          </table:table-cell>
          <table:table-cell table:style-name="Default" office:value-type="string" calcext:value-type="string">
            <text:p><text:span text:style-name="T29">3.1.2.3.1.5., </text:span><text:span text:style-name="T30">3.3.3.2.1.1.,</text:span><text:span text:style-name="T25">3.3.7.2.2.1.1.</text:span></text:p>
          </table:table-cell>
          <table:table-cell table:number-columns-repeated="1016"/>
        </table:table-row>
        <table:table-row table:style-name="ro4">
          <table:covered-table-cell table:style-name="ce82"/>
          <table:covered-table-cell table:style-name="ce104"/>
          <table:covered-table-cell table:style-name="ce107"/>
          <table:table-cell table:style-name="ce109" office:value-type="string" calcext:value-type="string">
            <text:p>A szervezet meghatározza mely beszállítói építenek FLOSS forrásokra vagy használnak FLOSS komponenseket. Felméri és nyilvántartja és minősíti a beszállítók által alkalmazott szabályzatot.</text:p>
          </table:table-cell>
          <table:table-cell office:value-type="string" calcext:value-type="string">
            <text:p>Amennyiben a szervezet a felelősséget át kívánja hárítani a beszállítóira, meg kell bizonyosodni afelől, hogy a beszállítók tisztában vannak a FLOSS felhasználásából származó kockázatoknak és megfelelő eljárásokat implementáltak a kockázat kezelésére.</text:p>
          </table:table-cell>
          <table:table-cell table:number-columns-repeated="2"/>
          <table:table-cell table:style-name="Default" office:value-type="string" calcext:value-type="string">
            <text:p><text:span text:style-name="T23">3.1.3.3.1.2.,</text:span><text:span text:style-name="T24">3.1.3.3.1.3.,3.1.3.3.2.,3.1.3.6.1.1.,</text:span><text:span text:style-name="T25">3.1.3.6.1.1.</text:span></text:p>
          </table:table-cell>
          <table:table-cell table:number-columns-repeated="1016"/>
        </table:table-row>
        <table:table-row table:style-name="ro1">
          <table:covered-table-cell table:style-name="ce82"/>
          <table:covered-table-cell table:style-name="ce104"/>
          <table:covered-table-cell table:style-name="ce107"/>
          <table:table-cell table:style-name="ce109"/>
          <table:table-cell table:number-columns-repeated="1020"/>
        </table:table-row>
        <table:table-row table:style-name="ro1">
          <table:covered-table-cell table:style-name="ce82"/>
          <table:covered-table-cell table:style-name="ce104"/>
          <table:covered-table-cell table:style-name="ce29"/>
          <table:table-cell table:style-name="ce110"/>
          <table:table-cell table:number-columns-repeated="1020"/>
        </table:table-row>
        <table:table-row table:style-name="ro2">
          <table:covered-table-cell table:style-name="ce82"/>
          <table:covered-table-cell table:style-name="ce104"/>
          <table:table-cell table:style-name="ce27" office:value-type="string" calcext:value-type="string" table:number-columns-spanned="1" table:number-rows-spanned="4">
            <text:p>ID.SC-3: <text:span text:style-name="T6">Contracts with suppliers and third-party partners are used to implement appropriate measures designed to meet the objectives of an organization’s cybersecurity program and Cyber Supply Chain Risk Management Plan.</text:span></text:p>
          </table:table-cell>
          <table:table-cell table:style-name="ce109" office:value-type="string" calcext:value-type="string">
            <text:p>A szervezet támogatást nyújtó partnereket keres a felhasznált FLOSS komponensekhez.</text:p>
          </table:table-cell>
          <table:table-cell office:value-type="string" calcext:value-type="string">
            <text:p>Amennyiben van támogatást szolgáltatásként nyújtó vállalkozás, a szervezet visszavezetheti a kockázatkezelést a COTS termékeknél alkalmazott metódusokra.</text:p>
          </table:table-cell>
          <table:table-cell office:value-type="string" calcext:value-type="string">
            <text:p>SK05</text:p>
          </table:table-cell>
          <table:table-cell/>
          <table:table-cell table:style-name="Default" office:value-type="string" calcext:value-type="string">
            <text:p>3.1.3.3.1.2.</text:p>
          </table:table-cell>
          <table:table-cell table:number-columns-repeated="1016"/>
        </table:table-row>
        <table:table-row table:style-name="ro5">
          <table:covered-table-cell table:style-name="ce82"/>
          <table:covered-table-cell table:style-name="ce104"/>
          <table:covered-table-cell table:style-name="ce107"/>
          <table:table-cell table:style-name="ce109" office:value-type="string" calcext:value-type="string">
            <text:p>A szervezet saját fejlesztőit integrálja a fejlesztőközösségbe, vagy támogatásokon keresztül biztosítja magának a szükséges irányítást.</text:p>
          </table:table-cell>
          <table:table-cell office:value-type="string" calcext:value-type="string">
            <text:p>Üzleti partner hiányában <text:s/>nincs lehetőség szerződéskötésre. A közösség által fejlesztett termékkel kapcsolatos biztosítékokat csak a közösség játékszabályai alapján lehet megszerezni. A szervezetnek megfelelő lobbierőt kell biztosítania céljai eléréséhez. Ezt támogatás formájában és kapcsolatépítéssel érheti el. A személyes találkozások igazolható módon növelik a közösséggel való jó együttműködés esélyét.</text:p>
          </table:table-cell>
          <table:table-cell office:value-type="string" calcext:value-type="string">
            <text:p>SH07,SK05</text:p>
          </table:table-cell>
          <table:table-cell office:value-type="string" calcext:value-type="string">
            <text:p>JK01,JK05, JK06</text:p>
          </table:table-cell>
          <table:table-cell table:style-name="ce119" office:value-type="string" calcext:value-type="string">
            <text:p><text:span text:style-name="T31">3.1.3.5.,</text:span><text:span text:style-name="T32">3.1.3.8.1.</text:span></text:p>
          </table:table-cell>
          <table:table-cell table:number-columns-repeated="1016"/>
        </table:table-row>
        <table:table-row table:style-name="ro1">
          <table:covered-table-cell table:style-name="ce82"/>
          <table:covered-table-cell table:style-name="ce104"/>
          <table:covered-table-cell table:style-name="ce107"/>
          <table:table-cell table:style-name="ce109"/>
          <table:table-cell table:number-columns-repeated="1020"/>
        </table:table-row>
        <table:table-row table:style-name="ro1">
          <table:covered-table-cell table:style-name="ce82"/>
          <table:covered-table-cell table:style-name="ce104"/>
          <table:covered-table-cell table:style-name="ce29"/>
          <table:table-cell table:style-name="ce110"/>
          <table:table-cell table:number-columns-repeated="1020"/>
        </table:table-row>
        <table:table-row table:style-name="ro13">
          <table:covered-table-cell table:style-name="ce82"/>
          <table:covered-table-cell table:style-name="ce104"/>
          <table:table-cell table:style-name="ce27" office:value-type="string" calcext:value-type="string" table:number-columns-spanned="1" table:number-rows-spanned="5">
            <text:p>ID.SC-4: <text:span text:style-name="T13">Suppliers and third-party partners are routinely assessed using audits, test results, or other forms of evaluations to confirm they are meeting their contractual obligations.</text:span></text:p>
          </table:table-cell>
          <table:table-cell table:style-name="ce109" office:value-type="string" calcext:value-type="string">
            <text:p>A szervezet rendszeresen ellenőrzi a FLOSS komponenseket tartalmazó eszközeinek beszállítóit, hogy teljesítik-e az elvárt követelményeket.</text:p>
          </table:table-cell>
          <table:table-cell office:value-type="string" calcext:value-type="string">
            <text:p>A nyílt fejlesztőközösség dinamikusan változik, a harmadik fél korábban fennálló kapcsolata megszűnhet vagy megváltozhat a közösséggel.</text:p>
          </table:table-cell>
          <table:table-cell office:value-type="string" calcext:value-type="string">
            <text:p>SK03,Sk04</text:p>
          </table:table-cell>
          <table:table-cell/>
          <table:table-cell table:style-name="Default" office:value-type="string" calcext:value-type="string">
            <text:p><text:span text:style-name="T33">3.1.3.3.4.,</text:span><text:span text:style-name="T34">3</text:span>.1.3.8.</text:p>
          </table:table-cell>
          <table:table-cell table:number-columns-repeated="1016"/>
        </table:table-row>
        <table:table-row table:style-name="ro2">
          <table:covered-table-cell table:style-name="ce82"/>
          <table:covered-table-cell table:style-name="ce104"/>
          <table:covered-table-cell table:style-name="ce107"/>
          <table:table-cell table:style-name="ce109" office:value-type="string" calcext:value-type="string">
            <text:p>A szervezet folyamatos teszteket végez, melyek segítségével előrejelezhető a fejlesztő közösségben beálló változások mértéke és időpontja.</text:p>
          </table:table-cell>
          <table:table-cell office:value-type="string" calcext:value-type="string">
            <text:p>A nyílt közösség felbomolhat, megváltozhat, újraalakulhat. Ezeket a változásokat az SCRM folyamatnak időben időben észlelnie és kezelnie kell.</text:p>
          </table:table-cell>
          <table:table-cell office:value-type="string" calcext:value-type="string">
            <text:p>SK03,Sk04,SK05,SM02</text:p>
          </table:table-cell>
          <table:table-cell office:value-type="string" calcext:value-type="string">
            <text:p>JK04,JM11</text:p>
          </table:table-cell>
          <table:table-cell table:style-name="Default" office:value-type="string" calcext:value-type="string">
            <text:p>3.1.3.8.1.</text:p>
          </table:table-cell>
          <table:table-cell table:number-columns-repeated="1016"/>
        </table:table-row>
        <table:table-row table:style-name="ro1">
          <table:covered-table-cell table:style-name="ce82"/>
          <table:covered-table-cell table:style-name="ce104"/>
          <table:covered-table-cell table:style-name="ce107"/>
          <table:table-cell table:style-name="ce111"/>
          <table:table-cell table:number-columns-repeated="1020"/>
        </table:table-row>
        <table:table-row table:style-name="ro1">
          <table:covered-table-cell table:style-name="ce82"/>
          <table:covered-table-cell table:style-name="ce104"/>
          <table:covered-table-cell table:style-name="ce107"/>
          <table:table-cell table:style-name="ce111"/>
          <table:table-cell table:number-columns-repeated="1020"/>
        </table:table-row>
        <table:table-row table:style-name="ro1">
          <table:covered-table-cell table:style-name="ce82"/>
          <table:covered-table-cell table:style-name="ce104"/>
          <table:covered-table-cell table:style-name="ce29"/>
          <table:table-cell table:style-name="ce110"/>
          <table:table-cell table:number-columns-repeated="1020"/>
        </table:table-row>
        <table:table-row table:style-name="ro2">
          <table:covered-table-cell table:style-name="ce82"/>
          <table:covered-table-cell table:style-name="ce104"/>
          <table:table-cell table:style-name="ce27" office:value-type="string" calcext:value-type="string" table:number-columns-spanned="1" table:number-rows-spanned="6">
            <text:p>ID.SC-5: <text:span text:style-name="T6">Response and recovery planning and testing are conducted with suppliers and third-party providers</text:span></text:p>
          </table:table-cell>
          <table:table-cell table:style-name="ce109" office:value-type="string" calcext:value-type="string">
            <text:p>A szervezet ellenőrzi, hogy a hibajavítások reakcióideje és minősége az elvárható tartományba esik-e.</text:p>
          </table:table-cell>
          <table:table-cell office:value-type="string" calcext:value-type="string">
            <text:p>Amennyiben a közösség végzi a FLOSS támogatását, ez a támogatás nem fogalmazható meg elvárásként. Minőségének folyamatos ellenőrzése szükséges.</text:p>
          </table:table-cell>
          <table:table-cell table:number-columns-repeated="2"/>
          <table:table-cell table:style-name="Default" office:value-type="string" calcext:value-type="string">
            <text:p><text:span text:style-name="T29">3.1.2.1.2.1., </text:span><text:span text:style-name="T30">3.1.3.8.1.,</text:span><text:span text:style-name="T25">3.1.5.6.1.1.</text:span></text:p>
          </table:table-cell>
          <table:table-cell table:number-columns-repeated="1016"/>
        </table:table-row>
        <table:table-row table:style-name="ro2">
          <table:covered-table-cell table:style-name="ce82"/>
          <table:covered-table-cell table:style-name="ce104"/>
          <table:covered-table-cell table:style-name="ce107"/>
          <table:table-cell table:style-name="ce109" office:value-type="string" calcext:value-type="string">
            <text:p>A szervezet felkészül a FLOSS esetleges forkolására és elemzi az ezzel járó feladatokat.</text:p>
          </table:table-cell>
          <table:table-cell office:value-type="string" calcext:value-type="string">
            <text:p>Amennyiben a közösségi támogatás elégtelenné válik és szolgáltatást nem lehetséges igénybe venni, a folytonosság biztosításának egyetlen útja a projekt átvállalása (forkolása).</text:p>
          </table:table-cell>
          <table:table-cell/>
          <table:table-cell office:value-type="string" calcext:value-type="string">
            <text:p>JF01,SF07</text:p>
          </table:table-cell>
          <table:table-cell table:style-name="Default" office:value-type="string" calcext:value-type="string">
            <text:p><text:span text:style-name="T28">3.1.2.1.2.1.,</text:span>3.1.3.8.1.</text:p>
          </table:table-cell>
          <table:table-cell table:number-columns-repeated="1016"/>
        </table:table-row>
        <table:table-row table:style-name="ro1">
          <table:covered-table-cell table:style-name="ce82"/>
          <table:covered-table-cell table:style-name="ce104"/>
          <table:covered-table-cell table:style-name="ce107"/>
          <table:table-cell table:style-name="ce109"/>
          <table:table-cell table:number-columns-repeated="1020"/>
        </table:table-row>
        <table:table-row table:style-name="ro1">
          <table:covered-table-cell table:style-name="ce82"/>
          <table:covered-table-cell table:style-name="ce104"/>
          <table:covered-table-cell table:style-name="ce107"/>
          <table:table-cell table:style-name="ce109"/>
          <table:table-cell table:number-columns-repeated="1020"/>
        </table:table-row>
        <table:table-row table:style-name="ro1">
          <table:covered-table-cell table:style-name="ce82"/>
          <table:covered-table-cell table:style-name="ce104"/>
          <table:covered-table-cell table:style-name="ce107"/>
          <table:table-cell table:style-name="ce109"/>
          <table:table-cell table:number-columns-repeated="1020"/>
        </table:table-row>
        <table:table-row table:style-name="ro1">
          <table:covered-table-cell table:style-name="ce83"/>
          <table:covered-table-cell table:style-name="ce105"/>
          <table:covered-table-cell table:style-name="ce29"/>
          <table:table-cell table:style-name="ce110"/>
          <table:table-cell table:number-columns-repeated="1020"/>
        </table:table-row>
        <table:table-row table:style-name="ro1">
          <table:table-cell table:style-name="ce84" office:value-type="string" calcext:value-type="string" table:number-columns-spanned="1" table:number-rows-spanned="200">
            <text:p>Védelem (PR)</text:p>
          </table:table-cell>
          <table:table-cell table:style-name="ce21" office:value-type="string" calcext:value-type="string" table:number-columns-spanned="1" table:number-rows-spanned="40">
            <text:p><text:span text:style-name="T2">Azonosítás és hitelesítés, hozzáférés védelem (PR.AC): </text:span><text:span text:style-name="T3">Fizikai vagy logikai eszközök csak az arra jogosul személyek, szolgáltatások és eszközök számára hozzáférhetőek. Az eljárások a jogosultságot igénylő műveletek és tranzakciók jogosulatlan  elérésének kockázatával  arányosak.</text:span></text:p>
          </table:table-cell>
          <table:table-cell table:style-name="ce27" office:value-type="string" calcext:value-type="string" table:number-columns-spanned="1" table:number-rows-spanned="6">
            <text:p>PR.AC-1: <text:span text:style-name="T6">Identities and credentials are issued, managed, verified, revoked, and audited for authorized devices, users and processes</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4">
            <text:p>PR.AC-2: <text:span text:style-name="T6">Physical access to assets is managed and protected</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5">
          <table:covered-table-cell table:style-name="ce85"/>
          <table:covered-table-cell table:style-name="ce101"/>
          <table:table-cell table:style-name="ce27" office:value-type="string" calcext:value-type="string" table:number-columns-spanned="1" table:number-rows-spanned="6">
            <text:p>PR.AC-3: <text:span text:style-name="T6">Remote access is managed</text:span></text:p>
          </table:table-cell>
          <table:table-cell table:style-name="ce109" office:value-type="string" calcext:value-type="string">
            <text:p>A FLOSS szoftverek és komponensek frissítéseinek sértetlenségét biztosító kriptográfiai kulcsokat be kell szerezni, biztonságos módon kell tárolni és szükség esetén ellenőrizni.</text:p>
          </table:table-cell>
          <table:table-cell office:value-type="string" calcext:value-type="string">
            <text:p>A FLOSS frissítések sértetlenségét biztosító kulcsok gyakran <text:s/>WoT alapúak PKI helyett. A frissítések gyakorlatilag távoli elérésnek minősülnek, hiszen lényegében tetszőleges kód futtatható általuk a frissített gépeken. Emiatt rendkívül fontos, hogy a nyílt módszer által favorizált WoT alapú nyilvános kulcsok szükség esetén rendelkezésre álljanak és megbízhatóságuk ellenőrizhető legyen.</text:p>
          </table:table-cell>
          <table:table-cell office:value-type="string" calcext:value-type="string">
            <text:p>ST08,ST09,ST11</text:p>
          </table:table-cell>
          <table:table-cell office:value-type="string" calcext:value-type="string">
            <text:p>JK03,JT06</text:p>
          </table:table-cell>
          <table:table-cell table:style-name="Default" office:value-type="string" calcext:value-type="string">
            <text:p><text:span text:style-name="T26">3.3.9.5.3.1.2.1.,</text:span><text:span text:style-name="T27">3.3.9.5.3.1.2.4.</text:span></text:p>
          </table:table-cell>
          <table:table-cell table:number-columns-repeated="1016"/>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6">
            <text:p>PR.AC-4: <text:span text:style-name="T6">Access permissions and authorizations are managed, incorporating the principles of least privilege and separation of duties</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6">
            <text:p>PR.AC-5: <text:span text:style-name="T6">Network integrity is protected (e.g., network segregation, network segmentation)</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6">
            <text:p>PR.AC-6:<text:span text:style-name="T14"> </text:span><text:span text:style-name="T15">Identities are proofed and bound to credentials and asserted in interactions</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6">
            <text:p>PR.AC-7: <text:span text:style-name="T13">Users, devices, and other assets are authenticated (e.g., single-factor, multi-factor) commensurate with the risk of the transaction (e.g., individuals’ security and privacy risks and other organizational risks)</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4">
          <table:covered-table-cell table:style-name="ce85"/>
          <table:covered-table-cell table:style-name="ce101"/>
          <table:covered-table-cell table:style-name="ce107"/>
          <table:table-cell table:style-name="ce109"/>
          <table:table-cell office:value-type="string" calcext:value-type="string">
            <text:p><text:s/></text:p>
          </table:table-cell>
          <table:table-cell table:number-columns-repeated="1019"/>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2"/>
          <table:covered-table-cell table:style-name="ce29"/>
          <table:table-cell table:style-name="ce110"/>
          <table:table-cell table:number-columns-repeated="1020"/>
        </table:table-row>
        <table:table-row table:style-name="ro4">
          <table:covered-table-cell table:style-name="ce85"/>
          <table:table-cell table:style-name="ce21" office:value-type="string" calcext:value-type="string" table:number-columns-spanned="1" table:number-rows-spanned="25">
            <text:p>Tudatosság és képzés (PR.AT): <text:span text:style-name="T1">A szervezet tagjai és partnerei részesülek kiberbiztonsági képzésben és fel vannak készíve rá, hogy a kiberbiztonsággal kapcsolatos feladataikat a vonatkozó szabályok, eljárások és egyezmények értelmében elvégezzék.</text:span></text:p>
          </table:table-cell>
          <table:table-cell table:style-name="ce27" office:value-type="string" calcext:value-type="string" table:number-columns-spanned="1" table:number-rows-spanned="5">
            <text:p>PR.AT-1: <text:span text:style-name="T6">All users are informed and trained </text:span></text:p>
          </table:table-cell>
          <table:table-cell table:style-name="ce109" office:value-type="string" calcext:value-type="string">
            <text:p>A szervezet tudatossági képzése keretében foglalkozik a FLOSS komponensek felhasználásával járó kockázatok és lehetőségek témakörével.</text:p>
          </table:table-cell>
          <table:table-cell office:value-type="string" calcext:value-type="string">
            <text:p>A FLOSS kiberbiztonsági kockázatai eltérhetnek a szokásostól. Különösen fontos tudatosítani, a megfelelő hatékonyságú hibajavítások eléréséhez szükséges módszerek eltéréseit. Az OSSD fejlesztőközösség tagjait más módon kell motiválni, nem lehet számon kérni és kényszeríteni.</text:p>
          </table:table-cell>
          <table:table-cell table:style-name="ce96" office:value-type="string" calcext:value-type="string">
            <text:p>SH04, SH05, SH06, SH09</text:p>
          </table:table-cell>
          <table:table-cell office:value-type="string" calcext:value-type="string">
            <text:p>JH11, JK07</text:p>
          </table:table-cell>
          <table:table-cell table:style-name="Default" office:value-type="string" calcext:value-type="string">
            <text:p><text:span text:style-name="T23">3.1.1.1.3.7.,</text:span><text:span text:style-name="T24">3.1.4.3.1.,</text:span><text:span text:style-name="T25">3.1.7.3.1.</text:span></text:p>
          </table:table-cell>
          <table:table-cell table:number-columns-repeated="1016"/>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5">
            <text:p>PR.AT-2: <text:span text:style-name="T6">Privileged users understand their roles and responsibilities </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4">
          <table:covered-table-cell table:style-name="ce85"/>
          <table:covered-table-cell table:style-name="ce101"/>
          <table:table-cell table:style-name="ce27" office:value-type="string" calcext:value-type="string" table:number-columns-spanned="1" table:number-rows-spanned="5">
            <text:p>PR.AT-3: <text:span text:style-name="T6">Third-party stakeholders (e.g., suppliers, customers, partners) understand their roles and responsibilities </text:span></text:p>
          </table:table-cell>
          <table:table-cell table:style-name="ce109" office:value-type="string" calcext:value-type="string">
            <text:p>A szervezet kapcsolatba lép a FLOSS közösséggel és szükség esetén tájékoztatja a felhasználás módjáról és az ezzel járó felelősségről.</text:p>
          </table:table-cell>
          <table:table-cell office:value-type="string" calcext:value-type="string">
            <text:p>A közösségek nem feltétlen vannak tudatában annak, hogy rendszerüket milyen és mennyire kritikus helyeken alkalmazzák. Az információ megosztása segít erősíteni a felelős viselkedést. Különösen fontos lehet kisebb létszámú projektek esetén.</text:p>
          </table:table-cell>
          <table:table-cell table:number-columns-repeated="2"/>
          <table:table-cell table:style-name="Default" office:value-type="string" calcext:value-type="string">
            <text:p>3.1.6.6.1.1.</text:p>
          </table:table-cell>
          <table:table-cell table:number-columns-repeated="1016"/>
        </table:table-row>
        <table:table-row table:style-name="ro5">
          <table:covered-table-cell table:style-name="ce85"/>
          <table:covered-table-cell table:style-name="ce101"/>
          <table:covered-table-cell table:style-name="ce107"/>
          <table:table-cell table:style-name="ce109" office:value-type="string" calcext:value-type="string">
            <text:p>Aktívan részt kell vállalni a fejlesztői kommunikációban és hibakeresésben az információáramlás gyorsítása végett, és tisztázni kell a feladatköröket.</text:p>
          </table:table-cell>
          <table:table-cell office:value-type="string" calcext:value-type="string">
            <text:p>A közösségnek nincs formális felelőssége. Szerepének fontosságát úgy lehet leginkább tudatosítani, ha a szervezet részt vállal a közösség napi munkájában, folyamatos jelenlétével, esetleg tanácsaival erősítve a közösség tudatosságát. A résztvevők feladatai nem mindig vannak világosan meghatározva, a kommunikáció során törekedni kell ennek tisztázására.</text:p>
          </table:table-cell>
          <table:table-cell office:value-type="string" calcext:value-type="string">
            <text:p>SM01, SM02, SM03, SM07</text:p>
          </table:table-cell>
          <table:table-cell office:value-type="string" calcext:value-type="string">
            <text:p>JM04,JM08,JM03</text:p>
          </table:table-cell>
          <table:table-cell table:style-name="ce119" office:value-type="string" calcext:value-type="string">
            <text:p><text:span text:style-name="T31">3.3.11.6.1.4.,3.3.11.8.6.,</text:span><text:span text:style-name="T32">3.1.7.1.1.3.</text:span></text:p>
          </table:table-cell>
          <table:table-cell table:number-columns-repeated="1016"/>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3">
          <table:covered-table-cell table:style-name="ce85"/>
          <table:covered-table-cell table:style-name="ce101"/>
          <table:table-cell table:style-name="ce27" office:value-type="string" calcext:value-type="string" table:number-columns-spanned="1" table:number-rows-spanned="5">
            <text:p>PR.AT-4: <text:span text:style-name="T6">Senior executives understand their roles and responsibilities </text:span></text:p>
          </table:table-cell>
          <table:table-cell table:style-name="ce109" office:value-type="string" calcext:value-type="string">
            <text:p>A vezetők a szervezeten belül tisztában vannak a FLOSS felhasználás kockázataival, illetve azzal a ténnyel, hogy a FLOSS közvetett felhasználása valószínűleg elkerülhetetlen.</text:p>
          </table:table-cell>
          <table:table-cell office:value-type="string" calcext:value-type="string">
            <text:p>A felső vezetés nem feltétlenül van tudatában annak, hogy a szervezet FLOSS termékeket is használ. </text:p>
          </table:table-cell>
          <table:table-cell office:value-type="string" calcext:value-type="string">
            <text:p><text:span text:style-name="T23">SG01,</text:span><text:span text:style-name="T24">SS02,</text:span><text:span text:style-name="T25">SH03</text:span></text:p>
          </table:table-cell>
          <table:table-cell/>
          <table:table-cell table:style-name="Default" office:value-type="string" calcext:value-type="string">
            <text:p><text:span text:style-name="T28">3.1.1.4.2.5.,3.1.1.4.1.1.,3.1.2.2.1.1.,</text:span>3.1.2.3.1.1.</text:p>
          </table:table-cell>
          <table:table-cell table:number-columns-repeated="1016"/>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5">
            <text:p>PR.AT-5: <text:span text:style-name="T6">Physical and cybersecurity personnel understand their roles and responsibilities </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2"/>
          <table:covered-table-cell table:style-name="ce29"/>
          <table:table-cell table:style-name="ce110"/>
          <table:table-cell table:number-columns-repeated="1020"/>
        </table:table-row>
        <table:table-row table:style-name="ro5">
          <table:covered-table-cell table:style-name="ce85"/>
          <table:table-cell table:style-name="ce21" office:value-type="string" calcext:value-type="string" table:number-columns-spanned="1" table:number-rows-spanned="39">
            <text:p>Adatbiztonság (PR.DS): <text:span text:style-name="T1"> Az információ és adat kezelése a szervezet kockázatkezelési stratégiájával konzisztens módon történik, odafigyelve a bizalmasság, sértetlenség és rendelkezésre állás kritériumaira. </text:span></text:p>
          </table:table-cell>
          <table:table-cell table:style-name="ce27" office:value-type="string" calcext:value-type="string" table:number-columns-spanned="1" table:number-rows-spanned="5">
            <text:p>PR.DS-1: <text:span text:style-name="T6">Data-at-rest is protected</text:span></text:p>
          </table:table-cell>
          <table:table-cell table:style-name="ce109" office:value-type="string" calcext:value-type="string">
            <text:p>A szabályzatban meghatározott FLOSS komponenseket adott verzión kell rögzíteni (snapshot) és csak a biztonsági frissítéseket kell alkalmazni.</text:p>
          </table:table-cell>
          <table:table-cell office:value-type="string" calcext:value-type="string">
            <text:p>A belsőleg felhasznált forráskód adatnak tekinthető. A FLOSS egyedi módszertana gyors egymásutáni kiadásokon alapul, az új kiadásokban végrehajtott módosítások sérülékenységeket vezethetnek be vagy inkompatibilitást okozhatnak. A kockázat egy kiválasztott stabil verziót használatával csökkenthető az esetleges biztonsági hibajavítások folyamatos felügyelete mellett.</text:p>
          </table:table-cell>
          <table:table-cell/>
          <table:table-cell office:value-type="string" calcext:value-type="string">
            <text:p>JF05,SF10,SF13</text:p>
          </table:table-cell>
          <table:table-cell table:style-name="Default" office:value-type="string" calcext:value-type="string">
            <text:p><text:span text:style-name="T26">3.1.4.9.3.,</text:span><text:span text:style-name="T27">3.1.1.4.1.1.</text:span></text:p>
          </table:table-cell>
          <table:table-cell table:number-columns-repeated="1016"/>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5">
          <table:covered-table-cell table:style-name="ce85"/>
          <table:covered-table-cell table:style-name="ce101"/>
          <table:table-cell table:style-name="ce27" office:value-type="string" calcext:value-type="string" table:number-columns-spanned="1" table:number-rows-spanned="5">
            <text:p>PR.DS-2: <text:span text:style-name="T6">Data-in-transit is protected</text:span></text:p>
          </table:table-cell>
          <table:table-cell table:style-name="ce109" office:value-type="string" calcext:value-type="string">
            <text:p>A forráskód csomagok, bináris formában terjesztett állományok ellenőrző összegeit minden esetben ellenőrizni kell, a szoftvertárolók ilyen irányú képességeit mindig ki kell használni.</text:p>
          </table:table-cell>
          <table:table-cell office:value-type="string" calcext:value-type="string">
            <text:p><text:span text:style-name="T22">Szinte minden nyílt forrású csomagterjesztési rendszer használ valamilyen integritás-megőrzési megoldást, általában ellenőrző összegeket, illetve a hitelesség biztosítása érdekében digitális aláírásokat. Tekintve, hogy ezek a rugalmasság biztosítása érdekében általában  megkerülhetők vagy kikapcsolhatók, a hitelesnek tekintett aláírások köre pedig </text:span>bővíthető, fontos, hogy a hiteles aláírások köre, azok módosításának lehetősége megfelelően szabályozva legyen.  Az ellenőrzési tevékenység elvégzését elő kell írni.</text:p>
          </table:table-cell>
          <table:table-cell office:value-type="string" calcext:value-type="string">
            <text:p>ST08,ST09,ST11</text:p>
          </table:table-cell>
          <table:table-cell office:value-type="string" calcext:value-type="string">
            <text:p>JT02</text:p>
          </table:table-cell>
          <table:table-cell table:style-name="ce118" office:value-type="string" calcext:value-type="string">
            <text:p><text:span text:style-name="T31">3.3.10.13.3.,3.3.13.7.1.,3.3.13.8.1.,</text:span><text:span text:style-name="T32">3.3.13.10.1.</text:span></text:p>
          </table:table-cell>
          <table:table-cell table:number-columns-repeated="1016"/>
        </table:table-row>
        <table:table-row table:style-name="ro6">
          <table:covered-table-cell table:style-name="ce85"/>
          <table:covered-table-cell table:style-name="ce101"/>
          <table:covered-table-cell table:style-name="ce107"/>
          <table:table-cell table:style-name="ce109" office:value-type="string" calcext:value-type="string">
            <text:p>A felhasznált DVCS változáskészletének integritását biztosító digitális aláírásokat ellenőrizni kell, illetve ezt biztosító keretrendszert kell használni.</text:p>
          </table:table-cell>
          <table:table-cell office:value-type="string" calcext:value-type="string">
            <text:p><text:span text:style-name="T22">A modern DVCS rendszerek (pl. git) lehetővé teszik a változáskészletek digitális aláírását, ezáltal azonosítva a változáskészletet jóváhagyó fejlesztőt és biztosítva a változtatás integritását. Ezt a védelmi funkciót csak úgy lehet kihasználni, ha a DVCS felhasználója birtokában van a megfelelő kulcsoknak és aktívan használja a funkciót. (Git esetében például a --verify-signatures</text:span> opcióval ellenőrizhetők az aláírások merge művelet végrehajtása előtt).</text:p>
          </table:table-cell>
          <table:table-cell/>
          <table:table-cell office:value-type="string" calcext:value-type="string">
            <text:p>JT04</text:p>
          </table:table-cell>
          <table:table-cell table:style-name="ce118" office:value-type="string" calcext:value-type="string">
            <text:p><text:span text:style-name="T31">3.3.10.13.3.,3.3.13.7.1.,3.3.13.8.1.,</text:span><text:span text:style-name="T32">3.3.13.10.1.</text:span></text:p>
          </table:table-cell>
          <table:table-cell table:number-columns-repeated="1016"/>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6">
            <text:p>PR.DS-3: <text:span text:style-name="T6">Assets are formally managed throughout removal, transfers, and disposition</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5">
            <text:p>PR.DS-4: <text:span text:style-name="T6">Adequate capacity to ensure availability is maintained</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6">
          <table:covered-table-cell table:style-name="ce85"/>
          <table:covered-table-cell table:style-name="ce101"/>
          <table:table-cell table:style-name="ce27" office:value-type="string" calcext:value-type="string" table:number-columns-spanned="1" table:number-rows-spanned="5">
            <text:p>PR.DS-5: <text:span text:style-name="T6">Protections against data leaks are implemented</text:span></text:p>
          </table:table-cell>
          <table:table-cell table:style-name="ce109" office:value-type="string" calcext:value-type="string">
            <text:p>A felelős személy vagy automatizált rendszer ellenőrzi, hogy a FLOSS szoftvertárolókba visszaolvasztásra kerülő adatok nem tartalmaznak-e érzékeny információkat.</text:p>
          </table:table-cell>
          <table:table-cell office:value-type="string" calcext:value-type="string">
            <text:p><text:span text:style-name="T22">A helyi módosítások visszavezetése az upstream projektbe számos előnnyel járhat a szervezet számára (lásd: [#sec:Usage]), ugyanakkor kockázati tényezőként </text:span>figyelembe kell venni a nem kívánt információszivárgás lehetőségét. Megfelelő szabályozás és gyakorlat nélkül könnyen nyilvánossá válhatnak érzékeny adatok (felhasználónevek, hálózati információk, kriptográfiai kulcsok stb). A bizalmasság sérülése gyakran nem is nyilvánvaló, hiszen az érzékeny adat csak egy mellékes forráságon keresztül (pl. feature branch) érhető el. Az információ szivárgás csak akkor akadályozható meg hatékonyan, ha a publikálást végző személy tudatában van a kockázatoknak adott esetben munkáját ellenőrzik is.</text:p>
          </table:table-cell>
          <table:table-cell office:value-type="string" calcext:value-type="string">
            <text:p>SH09</text:p>
          </table:table-cell>
          <table:table-cell office:value-type="string" calcext:value-type="string">
            <text:p>JH10,JK08</text:p>
          </table:table-cell>
          <table:table-cell table:style-name="ce116" office:value-type="string" calcext:value-type="string">
            <text:p><text:span text:style-name="T29">3.3.10.17.1.1.,</text:span><text:span text:style-name="T30">3.3.10.18.1.1.,</text:span><text:span text:style-name="T24">3.3.10.18.1.2.,3.3.10.18.1.3.,</text:span><text:span text:style-name="T25">3.3.11.5.1.3., </text:span></text:p>
          </table:table-cell>
          <table:table-cell table:number-columns-repeated="1016"/>
        </table:table-row>
        <table:table-row table:style-name="ro3">
          <table:covered-table-cell table:style-name="ce85"/>
          <table:covered-table-cell table:style-name="ce101"/>
          <table:covered-table-cell table:style-name="ce107"/>
          <table:table-cell table:style-name="ce109" office:value-type="string" calcext:value-type="string">
            <text:p>A közösségi fejlesztésben résztvevő fejlesztők egymás közötti kommunikációja szabályozott és/vagy automatizált módszerekkel szűrt.</text:p>
          </table:table-cell>
          <table:table-cell office:value-type="string" calcext:value-type="string">
            <text:p>A közösségi fejlesztésben résztvevő fejlesztők elkülönített (közösség által nem látható) kommunikációja nem javasolt, elidegeníti a közösséget és gátolja a közös munkát. A nyílt közösség fejlesztői kommunikációja természeténél fogva publikus. Emiatt fontos szabályozni, hogy milyen információk nem juthatnak el ezekre a csatornákra.</text:p>
          </table:table-cell>
          <table:table-cell office:value-type="string" calcext:value-type="string">
            <text:p>SK06</text:p>
          </table:table-cell>
          <table:table-cell office:value-type="string" calcext:value-type="string">
            <text:p>JK09</text:p>
          </table:table-cell>
          <table:table-cell table:style-name="ce118" office:value-type="string" calcext:value-type="string">
            <text:p>3.3.11.5.2.,</text:p>
          </table:table-cell>
          <table:table-cell table:number-columns-repeated="1016"/>
        </table:table-row>
        <table:table-row table:style-name="ro5">
          <table:covered-table-cell table:style-name="ce85"/>
          <table:covered-table-cell table:style-name="ce101"/>
          <table:covered-table-cell table:style-name="ce107"/>
          <table:table-cell table:style-name="ce109" office:value-type="string" calcext:value-type="string">
            <text:p>A forráskód alapján ellenőrizhető, hogy nem történik-e illegális adatgyűjtés.</text:p>
          </table:table-cell>
          <table:table-cell office:value-type="string" calcext:value-type="string">
            <text:p>Az illegális adatforgalom egy része forgalomanalízis segítségével is beazonosítható, de ha az adott rendszer legális kommunikációt is folytat, az azonosítás rendkívül nehéz lehet. Az információ elrejthető szteganográfiával, időzítésen alapuló információ-átviteli metódusokkal stb. Az egyetlen biztosnak mondható módszer a felhasznált bináris létrehozásához használt forráskód elemzése.</text:p>
          </table:table-cell>
          <table:table-cell/>
          <table:table-cell office:value-type="string" calcext:value-type="string">
            <text:p>JM07</text:p>
          </table:table-cell>
          <table:table-cell table:style-name="Default" office:value-type="string" calcext:value-type="string">
            <text:p><text:span text:style-name="T26">3.1.3.3.3.,</text:span><text:span text:style-name="T27">3.3.4.3.</text:span></text:p>
          </table:table-cell>
          <table:table-cell table:number-columns-repeated="1016"/>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8">
          <table:covered-table-cell table:style-name="ce85"/>
          <table:covered-table-cell table:style-name="ce101"/>
          <table:table-cell table:style-name="ce27" office:value-type="string" calcext:value-type="string" table:number-columns-spanned="1" table:number-rows-spanned="5">
            <text:p>PR.DS-6: <text:span text:style-name="T6">Integrity checking mechanisms are used to verify software, firmware, and information integrity</text:span></text:p>
          </table:table-cell>
          <table:table-cell table:style-name="ce109" office:value-type="string" calcext:value-type="string">
            <text:p>A letöltött szabad szoftverek bináris állományainak ellenőrző összegeit minden esetben fel kell használni a sértetlenség biztosítása érdekében.</text:p>
          </table:table-cell>
          <table:table-cell office:value-type="string" calcext:value-type="string">
            <text:p>A szabad szoftverek könnyű célpontot jelentenek a támadó számára, hiszen egyszerűen módosíthatóak, terjesztésük pedig nincs feltétlen szervezethez kötve és több helyről beszerezhetők. Akkor sem feltétlen biztosított a sértetlenség, ha a letöltést hiteles forrásból történik, hiszen a szoftvertárolót vagy a kommunikációs csatornát megcélozva a támadó módosíthatta az adatokat. Az állomány sértetlenségének ellenőrzéséhez tehát a hiteles forrásból származó ellenőrzőösszegek helyes használata elengedhetetlen.</text:p>
          </table:table-cell>
          <table:table-cell/>
          <table:table-cell table:style-name="ce96"/>
          <table:table-cell table:style-name="ce120" office:value-type="string" calcext:value-type="string">
            <text:p><text:span text:style-name="T35">3.3.8.5.2.,</text:span><text:span text:style-name="T36">3.3.6.5.4.</text:span></text:p>
          </table:table-cell>
          <table:table-cell table:number-columns-repeated="1016"/>
        </table:table-row>
        <table:table-row table:style-name="ro3">
          <table:covered-table-cell table:style-name="ce85"/>
          <table:covered-table-cell table:style-name="ce101"/>
          <table:covered-table-cell table:style-name="ce107"/>
          <table:table-cell table:style-name="ce109" office:value-type="string" calcext:value-type="string">
            <text:p>A szoftvertárházak adatintegritás ellenőrzési képességeit helyesen és folyamatosan használják a komponensek integritás-ellenőrzése során.</text:p>
          </table:table-cell>
          <table:table-cell office:value-type="string" calcext:value-type="string">
            <text:p><text:span text:style-name="T22">A bináris állományok mellett trójai kód a forráskódban is könnyen elhelyezhető. Tekintve, hogy a modern fordítási környezetek felépítése meglehetősen komplex és számos külső erőforrást (könyvtárat,  segédeszközt), használnak fel, automatikus integritás ellenőrzés nélkül az adatok sértetlenség praktikusan nem  </text:span>biztosítható. </text:p>
          </table:table-cell>
          <table:table-cell table:number-columns-repeated="2"/>
          <table:table-cell table:style-name="Default" office:value-type="string" calcext:value-type="string">
            <text:p><text:span text:style-name="T26">3.3.8.5.2.,</text:span><text:span text:style-name="T27">3.3.3.6.2.3.</text:span></text:p>
          </table:table-cell>
          <table:table-cell table:number-columns-repeated="1016"/>
        </table:table-row>
        <table:table-row table:style-name="ro17">
          <table:covered-table-cell table:style-name="ce85"/>
          <table:covered-table-cell table:style-name="ce101"/>
          <table:covered-table-cell table:style-name="ce107"/>
          <table:table-cell table:style-name="ce109" office:value-type="string" calcext:value-type="string">
            <text:p>Meghatározott szoftvereket csak ellenőrzött forrásból származó eredeti forráskódból fordítva használ a szervezet. </text:p>
          </table:table-cell>
          <table:table-cell office:value-type="string" calcext:value-type="string">
            <text:p>A bináris és a forráskód logikai azonossága csak úgy biztosítható, ha azt házon belül fordítjuk le vagy megbízható forrásból származik. FLOSS esetén nem mindig garantált a megbízható forrás, ezért szükséges lehet a saját fordítási folyamat alkalmazása. Amennyiben a szoftverforrás megismételhető fordítási folyamatot alkalmaz (reproducible build) ez a lépés elhagyható.</text:p>
          </table:table-cell>
          <table:table-cell office:value-type="string" calcext:value-type="string">
            <text:p>ST08,S10</text:p>
          </table:table-cell>
          <table:table-cell office:value-type="string" calcext:value-type="string">
            <text:p>JT05</text:p>
          </table:table-cell>
          <table:table-cell table:style-name="Default" office:value-type="string" calcext:value-type="string">
            <text:p><text:span text:style-name="T26">3.3.11.8.6.,</text:span><text:span text:style-name="T27">3.1.3.3.3.</text:span></text:p>
          </table:table-cell>
          <table:table-cell table:number-columns-repeated="1016"/>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4">
          <table:covered-table-cell table:style-name="ce85"/>
          <table:covered-table-cell table:style-name="ce101"/>
          <table:table-cell table:style-name="ce27" office:value-type="string" calcext:value-type="string" table:number-columns-spanned="1" table:number-rows-spanned="4">
            <text:p>PR.DS-7: <text:span text:style-name="T6">The development and testing environment(s) are separate from the production environment</text:span></text:p>
          </table:table-cell>
          <table:table-cell table:style-name="ce109" office:value-type="string" calcext:value-type="string">
            <text:p>Amennyiben a szervezet közvetlenül részt vesz a fejlesztésben, egyértelműen elkülöníti a fejlesztői és stabil változatot. Ha a fejlesztésben közvetlenül nem vesz részt, a beszállítóktól követeli meg ugyanezt.</text:p>
          </table:table-cell>
          <table:table-cell office:value-type="string" calcext:value-type="string">
            <text:p>A fejlesztői változat általában sérülékenyebb, új, kevésbé tesztelt funkciókat vezethet be. A szoftver üzemeltetésért felelős személyeknek egyértelműen meg kell tudni különböztetniük a biztonsági tervben előírt stabil változatot a fejlesztői verziótól.</text:p>
          </table:table-cell>
          <table:table-cell table:number-columns-repeated="2"/>
          <table:table-cell table:style-name="Default" office:value-type="string" calcext:value-type="string">
            <text:p><text:span text:style-name="T26">3.3.3.6.1.1.,</text:span><text:span text:style-name="T27">3.3.3.6.2.4.</text:span></text:p>
          </table:table-cell>
          <table:table-cell table:number-columns-repeated="1016"/>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4">
            <text:p>PR.DS-8:<text:span text:style-name="T6"> Integrity checking mechanisms are used to verify hardware integrity</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2"/>
          <table:covered-table-cell table:style-name="ce29"/>
          <table:table-cell table:style-name="ce110"/>
          <table:table-cell table:number-columns-repeated="1020"/>
        </table:table-row>
        <table:table-row table:style-name="ro1">
          <table:covered-table-cell table:style-name="ce85"/>
          <table:table-cell table:style-name="ce21" office:value-type="string" calcext:value-type="string" table:number-columns-spanned="1" table:number-rows-spanned="60">
            <text:p>Információ védelemi folyamatok és műveletek (PR.IP): <text:span text:style-name="T1">A szervezet felállította és használja az információs rendszer  és eszközeinek védelmét célzó biztonsági rendszabályokat (amelyek a szervezet részeinek célját, hatókörét, felelőségi körét és koordinációját definiálják)</text:span><text:span text:style-name="T5">, folyamatokat és műveleteket.</text:span></text:p>
          </table:table-cell>
          <table:table-cell table:style-name="ce27" office:value-type="string" calcext:value-type="string" table:number-columns-spanned="1" table:number-rows-spanned="6">
            <text:p>PR.IP-1: <text:span text:style-name="T6">A baseline configuration of information technology/industrial control systems is created and maintained incorporating security principles (e.g. concept of least functionality)</text:span></text:p>
          </table:table-cell>
          <table:table-cell table:number-columns-repeated="1021"/>
        </table:table-row>
        <table:table-row table:style-name="ro1">
          <table:covered-table-cell table:style-name="ce85"/>
          <table:covered-table-cell table:style-name="ce101"/>
          <table:covered-table-cell table:style-name="ce107"/>
          <table:table-cell table:number-columns-repeated="1021"/>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8">
          <table:covered-table-cell table:style-name="ce85"/>
          <table:covered-table-cell table:style-name="ce101"/>
          <table:table-cell table:style-name="ce27" office:value-type="string" calcext:value-type="string" table:number-columns-spanned="1" table:number-rows-spanned="6">
            <text:p>PR.IP-2: <text:span text:style-name="T6">A System Development Life Cycle to manage systems is implemented</text:span></text:p>
          </table:table-cell>
          <table:table-cell table:style-name="ce109" office:value-type="string" calcext:value-type="string">
            <text:p>A felhasznált FLOSS komponenseken változtatás csak indokolt esetben és dokumentált módon végezhető. A belső rendszerhez illesztést lehetőség szerint adapter pattern alkalmazásával kell elvégezni.</text:p>
          </table:table-cell>
          <table:table-cell office:value-type="string" calcext:value-type="string">
            <text:p>Az eredeti kód módosításával csökken a közösségi támogatás esélye és valószínűleg elveszik az üzleti támogatás lehetősége is. A változtatás új sérülékenységeket vezethet be, és kompatibilitási problémákhoz vezethet.</text:p>
          </table:table-cell>
          <table:table-cell office:value-type="string" calcext:value-type="string">
            <text:p>SF11</text:p>
          </table:table-cell>
          <table:table-cell office:value-type="string" calcext:value-type="string">
            <text:p><text:s/></text:p>
          </table:table-cell>
          <table:table-cell table:style-name="Default" office:value-type="string" calcext:value-type="string">
            <text:p><text:span text:style-name="T26">3.1.3.5.,</text:span><text:span text:style-name="T27">3.3.2.2.1.6.</text:span></text:p>
          </table:table-cell>
          <table:table-cell table:number-columns-repeated="1016"/>
        </table:table-row>
        <table:table-row table:style-name="ro6">
          <table:covered-table-cell table:style-name="ce85"/>
          <table:covered-table-cell table:style-name="ce101"/>
          <table:covered-table-cell table:style-name="ce107"/>
          <table:table-cell table:style-name="ce109" office:value-type="string" calcext:value-type="string">
            <text:p>A FLOSS komponensek vagy szoftverek kiválasztásáért felelős személy erre szakosodott partner szolgáltatásait veszi igénybe.</text:p>
          </table:table-cell>
          <table:table-cell office:value-type="string" calcext:value-type="string">
            <text:p>A FLOSS komponensek kiválasztását sokszor egyszerű keresőhasználattal végzik. Ugyanakkor a számtalan változatból és forrásból nagyon nehéz kiválasztani a legmegfelelőbbet. Koránt sem biztos, hogy a legnagyobb letöltésszámmal rendelkező vagy legelsőként felhozott eredmény lesz a megfelelő. A megfelelő tapasztalattal rendelkező partner vagy szolgáltatás segíthet a kiválasztással járó kockázat csökkentésében.</text:p>
          </table:table-cell>
          <table:table-cell office:value-type="string" calcext:value-type="string">
            <text:p>SH04, SH05</text:p>
          </table:table-cell>
          <table:table-cell office:value-type="string" calcext:value-type="string">
            <text:p>JH04,JM05,JJ03</text:p>
          </table:table-cell>
          <table:table-cell table:style-name="ce118" office:value-type="string" calcext:value-type="string">
            <text:p>3.3.3.5.1.1., </text:p>
          </table:table-cell>
          <table:table-cell table:number-columns-repeated="1016"/>
        </table:table-row>
        <table:table-row table:style-name="ro11">
          <table:covered-table-cell table:style-name="ce85"/>
          <table:covered-table-cell table:style-name="ce101"/>
          <table:covered-table-cell table:style-name="ce107"/>
          <table:table-cell table:style-name="ce109" office:value-type="string" calcext:value-type="string">
            <text:p>A FLOSS kiválasztási folyamatát, körülményeit és eredményét dokumentálni kell.</text:p>
          </table:table-cell>
          <table:table-cell office:value-type="string" calcext:value-type="string">
            <text:p>A helyes FLOSS komponens kiválasztása nem triviális feladat. Az ad-hoc választás elkerülése és az ellenőrizhetőség biztosítása végett a kiválasztás folyamatával kapcsolatos információkat meg kell őrizni.</text:p>
          </table:table-cell>
          <table:table-cell office:value-type="string" calcext:value-type="string">
            <text:p>SH05</text:p>
          </table:table-cell>
          <table:table-cell office:value-type="string" calcext:value-type="string">
            <text:p>JH05</text:p>
          </table:table-cell>
          <table:table-cell table:style-name="Default" office:value-type="string" calcext:value-type="string">
            <text:p>3.3.3.6.1.1.</text:p>
          </table:table-cell>
          <table:table-cell table:number-columns-repeated="1016"/>
        </table:table-row>
        <table:table-row table:style-name="ro2">
          <table:covered-table-cell table:style-name="ce85"/>
          <table:covered-table-cell table:style-name="ce101"/>
          <table:covered-table-cell table:style-name="ce107"/>
          <table:table-cell table:style-name="ce109" office:value-type="string" calcext:value-type="string">
            <text:p>A helyben elvégzett fejlesztéseket megfelelő szabályozás mellett a fejlesztők visszavezetik az upstream projektbe.</text:p>
          </table:table-cell>
          <table:table-cell office:value-type="string" calcext:value-type="string">
            <text:p>Az egyedi változat folyamatos karbantartása időigényes és hibalehetőségeket rejt. Az upstream projekt változásai összeütközésbe kerülhetnek a helyi módosításokkal.</text:p>
          </table:table-cell>
          <table:table-cell office:value-type="string" calcext:value-type="string">
            <text:p>SH06,SF12</text:p>
          </table:table-cell>
          <table:table-cell office:value-type="string" calcext:value-type="string">
            <text:p>JH06</text:p>
          </table:table-cell>
          <table:table-cell table:style-name="Default" office:value-type="string" calcext:value-type="string">
            <text:p><text:span text:style-name="T28">3.1.3.3.1.5.,</text:span>3.3.3.8.</text:p>
          </table:table-cell>
          <table:table-cell table:number-columns-repeated="1016"/>
        </table:table-row>
        <table:table-row table:style-name="ro5">
          <table:covered-table-cell table:style-name="ce85"/>
          <table:covered-table-cell table:style-name="ce101"/>
          <table:covered-table-cell table:style-name="ce107"/>
          <table:table-cell table:style-name="ce109" office:value-type="string" calcext:value-type="string">
            <text:p>A fejlesztést végző részleg licenckezelő célszoftver igénybevételével követi a felhasznált FLOSS komponensek jogi megfelelőségét, külső fejlesztő esetén meg kell követelni a szállított szoftver komponenseinek licenclistáját.</text:p>
          </table:table-cell>
          <table:table-cell office:value-type="string" calcext:value-type="string">
            <text:p>A rendelkezésre állás biztosítása érdekében a fejlesztett szoftver jogi megfelelőségét folyamatosan ellenőrizni kell. A FLOSS komponensek bonyolult függőségei és a licencelés összetettsége folytán az ellenőrzést megfelelő szoftvertámogatás mellett célszerű végezni. Beszállító igénybevétele esetén a szállított termék megfelelőségének tanúsítása érdekében csatolni szükséges a felhasznált komponensek licenceit.</text:p>
          </table:table-cell>
          <table:table-cell office:value-type="string" calcext:value-type="string">
            <text:p><text:s text:c="2"/>b</text:p>
          </table:table-cell>
          <table:table-cell office:value-type="string" calcext:value-type="string">
            <text:p>JS04,JS05</text:p>
          </table:table-cell>
          <table:table-cell table:style-name="Default" office:value-type="string" calcext:value-type="string">
            <text:p><text:span text:style-name="T26">3.3.3.5.,</text:span><text:span text:style-name="T27">3.3.3.7.</text:span></text:p>
          </table:table-cell>
          <table:table-cell table:number-columns-repeated="1016"/>
        </table:table-row>
        <table:table-row table:style-name="ro4">
          <table:covered-table-cell table:style-name="ce85"/>
          <table:covered-table-cell table:style-name="ce101"/>
          <table:covered-table-cell table:style-name="ce29"/>
          <table:table-cell table:style-name="ce110" office:value-type="string" calcext:value-type="string">
            <text:p>A fejlesztést végző részleg rendelkezzen verziókövetési tervvel.</text:p>
          </table:table-cell>
          <table:table-cell office:value-type="string" calcext:value-type="string">
            <text:p>A FLOSS projektek gyors verzióváltásokkal dolgoznak, az új funkciók gyakran csak a fejlesztői verziókban elérhetőek. A fejlesztői verziók stabilitása és biztonsági szintje nem éri el a stabil verziókét, emiatt érdemes lefektetni hogy milyen esetekben milyen verzióváltás végezhető.</text:p>
          </table:table-cell>
          <table:table-cell office:value-type="string" calcext:value-type="string">
            <text:p>SH06</text:p>
          </table:table-cell>
          <table:table-cell office:value-type="string" calcext:value-type="string">
            <text:p>JH07</text:p>
          </table:table-cell>
          <table:table-cell table:style-name="ce119" office:value-type="string" calcext:value-type="string">
            <text:p>3.3.3.6.1.1.</text:p>
          </table:table-cell>
          <table:table-cell table:number-columns-repeated="1016"/>
        </table:table-row>
        <table:table-row table:style-name="ro1">
          <table:covered-table-cell table:style-name="ce85"/>
          <table:covered-table-cell table:style-name="ce101"/>
          <table:table-cell table:style-name="ce27" office:value-type="string" calcext:value-type="string" table:number-columns-spanned="1" table:number-rows-spanned="6">
            <text:p>PR.IP-3: <text:span text:style-name="T6">Configuration change control processes are in place</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6">
            <text:p>PR.IP-4: <text:span text:style-name="T6">Backups of information are conducted, maintained, and tested </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4">
            <text:p>PR.IP-5: <text:span text:style-name="T6">Policy and regulations regarding the physical operating environment for organizational assets are met</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5">
            <text:p>PR.IP-6: <text:span text:style-name="T6">Data is destroyed according to policy</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4">
            <text:p>PR.IP-7: <text:span text:style-name="T6">Protection processes are improved</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6">
          <table:covered-table-cell table:style-name="ce85"/>
          <table:covered-table-cell table:style-name="ce101"/>
          <table:table-cell table:style-name="ce27" office:value-type="string" calcext:value-type="string" table:number-columns-spanned="1" table:number-rows-spanned="3">
            <text:p>PR.IP-8: <text:span text:style-name="T6">Effectiveness of protection technologies is shared </text:span></text:p>
          </table:table-cell>
          <table:table-cell table:style-name="ce109" office:value-type="string" calcext:value-type="string">
            <text:p>A szervezet megosztja a FLOSS védelmi intézkedések hatékonyságával kapcsolatos eredményeit más szervezetekkel és részlegekkel.</text:p>
          </table:table-cell>
          <table:table-cell office:value-type="string" calcext:value-type="string">
            <text:p>A tudományos szakirodalomban közvetlenül ez az igény nem merül fel, ugyanakkor a tudásmegosztás a nyílt forrás filozófiájával feltétlenül összhangban van, a lehető leghatékonyabb védelmi megoldás kialakítása pedig egyértelműen közös érdek. Tekintve, hogy a dedikáltan FLOSS irányultságú védelmi intézkedések nem terjedtek el széles körben, különösen fontos, hogy az ezekkel kapcsolatos tapasztalatok minél nagyobb publicitást kapjanak.</text:p>
          </table:table-cell>
          <table:table-cell table:number-columns-repeated="2"/>
          <table:table-cell table:style-name="Default" office:value-type="string" calcext:value-type="string">
            <text:p>3.1.7.1.1.3.</text:p>
          </table:table-cell>
          <table:table-cell table:number-columns-repeated="1016"/>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5">
            <text:p>PR.IP-9: <text:span text:style-name="T6">Response plans (Incident Response and Business Continuity) and recovery plans (Incident Recovery and Disaster Recovery) are in place and managed</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6">
            <text:p>PR.IP-10: <text:span text:style-name="T6">Response and recovery plans are tested</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5">
            <text:p>PR.IP-11: <text:span text:style-name="T6">Cybersecurity is included in human resources practices (e.g., deprovisioning, personnel screening)</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4">
            <text:p>PR.IP-12: <text:span text:style-name="T16">A</text:span><text:span text:style-name="T17"> </text:span><text:span text:style-name="T18">vulnerability management plan is developed and implemented</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2"/>
          <table:covered-table-cell table:style-name="ce29"/>
          <table:table-cell table:style-name="ce110"/>
          <table:table-cell table:number-columns-repeated="1020"/>
        </table:table-row>
        <table:table-row table:style-name="ro6">
          <table:covered-table-cell table:style-name="ce85"/>
          <table:table-cell table:style-name="ce21" office:value-type="string" calcext:value-type="string" table:number-columns-spanned="1" table:number-rows-spanned="9">
            <text:p>Karbantartás (PR.MA):<text:span text:style-name="T6"> Az ipari vezérlés és információ rendszer karbantartási folyamatai előre definiált szabályok és műveletek alapján kerülnek végrehajtásra. </text:span></text:p>
          </table:table-cell>
          <table:table-cell table:style-name="ce27" office:value-type="string" calcext:value-type="string" table:number-columns-spanned="1" table:number-rows-spanned="4">
            <text:p>PR.MA-1:<text:span text:style-name="T6"> Maintenance and repair of organizational assets are performed and logged, with approved and controlled tools</text:span></text:p>
          </table:table-cell>
          <table:table-cell table:style-name="ce109" office:value-type="string" calcext:value-type="string">
            <text:p>A FLOSS rendszerekkel kapcsolatos hibajegyeket és azokra kapott válaszokat a szervezeten belül központi helyen rögzítik.</text:p>
          </table:table-cell>
          <table:table-cell office:value-type="string" calcext:value-type="string">
            <text:p>A FLOSS rendszerek házon belül megvalósított javításait nem minden esetben lehet az eredeti rendszerbe visszavezetni. A közösség által elvégzett javítások különféle hibakövető rendszereken lehetnek nyilvántartva, amelyek elérése nehézkes. <text:s/>Az adott rendszer aktuális biztonsági szintjének értékeléséhez folyamatosan ismerni kell az alkalmazott javításokat és potenciális hibajegyeket, amit egyetlen központi rendszer alkalmazásával lehet biztosítani.</text:p>
          </table:table-cell>
          <table:table-cell table:number-columns-repeated="2"/>
          <table:table-cell table:style-name="ce119" office:value-type="string" calcext:value-type="string">
            <text:p><text:span text:style-name="T31">3.3.3.6.2.4.,3.3.7.2.1.6.,</text:span><text:span text:style-name="T32">3.3.7.2.2.1.2.</text:span></text:p>
          </table:table-cell>
          <table:table-cell table:number-columns-repeated="1016"/>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9">
          <table:covered-table-cell table:style-name="ce85"/>
          <table:covered-table-cell table:style-name="ce101"/>
          <table:table-cell table:style-name="ce27" office:value-type="string" calcext:value-type="string" table:number-columns-spanned="1" table:number-rows-spanned="5">
            <text:p>PR.MA-2: <text:span text:style-name="T6">Remote maintenance of organizational assets is approved, logged, and performed in a manner that prevents unauthorized access</text:span></text:p>
          </table:table-cell>
          <table:table-cell table:style-name="ce109" office:value-type="string" calcext:value-type="string">
            <text:p>A hibajavítások során elvégzett változtatásokat és a verziófrissítések változáslistáit minden módosításánál kereshető módon naplózni szükséges.</text:p>
          </table:table-cell>
          <table:table-cell office:value-type="string" calcext:value-type="string">
            <text:p>A felhasznált forrás (harmadik féltől származó) hibajavításait távoli karbantartási eseménynek kell tekinteni. Ennek megfelelően belső rendszerbe átvezetett módosítás idejét, módját, forrását és okát erre alkalmas rendszerben rögzíteni kell. A nyílt forrású rendszerek gyors kiadási gyakorisága miatt gyakran előfordul, hogy egy frissítés (akár fontos biztonsági frissítés) nem kerül átvezetésre az upstream projektbe. A komponensek közötti interdependecia folytán más, nem tervezett komponensfrissítésekre is sor kerülhet ami sérülékenységet vezethet be vagy ütközést okozhat.</text:p>
          </table:table-cell>
          <table:table-cell office:value-type="string" calcext:value-type="string">
            <text:p>ST01,SF10</text:p>
          </table:table-cell>
          <table:table-cell office:value-type="string" calcext:value-type="string">
            <text:p>JT01</text:p>
          </table:table-cell>
          <table:table-cell table:style-name="ce119" office:value-type="string" calcext:value-type="string">
            <text:p><text:span text:style-name="T31">3.1.3.3.1.5.,3.3.3.4.1.1.,</text:span><text:span text:style-name="T32">3.3.3.4.1.2.</text:span></text:p>
          </table:table-cell>
          <table:table-cell table:number-columns-repeated="1016"/>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2"/>
          <table:covered-table-cell table:style-name="ce29"/>
          <table:table-cell table:style-name="ce110"/>
          <table:table-cell table:number-columns-repeated="1020"/>
        </table:table-row>
        <table:table-row table:style-name="ro1">
          <table:covered-table-cell table:style-name="ce85"/>
          <table:table-cell table:style-name="ce21" office:value-type="string" calcext:value-type="string" table:number-columns-spanned="1" table:number-rows-spanned="27">
            <text:p><text:span text:style-name="T7">Védelmi technológia (PR.PT): </text:span><text:span text:style-name="T8">Az alkalmazott technikai védelmi megoldások képesek biztosítani a rendszerek és eszközök biztonságát és ellenállóképességét a vonatkozó rendszabályokban lefektetett elveknek megfelelően. </text:span></text:p>
          </table:table-cell>
          <table:table-cell table:style-name="ce27" office:value-type="string" calcext:value-type="string" table:number-columns-spanned="1" table:number-rows-spanned="6">
            <text:p>PR.PT-1: <text:span text:style-name="T6">Audit/log records are determined, documented, implemented, and reviewed in accordance with policy</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5">
            <text:p>PR.PT-2: <text:span text:style-name="T6">Removable media is protected and its use restricted according to policy</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20">
          <table:covered-table-cell table:style-name="ce85"/>
          <table:covered-table-cell table:style-name="ce101"/>
          <table:table-cell table:style-name="ce27" office:value-type="string" calcext:value-type="string" table:number-columns-spanned="1" table:number-rows-spanned="6">
            <text:p>PR.PT-3: <text:span text:style-name="T6">The principle of least functionality is incorporated by configuring systems to provide only essential capabilities</text:span></text:p>
          </table:table-cell>
          <table:table-cell table:style-name="ce109" office:value-type="string" calcext:value-type="string">
            <text:p>A FLOSS komponenseket fordítás során úgy kell konfigurálni, hogy a lehető legkevesebb szükséges funkciót és függőséget tartalmazzák.</text:p>
          </table:table-cell>
          <table:table-cell office:value-type="string" calcext:value-type="string">
            <text:p>A nyílt forrású szoftverek általában generikusak, széles felhasználási területet céloznak meg, következésképpen sok funkciót és képességet tartalmaznak. Ezek a képességek szinte minden esetben kikapcsolhatók konfigurációs szinten vagy fordítási időben. A minimális szükséges funkciókészlet elvének értelmében valamennyi nem használt képességet ki kell kapcsolni, amely hatékonyabbá teheti a szoftver működését és egyben csökkenti a kikapcsolt funkció és annak upstream projektjeinek esetleges hibáiból származó kockázatot.</text:p>
          </table:table-cell>
          <table:table-cell table:number-columns-repeated="2"/>
          <table:table-cell table:style-name="ce119" office:value-type="string" calcext:value-type="string">
            <text:p><text:span text:style-name="T31">3.3.6.7.1.1.,3.3.10.6.,</text:span><text:span text:style-name="T32">3.1.3.3.4.</text:span></text:p>
          </table:table-cell>
          <table:table-cell table:number-columns-repeated="1016"/>
        </table:table-row>
        <table:table-row table:style-name="ro21">
          <table:covered-table-cell table:style-name="ce85"/>
          <table:covered-table-cell table:style-name="ce101"/>
          <table:covered-table-cell table:style-name="ce107"/>
          <table:table-cell table:style-name="ce109" office:value-type="string" calcext:value-type="string">
            <text:p>A forrásból fordított változatokhoz egyedi forkot (branch) kell készíteni, vagy dokumentált módon egyedi fordítási opciókkal kell fordítani olyan módon, hogy az új változat csak a minimálisan szükséges funkciókat tartalmazza.</text:p>
          </table:table-cell>
          <table:table-cell office:value-type="string" calcext:value-type="string">
            <text:p>A FLOSS rendszerek gyakran széleskörűen konfigurálhatók, számtalan funkciót tartalmaznak, de ezen funkciók egy része csak fordításkor vagy közvetlenül a forráskódban kapcsolható ki teljesen. A forráskód módosítása csak úgy követhető szisztematikusan, ha annak szoftvertárolója hozzáférhető és abból egyedi forkot készítünk. Egyedi fordítási kapcsolók alkalmazása esetén nincs szükség saját forrásváltozatra, de a későbbi hibás fordítás (regressziós hiba) érdekében a pontos fordítási módszert dokumentálni kell. Néhány operációs rendszer (pl. Gentoo Linux) integrált módon nyújt ilyen szolgáltatást, ennek hiányában alternatív megoldás kialakítása szükséges.</text:p>
          </table:table-cell>
          <table:table-cell/>
          <table:table-cell office:value-type="string" calcext:value-type="string">
            <text:p>JF04,SF07</text:p>
          </table:table-cell>
          <table:table-cell table:style-name="Default" office:value-type="string" calcext:value-type="string">
            <text:p><text:span text:style-name="T29">3.3.6.7.1.1.,</text:span><text:span text:style-name="T30">3.3.3.4.1.3.,</text:span><text:span text:style-name="T25">3.3.3.4.1.5.</text:span></text:p>
          </table:table-cell>
          <table:table-cell table:number-columns-repeated="1016"/>
        </table:table-row>
        <table:table-row table:style-name="ro5">
          <table:covered-table-cell table:style-name="ce85"/>
          <table:covered-table-cell table:style-name="ce101"/>
          <table:covered-table-cell table:style-name="ce107"/>
          <table:table-cell table:style-name="ce109" office:value-type="string" calcext:value-type="string">
            <text:p>Magas biztonsági követelményű feladatokra a szervezet csak formálisan ellenőrizhető forráskódot használ, a kódot a megfelelő automatizált rendszeren ellenőrzi.</text:p>
          </table:table-cell>
          <table:table-cell office:value-type="string" calcext:value-type="string">
            <text:p>A formális ellenőrzés segítségével biztosítható, hogy a forrásból készített program valóban pontosan a követelmény specifikációban definiált műveleteket végzi el. A nyílt forrás felhasználásának nagy előnye, hogy ha a definiált követelmények illeszkednek a szervezet elvárásaihoz, a program megfelelősége automatizált módszerekkel tanúsítható, nincs szükség tanúsítványokra vagy a tanúsítók iránti bizalomra. </text:p>
          </table:table-cell>
          <table:table-cell/>
          <table:table-cell office:value-type="string" calcext:value-type="string">
            <text:p>JM10</text:p>
          </table:table-cell>
          <table:table-cell table:style-name="ce119" office:value-type="string" calcext:value-type="string">
            <text:p><text:span text:style-name="T31">3.3.6.2.5.,3.3.3.4.1.2.,</text:span><text:span text:style-name="T32">3.3.3.5.1.2.</text:span></text:p>
          </table:table-cell>
          <table:table-cell table:number-columns-repeated="1016"/>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5">
            <text:p>PR.PT-4: <text:span text:style-name="T6">Communications and control networks are protected</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29"/>
          <table:table-cell table:style-name="ce110"/>
          <table:table-cell table:number-columns-repeated="1020"/>
        </table:table-row>
        <table:table-row table:style-name="ro1">
          <table:covered-table-cell table:style-name="ce85"/>
          <table:covered-table-cell table:style-name="ce101"/>
          <table:table-cell table:style-name="ce27" office:value-type="string" calcext:value-type="string" table:number-columns-spanned="1" table:number-rows-spanned="5">
            <text:p>PR.PT-5: <text:span text:style-name="T6">Mechanisms (e.g., failsafe, load balancing, hot swap) are implemented to achieve resilience requirements in normal and adverse situations</text:span></text:p>
          </table:table-cell>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5"/>
          <table:covered-table-cell table:style-name="ce101"/>
          <table:covered-table-cell table:style-name="ce107"/>
          <table:table-cell table:style-name="ce109"/>
          <table:table-cell table:number-columns-repeated="1020"/>
        </table:table-row>
        <table:table-row table:style-name="ro1">
          <table:covered-table-cell table:style-name="ce86"/>
          <table:covered-table-cell table:style-name="ce102"/>
          <table:covered-table-cell table:style-name="ce29"/>
          <table:table-cell table:style-name="ce110"/>
          <table:table-cell table:number-columns-repeated="1020"/>
        </table:table-row>
        <table:table-row table:style-name="ro22">
          <table:table-cell table:style-name="ce87" office:value-type="string" calcext:value-type="string" table:number-columns-spanned="1" table:number-rows-spanned="85">
            <text:p>Felderítés (DE)</text:p>
          </table:table-cell>
          <table:table-cell table:style-name="ce21" office:value-type="string" calcext:value-type="string" table:number-columns-spanned="1" table:number-rows-spanned="25">
            <text:p>Események és eltérések (DE.AE): <text:span text:style-name="T1">A szokásostól eltérő tevékenység nem marad észrevétlen és az események várható hatása felmérésre került</text:span><text:span text:style-name="T5">.</text:span></text:p>
          </table:table-cell>
          <table:table-cell table:style-name="ce27" office:value-type="string" calcext:value-type="string" table:number-columns-spanned="1" table:number-rows-spanned="5">
            <text:p>DE.AE-1: <text:span text:style-name="T6">A baseline of network operations and expected data flows for users and systems is established and managed</text:span></text:p>
          </table:table-cell>
          <table:table-cell table:style-name="ce109" office:value-type="string" calcext:value-type="string">
            <text:p>A szervezet csak az engedélyezett szabad szoftver letöltési helyekről és FLOSS szoftvertárolókon keresztül ér el FLOSS binárist vagy forrást.</text:p>
          </table:table-cell>
          <table:table-cell office:value-type="string" calcext:value-type="string">
            <text:p><text:span text:style-name="T22">A FLOSS rendszerek nyílt szemléletmódja következtében bárki legálisan továbbadhatja, terjesztheti az eredeti szoftvert vagy annak módosított változatát. Rendkívül fontos, hogy a szervezet csak a megbízhatónak tekintett forrásokból szerezzen be alkalmazásokat vagy forráskódot. Az üzleti alkalmazásokkal ellentétben a nyílt forrás továbbterjesztése nem illegális, legitim címekről, hivatalos formában is megoldható, bizonyos esetekben a közösség kifejezetten ilyen célú infrastruktúrát épít ki (ilyen például az Ubuntu PPA rendszere). Elvben a módosított változatokban könnyen elhelyezhető szándékos hátsó kapu vagy trójai szoftver ám ez a támadási forma a</text:span> kód átláthatósága folytán kockázatos, így valószínűtlen. Ugyanakkor ártatlannak látszó, javításnak álcázott szándékos hiba elhelyezése már sokkal kisebb kockázattal jár, míg egy korábbi, ismert sérülékenységgel rendelkező változat használata, akár véletlenül, akár szándékosan történik, lényegében támadhatatlan.  A forrást felhasználó szervezet rendszere mindkét esetben kompromittálódik. Az állandó szoftvertárolók és automatizált frissítések használatának különös veszélye, hogy a sérülékenység bármikor – akár az ellenőrzést követően – is bevezethető, később pedig eltávolítható. A kockázat csökkentése érdekében a szervezetnek érdemes ellenőrzése alatt tartania az ilyen jellegű forgalmat.</text:p>
          </table:table-cell>
          <table:table-cell table:number-columns-repeated="2"/>
          <table:table-cell table:style-name="ce119" office:value-type="string" calcext:value-type="string">
            <text:p><text:span text:style-name="T31">3.3.3.7.,3.3.3.4.1.3.,3.3.11.8.6.,</text:span><text:span text:style-name="T32">3.1.6.9.1.2.</text:span></text:p>
          </table:table-cell>
          <table:table-cell table:number-columns-repeated="1016"/>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29"/>
          <table:table-cell table:style-name="ce110"/>
          <table:table-cell table:number-columns-repeated="1020"/>
        </table:table-row>
        <table:table-row table:style-name="ro1">
          <table:covered-table-cell table:style-name="ce88"/>
          <table:covered-table-cell table:style-name="ce101"/>
          <table:table-cell table:style-name="ce27" office:value-type="string" calcext:value-type="string" table:number-columns-spanned="1" table:number-rows-spanned="6">
            <text:p>DE.AE-2: <text:span text:style-name="T6">Detected events are analyzed to understand attack targets and methods</text:span></text:p>
          </table:table-cell>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29"/>
          <table:table-cell table:style-name="ce110"/>
          <table:table-cell table:number-columns-repeated="1020"/>
        </table:table-row>
        <table:table-row table:style-name="ro1">
          <table:covered-table-cell table:style-name="ce88"/>
          <table:covered-table-cell table:style-name="ce101"/>
          <table:table-cell table:style-name="ce27" office:value-type="string" calcext:value-type="string" table:number-columns-spanned="1" table:number-rows-spanned="5">
            <text:p>DE.AE-3: <text:span text:style-name="T6">Event data are collected and correlated from multiple sources and sensors</text:span></text:p>
          </table:table-cell>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29"/>
          <table:table-cell table:style-name="ce110"/>
          <table:table-cell table:number-columns-repeated="1020"/>
        </table:table-row>
        <table:table-row table:style-name="ro1">
          <table:covered-table-cell table:style-name="ce88"/>
          <table:covered-table-cell table:style-name="ce101"/>
          <table:table-cell table:style-name="ce27" office:value-type="string" calcext:value-type="string" table:number-columns-spanned="1" table:number-rows-spanned="4">
            <text:p>DE.AE-4: <text:span text:style-name="T6">Impact of events is determined</text:span></text:p>
          </table:table-cell>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29"/>
          <table:table-cell table:style-name="ce110"/>
          <table:table-cell table:number-columns-repeated="1020"/>
        </table:table-row>
        <table:table-row table:style-name="ro1">
          <table:covered-table-cell table:style-name="ce88"/>
          <table:covered-table-cell table:style-name="ce101"/>
          <table:table-cell table:style-name="ce27" office:value-type="string" calcext:value-type="string" table:number-columns-spanned="1" table:number-rows-spanned="5">
            <text:p>DE.AE-5: <text:span text:style-name="T6">Incident alert thresholds are established</text:span></text:p>
          </table:table-cell>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2"/>
          <table:covered-table-cell table:style-name="ce29"/>
          <table:table-cell table:style-name="ce110"/>
          <table:table-cell table:number-columns-repeated="1020"/>
        </table:table-row>
        <table:table-row table:style-name="ro23">
          <table:covered-table-cell table:style-name="ce88"/>
          <table:table-cell table:style-name="ce21" office:value-type="string" calcext:value-type="string" table:number-columns-spanned="1" table:number-rows-spanned="36">
            <text:p>Folyamatos biztonság felügyelet (DE.CM): <text:span text:style-name="T1">A szervezet folyamatosan figyeli az információs rendszert és eszközeit, és képes beazonosítani az esetleges kiberbiztonsági eseményeket valamint ellenőrzi a védelmi intézkedések hatékonyságát. </text:span></text:p>
          </table:table-cell>
          <table:table-cell table:style-name="ce27" office:value-type="string" calcext:value-type="string" table:number-columns-spanned="1" table:number-rows-spanned="4">
            <text:p>DE.CM-1: <text:span text:style-name="T16">The network is</text:span><text:span text:style-name="T17"> </text:span><text:span text:style-name="T18">monitored to detect potential cybersecurity events</text:span></text:p>
          </table:table-cell>
          <table:table-cell table:style-name="ce109" office:value-type="string" calcext:value-type="string">
            <text:p>Hálózatfigyelés segítségével be kell azonosítani a népszerű FLOSS elemek letöltési pontjaira és a forrástárakra irányuló forgalmat.</text:p>
          </table:table-cell>
          <table:table-cell office:value-type="string" calcext:value-type="string">
            <text:p>A szervezet biztonságára káros hatással lehet a fel nem ismert, ellenőrizetlen nyílt forráskód használat. A népszerű letöltési pontok (pl. GitHub, Bitbucket, GitLab stb.) monitorozásával ez a veszély mérsékelhető, illetve felismerhető a nem regisztrált nyílt forrás használat.</text:p>
          </table:table-cell>
          <table:table-cell table:number-columns-repeated="2"/>
          <table:table-cell table:style-name="ce116" office:value-type="string" calcext:value-type="string">
            <text:p><text:span text:style-name="T26">3.3.6.8.3.2.,</text:span><text:span text:style-name="T27">3.3.12.5.3.</text:span></text:p>
          </table:table-cell>
          <table:table-cell table:number-columns-repeated="1016"/>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29"/>
          <table:table-cell table:style-name="ce110"/>
          <table:table-cell table:number-columns-repeated="1020"/>
        </table:table-row>
        <table:table-row table:style-name="ro1">
          <table:covered-table-cell table:style-name="ce88"/>
          <table:covered-table-cell table:style-name="ce101"/>
          <table:table-cell table:style-name="ce27" office:value-type="string" calcext:value-type="string" table:number-columns-spanned="1" table:number-rows-spanned="4">
            <text:p>DE.CM-2: <text:span text:style-name="T6">The physical environment is monitored to detect potential cybersecurity events</text:span></text:p>
          </table:table-cell>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29"/>
          <table:table-cell table:style-name="ce110"/>
          <table:table-cell table:number-columns-repeated="1020"/>
        </table:table-row>
        <table:table-row table:style-name="ro1">
          <table:covered-table-cell table:style-name="ce88"/>
          <table:covered-table-cell table:style-name="ce101"/>
          <table:table-cell table:style-name="ce27" office:value-type="string" calcext:value-type="string" table:number-columns-spanned="1" table:number-rows-spanned="5">
            <text:p>DE.CM-3: <text:span text:style-name="T6">Personnel activity is monitored to detect potential cybersecurity events</text:span></text:p>
          </table:table-cell>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29"/>
          <table:table-cell table:style-name="ce110"/>
          <table:table-cell table:number-columns-repeated="1020"/>
        </table:table-row>
        <table:table-row table:style-name="ro5">
          <table:covered-table-cell table:style-name="ce88"/>
          <table:covered-table-cell table:style-name="ce101"/>
          <table:table-cell table:style-name="ce27" office:value-type="string" calcext:value-type="string" table:number-columns-spanned="1" table:number-rows-spanned="6">
            <text:p>DE.CM-4: <text:span text:style-name="T6">Malicious code is detected</text:span></text:p>
          </table:table-cell>
          <table:table-cell table:style-name="ce109" office:value-type="string" calcext:value-type="string">
            <text:p><text:span text:style-name="T19">A letöltött forráskódot a szabályzatban előírt esetekben fordítás vagy futtatás előtt </text:span>manuális módszerrel ellenőrizni kell.</text:p>
          </table:table-cell>
          <table:table-cell office:value-type="string" calcext:value-type="string">
            <text:p>A forráskód tartalmazhat hátsó kapukat vagy kártékony kódot. A kód logikai és szintaktikai hibamentessége vizsgálható automatizált módszerekkel, de a szándékosan elhelyezett sérülékenységeket általában csak a kód átnézésével lehet felderíteni amennyiben erre megfelelő erőforrás áll rendelkezésre. Realisztikus megvalósítására csak rövid parancsfájlok vagy komponensek esetében van esély.</text:p>
          </table:table-cell>
          <table:table-cell office:value-type="string" calcext:value-type="string">
            <text:p>SM09</text:p>
          </table:table-cell>
          <table:table-cell/>
          <table:table-cell table:style-name="ce119" office:value-type="string" calcext:value-type="string">
            <text:p>3.3.4.3.</text:p>
          </table:table-cell>
          <table:table-cell table:number-columns-repeated="1016"/>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29"/>
          <table:table-cell table:style-name="ce110"/>
          <table:table-cell table:number-columns-repeated="1020"/>
        </table:table-row>
        <table:table-row table:style-name="ro1">
          <table:covered-table-cell table:style-name="ce88"/>
          <table:covered-table-cell table:style-name="ce101"/>
          <table:table-cell table:style-name="ce27" office:value-type="string" calcext:value-type="string" table:number-columns-spanned="1" table:number-rows-spanned="5">
            <text:p>DE.CM-5: <text:span text:style-name="T6">Unauthorized mobile code is detected</text:span></text:p>
          </table:table-cell>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29"/>
          <table:table-cell table:style-name="ce110"/>
          <table:table-cell table:number-columns-repeated="1020"/>
        </table:table-row>
        <table:table-row table:style-name="ro6">
          <table:covered-table-cell table:style-name="ce88"/>
          <table:covered-table-cell table:style-name="ce101"/>
          <table:table-cell table:style-name="ce27" office:value-type="string" calcext:value-type="string" table:number-columns-spanned="1" table:number-rows-spanned="3">
            <text:p>DE.CM-6: <text:span text:style-name="T6">External service provider activity is monitored to detect potential cybersecurity events</text:span></text:p>
          </table:table-cell>
          <table:table-cell table:style-name="ce109" office:value-type="string" calcext:value-type="string">
            <text:p>A felhasznált FLOSS forráskód módosításait folyamatosan figyelemmel kell kísérni.</text:p>
          </table:table-cell>
          <table:table-cell office:value-type="string" calcext:value-type="string">
            <text:p>A FLOSS automatizált biztonsági frissítéseit külső szolgáltatásnak kell tekinteni, az itt végzett tevékenység ellenőrzést igényel. Tekintettel arra, hogy az automatizált frissítések lényegében ellenőrzés nélkül vezethetnek be sérülékenységeket, a frissítéseket szolgáltató szervezet folyamatos monitorozása szükséges, hogy annak esetleges kompromitálódása és az ellenlépések foganatosítása közötti időablak minimálisra csökkenthető legyen.</text:p>
          </table:table-cell>
          <table:table-cell table:number-columns-repeated="2"/>
          <table:table-cell table:style-name="ce119" office:value-type="string" calcext:value-type="string">
            <text:p><text:span text:style-name="T31">3.3.11.6.1.1.,3.3.11.6.2.,</text:span><text:span text:style-name="T32">3.3.3.2.1.1.</text:span></text:p>
          </table:table-cell>
          <table:table-cell table:number-columns-repeated="1016"/>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29"/>
          <table:table-cell table:style-name="ce110"/>
          <table:table-cell table:number-columns-repeated="1020"/>
        </table:table-row>
        <table:table-row table:style-name="ro1">
          <table:covered-table-cell table:style-name="ce88"/>
          <table:covered-table-cell table:style-name="ce101"/>
          <table:table-cell table:style-name="ce27" office:value-type="string" calcext:value-type="string" table:number-columns-spanned="1" table:number-rows-spanned="4">
            <text:p>DE.CM-7: <text:span text:style-name="T6">Monitoring for unauthorized personnel, connections, devices, and software is performed</text:span></text:p>
          </table:table-cell>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29"/>
          <table:table-cell table:style-name="ce110"/>
          <table:table-cell table:number-columns-repeated="1020"/>
        </table:table-row>
        <table:table-row table:style-name="ro1">
          <table:covered-table-cell table:style-name="ce88"/>
          <table:covered-table-cell table:style-name="ce101"/>
          <table:table-cell table:style-name="ce27" office:value-type="string" calcext:value-type="string" table:number-columns-spanned="1" table:number-rows-spanned="5">
            <text:p>DE.CM-8: <text:span text:style-name="T6">Vulnerability scans are performed</text:span></text:p>
          </table:table-cell>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2"/>
          <table:covered-table-cell table:style-name="ce29"/>
          <table:table-cell table:style-name="ce110"/>
          <table:table-cell table:number-columns-repeated="1020"/>
        </table:table-row>
        <table:table-row table:style-name="ro5">
          <table:covered-table-cell table:style-name="ce88"/>
          <table:table-cell table:style-name="ce21" office:value-type="string" calcext:value-type="string" table:number-columns-spanned="1" table:number-rows-spanned="24">
            <text:p>Felderítési folyamatok (DE.DP):<text:span text:style-name="T6"> A szervezet karbantartja és teszteli felderítési folyamatait, ezáltal felkészülve a szokásostól eltérő eseményekre.</text:span></text:p>
          </table:table-cell>
          <table:table-cell table:style-name="ce27" office:value-type="string" calcext:value-type="string" table:number-columns-spanned="1" table:number-rows-spanned="5">
            <text:p>DE.DP-1: <text:span text:style-name="T6">Roles and responsibilities for detection are well defined to ensure accountability</text:span></text:p>
          </table:table-cell>
          <table:table-cell table:style-name="ce109" office:value-type="string" calcext:value-type="string">
            <text:p>A FLOSS komponensek beazonosításáért felelős személy és feladatai világosan definiáltak legyenek.</text:p>
          </table:table-cell>
          <table:table-cell office:value-type="string" calcext:value-type="string">
            <text:p>A FLOSS komponensek egyedi kezelést igényelnek, azonosítatlan használatuk problémákat okozhat. A felhasználók nem feltétlenül vannak tisztában azzal, hogy az általuk alkalmazott komponens egyedi eljárásokat igényelne. A komponensek beazonosításával megbízott személy feladatkörének és jogosultságainak tisztázása segít felbecsülni a fel nem derített FLOSS komponensek használatával járó kockázatot.</text:p>
          </table:table-cell>
          <table:table-cell office:value-type="string" calcext:value-type="string">
            <text:p>SG01</text:p>
          </table:table-cell>
          <table:table-cell/>
          <table:table-cell table:style-name="ce119" office:value-type="string" calcext:value-type="string">
            <text:p><text:span text:style-name="T31">3.3.3.4., </text:span><text:span text:style-name="T32">3.1.1.2.1.</text:span></text:p>
          </table:table-cell>
          <table:table-cell table:number-columns-repeated="1016"/>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29"/>
          <table:table-cell table:style-name="ce110"/>
          <table:table-cell table:number-columns-repeated="1020"/>
        </table:table-row>
        <table:table-row table:style-name="ro1">
          <table:covered-table-cell table:style-name="ce88"/>
          <table:covered-table-cell table:style-name="ce101"/>
          <table:table-cell table:style-name="ce27" office:value-type="string" calcext:value-type="string" table:number-columns-spanned="1" table:number-rows-spanned="4">
            <text:p>DE.DP-2: <text:span text:style-name="T6">Detection activities comply with all applicable requirements</text:span></text:p>
          </table:table-cell>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29"/>
          <table:table-cell table:style-name="ce110"/>
          <table:table-cell table:number-columns-repeated="1020"/>
        </table:table-row>
        <table:table-row table:style-name="ro1">
          <table:covered-table-cell table:style-name="ce88"/>
          <table:covered-table-cell table:style-name="ce101"/>
          <table:table-cell table:style-name="ce27" office:value-type="string" calcext:value-type="string" table:number-columns-spanned="1" table:number-rows-spanned="5">
            <text:p>DE.DP-3: <text:span text:style-name="T6">Detection processes are tested</text:span></text:p>
          </table:table-cell>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29"/>
          <table:table-cell table:style-name="ce110"/>
          <table:table-cell table:number-columns-repeated="1020"/>
        </table:table-row>
        <table:table-row table:style-name="ro11">
          <table:covered-table-cell table:style-name="ce88"/>
          <table:covered-table-cell table:style-name="ce101"/>
          <table:table-cell table:style-name="ce27" office:value-type="string" calcext:value-type="string" table:number-columns-spanned="1" table:number-rows-spanned="6">
            <text:p>DE.DP-4: <text:span text:style-name="T6">Event detection information is communicated</text:span></text:p>
          </table:table-cell>
          <table:table-cell table:style-name="ce109" office:value-type="string" calcext:value-type="string">
            <text:p>A FLOSS komponensekben felfedezett sérülékenységet a szervezet az komponensért felelős szervezetnek is jelenti.</text:p>
          </table:table-cell>
          <table:table-cell office:value-type="string" calcext:value-type="string">
            <text:p>Azon felül, hogy az eredeti verzió hibamentessége közösségi érdek, ha az eredeti verzió javításra kerül, a szervezetnek nem kell a továbbiakban külön ágon vezetnie a javításait, ami leegyszerűsíti a folyamatot és csökkenti a hibalehetőségeket.</text:p>
          </table:table-cell>
          <table:table-cell table:number-columns-repeated="2"/>
          <table:table-cell table:style-name="ce119" office:value-type="string" calcext:value-type="string">
            <text:p>3.1.1.4.2.5.</text:p>
          </table:table-cell>
          <table:table-cell table:number-columns-repeated="1016"/>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29"/>
          <table:table-cell table:style-name="ce110"/>
          <table:table-cell table:number-columns-repeated="1020"/>
        </table:table-row>
        <table:table-row table:style-name="ro1">
          <table:covered-table-cell table:style-name="ce88"/>
          <table:covered-table-cell table:style-name="ce101"/>
          <table:table-cell table:style-name="ce27" office:value-type="string" calcext:value-type="string" table:number-columns-spanned="1" table:number-rows-spanned="4">
            <text:p>DE.DP-5: <text:span text:style-name="T6">Detection processes are continuously improved</text:span></text:p>
          </table:table-cell>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8"/>
          <table:covered-table-cell table:style-name="ce101"/>
          <table:covered-table-cell table:style-name="ce107"/>
          <table:table-cell table:style-name="ce109"/>
          <table:table-cell table:number-columns-repeated="1020"/>
        </table:table-row>
        <table:table-row table:style-name="ro1">
          <table:covered-table-cell table:style-name="ce89"/>
          <table:covered-table-cell table:style-name="ce102"/>
          <table:covered-table-cell table:style-name="ce29"/>
          <table:table-cell table:style-name="ce110"/>
          <table:table-cell table:number-columns-repeated="1020"/>
        </table:table-row>
        <table:table-row table:style-name="ro24">
          <table:table-cell table:style-name="ce90" office:value-type="string" calcext:value-type="string" table:number-columns-spanned="1" table:number-rows-spanned="73">
            <text:p>Válaszlépés (RS)</text:p>
          </table:table-cell>
          <table:table-cell table:style-name="ce21" office:value-type="string" calcext:value-type="string" table:number-columns-spanned="1" table:number-rows-spanned="5">
            <text:p>Válaszlépés tervezés (RS.RP):<text:span text:style-name="T9"> A felderített kiberbiztonsági incidensekre válaszul a szervezet képes végrehajtani a definiált válaszlépéseket és folyamatokat. </text:span></text:p>
          </table:table-cell>
          <table:table-cell table:style-name="ce27" office:value-type="string" calcext:value-type="string" table:number-columns-spanned="1" table:number-rows-spanned="5">
            <text:p>RS.RP-1: <text:span text:style-name="T6">Response plan is executed during or after an incident</text:span></text:p>
          </table:table-cell>
          <table:table-cell table:style-name="ce110" office:value-type="string" calcext:value-type="string">
            <text:p>A biztonsági eseménykezelési eljárásrendben meg kell határozni, hogy milyen események esetén milyen válasz adható a FLOSS komponensek egyedi tulajdonságait figyelembe véve.</text:p>
          </table:table-cell>
          <table:table-cell office:value-type="string" calcext:value-type="string">
            <text:p>FLOSS esetén lehetőség van a forrás azonnali újrafordítására, a támadható képesség kikapcsolására vagy a kód közvetlen módosítására. Nem minden eszköz esetén vállalható azonban az ezzel járó kockázat, továbbá a változtatás folyamatos követése erőforrásigényes. <text:s/>Emiatt dokumentálni szükséges milyen esetekben alkalmazható ez a megoldás. </text:p>
          </table:table-cell>
          <table:table-cell/>
          <table:table-cell office:value-type="string" calcext:value-type="string">
            <text:p>JH02</text:p>
          </table:table-cell>
          <table:table-cell table:style-name="ce119" office:value-type="string" calcext:value-type="string">
            <text:p><text:span text:style-name="T31">3.1.4.2.1.9.,</text:span><text:span text:style-name="T32">3.1.5.8.1.1.1.</text:span></text:p>
          </table:table-cell>
          <table:table-cell table:number-columns-repeated="1016"/>
        </table:table-row>
        <table:table-row table:style-name="ro4">
          <table:covered-table-cell table:style-name="ce91"/>
          <table:covered-table-cell table:style-name="ce101"/>
          <table:covered-table-cell table:style-name="ce107"/>
          <table:table-cell table:style-name="ce109" office:value-type="string" calcext:value-type="string">
            <text:p>A gyors hibajavítás érdekében meg lehet határozni a hibákat hatékonyan javító fejlesztőket. </text:p>
          </table:table-cell>
          <table:table-cell office:value-type="string" calcext:value-type="string">
            <text:p>Centralitás vizsgálatok segítségével meghatározhatóak a közösség azon tagjai, akik a leghatékonyabban javítják a hibákat illetve ismerik a projektet. A megfelelő személy elérése és motiválása jelentősen csökkentheti a javításhoz szükséges időt.</text:p>
          </table:table-cell>
          <table:table-cell table:style-name="ce96" office:value-type="string" calcext:value-type="string">
            <text:p><text:s/>SM01, SM02, SM03</text:p>
          </table:table-cell>
          <table:table-cell office:value-type="string" calcext:value-type="string">
            <text:p>JM02</text:p>
          </table:table-cell>
          <table:table-cell table:style-name="Default" office:value-type="string" calcext:value-type="string">
            <text:p><text:span text:style-name="T23">3.1.1.4.2.5.,</text:span><text:span text:style-name="T24">3.1.4.2.1.9.,</text:span><text:span text:style-name="T25">3.1.5.8.1.1.1.</text:span></text:p>
          </table:table-cell>
          <table:table-cell table:number-columns-repeated="1016"/>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2"/>
          <table:covered-table-cell table:style-name="ce29"/>
          <table:table-cell table:style-name="ce110"/>
          <table:table-cell table:number-columns-repeated="1020"/>
        </table:table-row>
        <table:table-row table:style-name="ro1">
          <table:covered-table-cell table:style-name="ce91"/>
          <table:table-cell table:style-name="ce21" office:value-type="string" calcext:value-type="string" table:number-columns-spanned="1" table:number-rows-spanned="24">
            <text:p>Kommunikáció (RS.CO): <text:span text:style-name="T1">A válaszlépéseket a szervezet külső és belső partnereivel együtt koordinált módon hajtja végre</text:span><text:span text:style-name="T5">.</text:span></text:p>
          </table:table-cell>
          <table:table-cell table:style-name="ce27" office:value-type="string" calcext:value-type="string" table:number-columns-spanned="1" table:number-rows-spanned="5">
            <text:p>RS.CO-1: <text:span text:style-name="T6">Personnel know their roles and order of operations when a response is needed</text:span></text:p>
          </table:table-cell>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29"/>
          <table:table-cell table:style-name="ce110"/>
          <table:table-cell table:number-columns-repeated="1020"/>
        </table:table-row>
        <table:table-row table:style-name="ro1">
          <table:covered-table-cell table:style-name="ce91"/>
          <table:covered-table-cell table:style-name="ce101"/>
          <table:table-cell table:style-name="ce27" office:value-type="string" calcext:value-type="string" table:number-columns-spanned="1" table:number-rows-spanned="5">
            <text:p>RS.CO-2: <text:span text:style-name="T6">Incidents are reported consistent with established criteria</text:span></text:p>
          </table:table-cell>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29"/>
          <table:table-cell table:style-name="ce110"/>
          <table:table-cell table:number-columns-repeated="1020"/>
        </table:table-row>
        <table:table-row table:style-name="ro1">
          <table:covered-table-cell table:style-name="ce91"/>
          <table:covered-table-cell table:style-name="ce101"/>
          <table:table-cell table:style-name="ce27" office:value-type="string" calcext:value-type="string" table:number-columns-spanned="1" table:number-rows-spanned="5">
            <text:p>RS.CO-3: <text:span text:style-name="T6">Information is shared consistent with response plans</text:span></text:p>
          </table:table-cell>
          <table:table-cell/>
          <table:table-cell table:style-name="ce96"/>
          <table:table-cell table:number-columns-repeated="1019"/>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29"/>
          <table:table-cell table:style-name="ce110"/>
          <table:table-cell table:number-columns-repeated="1020"/>
        </table:table-row>
        <table:table-row table:style-name="ro15">
          <table:covered-table-cell table:style-name="ce91"/>
          <table:covered-table-cell table:style-name="ce101"/>
          <table:table-cell table:style-name="ce27" office:value-type="string" calcext:value-type="string" table:number-columns-spanned="1" table:number-rows-spanned="5">
            <text:p>RS.CO-4: <text:span text:style-name="T6">Coordination with stakeholders occurs consistent with response plans</text:span></text:p>
          </table:table-cell>
          <table:table-cell table:style-name="ce109" office:value-type="string" calcext:value-type="string">
            <text:p>A szervezet együttműködik a közösséggel a hiba elhárítása érdekében. Az együttműködés során betartja a közösség által elvárt technikai és szociális normákat.</text:p>
          </table:table-cell>
          <table:table-cell office:value-type="string" calcext:value-type="string">
            <text:p>A FLOSS közösséggel való együttműködés eltér a megszokottól. Nincsenek kikényszeríthető határidők, sokat számíthat a kérés pontos megfogalmazása, sőt az udvariasság is. A fejlesztők közvetlen elérhetősége nagy mértékben csökkentheti a válaszidőt, de csak akkor ha az közösség által elvárt normarendszer (hibajelentések formátuma, tartalma, udvariasság) betartásra kerül.</text:p>
          </table:table-cell>
          <table:table-cell/>
          <table:table-cell office:value-type="string" calcext:value-type="string">
            <text:p>JF01</text:p>
          </table:table-cell>
          <table:table-cell table:style-name="ce119" office:value-type="string" calcext:value-type="string">
            <text:p>3.1.5.8.1.1.1., </text:p>
          </table:table-cell>
          <table:table-cell table:number-columns-repeated="1016"/>
        </table:table-row>
        <table:table-row table:style-name="ro5">
          <table:covered-table-cell table:style-name="ce91"/>
          <table:covered-table-cell table:style-name="ce101"/>
          <table:covered-table-cell table:style-name="ce107"/>
          <table:table-cell table:style-name="ce109" office:value-type="string" calcext:value-type="string">
            <text:p>A hibajegyeket a közösség hibakövető rendszerébe már első alkalommal jó minőségben és reprodukálást lehetővé tevő módon kell felvinni.</text:p>
          </table:table-cell>
          <table:table-cell office:value-type="string" calcext:value-type="string">
            <text:p>A OSSD közösség jellegzetességei folytán a hibásan vagy rosszul érthető, nem reprodukálható módon felvitt hibajegyek könnyen válasz nélkül maradhatnak. Ellentétben az üzleti támogatással, a hibajegyet kezelő személyt nem kötik szabályok, nem motivált a hibajegy lezárásában, következésképpen a hatékony kommunikáció sokkal nagyobb részben múlik a felhasználón mint üzleti támogatás esetében.</text:p>
          </table:table-cell>
          <table:table-cell table:style-name="ce115" office:value-type="string" calcext:value-type="string">
            <text:p>SM01,SM02,SM3</text:p>
          </table:table-cell>
          <table:table-cell office:value-type="string" calcext:value-type="string">
            <text:p>JM13</text:p>
          </table:table-cell>
          <table:table-cell table:style-name="ce119" office:value-type="string" calcext:value-type="string">
            <text:p><text:span text:style-name="T31">3.3.2.2.1.6.,</text:span><text:span text:style-name="T32">3.3.3.7.</text:span></text:p>
          </table:table-cell>
          <table:table-cell table:number-columns-repeated="1016"/>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29"/>
          <table:table-cell table:style-name="ce110"/>
          <table:table-cell table:number-columns-repeated="1020"/>
        </table:table-row>
        <table:table-row table:style-name="ro3">
          <table:covered-table-cell table:style-name="ce91"/>
          <table:covered-table-cell table:style-name="ce101"/>
          <table:table-cell table:style-name="ce27" office:value-type="string" calcext:value-type="string" table:number-columns-spanned="1" table:number-rows-spanned="4">
            <text:p>RS.CO-5: <text:span text:style-name="T6">Voluntary information sharing occurs with external stakeholders to achieve broader cybersecurity situational awareness </text:span></text:p>
          </table:table-cell>
          <table:table-cell table:style-name="ce109" office:value-type="string" calcext:value-type="string">
            <text:p>A szervezet megosztja fejlesztőközösséggel az általa végrehajtott ellenőrzött válaszintézkedést.</text:p>
          </table:table-cell>
          <table:table-cell office:value-type="string" calcext:value-type="string">
            <text:p>A helyes válaszintézkedés publikálása segíti a FLOSS valamennyi felhasználóját. Ugyanakkor a válaszintézkedés nyilvánossá tétele biztonsági kockázatot jelent, mert a nem megfelelően végrehajtott válaszlépés újabb sérülékenységet vezethet be. A várható előnyöket és hátrányokat tehát mérlegelni kell.</text:p>
          </table:table-cell>
          <table:table-cell table:number-columns-repeated="2"/>
          <table:table-cell table:style-name="ce119" office:value-type="string" calcext:value-type="string">
            <text:p><text:span text:style-name="T31">3.1.7.1.1.3.,3.3.11.6.1.6., </text:span><text:span text:style-name="T32">3.3.10.17.1.1.</text:span></text:p>
          </table:table-cell>
          <table:table-cell table:number-columns-repeated="1016"/>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2"/>
          <table:covered-table-cell table:style-name="ce29"/>
          <table:table-cell table:style-name="ce110"/>
          <table:table-cell table:number-columns-repeated="1020"/>
        </table:table-row>
        <table:table-row table:style-name="ro1">
          <table:covered-table-cell table:style-name="ce91"/>
          <table:table-cell table:style-name="ce21" office:value-type="string" calcext:value-type="string" table:number-columns-spanned="1" table:number-rows-spanned="22">
            <text:p>Analízis (RS.AN): <text:span text:style-name="T1">A hatékony válaszképesség helyreállító tevékenység biztosítása érdekében a szervezet elemzéseket végez.</text:span></text:p>
          </table:table-cell>
          <table:table-cell table:style-name="ce27" office:value-type="string" calcext:value-type="string" table:number-columns-spanned="1" table:number-rows-spanned="6">
            <text:p>RS.AN-1: <text:span text:style-name="T6">Notifications from detection systems are investigated </text:span></text:p>
          </table:table-cell>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29"/>
          <table:table-cell table:style-name="ce110"/>
          <table:table-cell table:number-columns-repeated="1020"/>
        </table:table-row>
        <table:table-row table:style-name="ro4">
          <table:covered-table-cell table:style-name="ce91"/>
          <table:covered-table-cell table:style-name="ce101"/>
          <table:table-cell table:style-name="ce27" office:value-type="string" calcext:value-type="string" table:number-columns-spanned="1" table:number-rows-spanned="4">
            <text:p>RS.AN-2: <text:span text:style-name="T6">The impact of the incident is understood</text:span></text:p>
          </table:table-cell>
          <table:table-cell table:style-name="ce109" office:value-type="string" calcext:value-type="string">
            <text:p>A szervezet függőségelemzést végez, hogy megállapítsa mely rendszerek érintettek a biztonsági eseményben.</text:p>
          </table:table-cell>
          <table:table-cell office:value-type="string" calcext:value-type="string">
            <text:p>A FLOSS rendszerek összetett függőségi kapcsolatban állnak egymással. A komponensek további alkomponenseket (könyvtárakat, osztályokat, modulokat) használnak. Ezek a függőségek feltérképezhetők, így gyorsan eldönthető, hogy egy adott komponens milyen rendszerekre lehet hatással.</text:p>
          </table:table-cell>
          <table:table-cell office:value-type="string" calcext:value-type="string">
            <text:p>SH08</text:p>
          </table:table-cell>
          <table:table-cell/>
          <table:table-cell table:style-name="ce119" office:value-type="string" calcext:value-type="string">
            <text:p><text:span text:style-name="T31">3.1.2.1.2.1.,3.1.2.3.1.4.,</text:span><text:span text:style-name="T32">3.3.4.2.1.2.</text:span></text:p>
          </table:table-cell>
          <table:table-cell table:number-columns-repeated="1016"/>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29"/>
          <table:table-cell table:style-name="ce110"/>
          <table:table-cell table:number-columns-repeated="1020"/>
        </table:table-row>
        <table:table-row table:style-name="ro6">
          <table:covered-table-cell table:style-name="ce91"/>
          <table:covered-table-cell table:style-name="ce101"/>
          <table:table-cell table:style-name="ce27" office:value-type="string" calcext:value-type="string" table:number-columns-spanned="1" table:number-rows-spanned="4">
            <text:p>RS.AN-3: <text:span text:style-name="T6">Forensics are performed</text:span></text:p>
          </table:table-cell>
          <table:table-cell table:style-name="ce109" office:value-type="string" calcext:value-type="string">
            <text:p>A forráskód vizsgálatával eldönthető, hogy a biztonsági eseményt valóban a vizsgált komponens okozta-e.</text:p>
          </table:table-cell>
          <table:table-cell office:value-type="string" calcext:value-type="string">
            <text:p>Üzleti megoldások esetében általában nincs lehetőség meggyőződni arról, hogy az adott hibát minden kétséget kizáróan valóban az adott komponens okozta-e. Nyílt forrás esetén az elvi lehetőség adott – bár elvégzése kétség kívül erőforrás-igényes – így a magas biztonsági követelményű területeken érdemes lehet kiterjeszteni a vizsgálatok körét a forráskódra is, hiszen az üzleti rendszerek körére szabott szabályzatok ezt valószínűleg nem tartalmazzák.</text:p>
          </table:table-cell>
          <table:table-cell/>
          <table:table-cell office:value-type="string" calcext:value-type="string">
            <text:p>JM06</text:p>
          </table:table-cell>
          <table:table-cell table:style-name="ce119" office:value-type="string" calcext:value-type="string">
            <text:p>3.1.5.8.1.1.1.</text:p>
          </table:table-cell>
          <table:table-cell table:number-columns-repeated="1016"/>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29"/>
          <table:table-cell table:style-name="ce110"/>
          <table:table-cell table:number-columns-repeated="1020"/>
        </table:table-row>
        <table:table-row table:style-name="ro1">
          <table:covered-table-cell table:style-name="ce91"/>
          <table:covered-table-cell table:style-name="ce101"/>
          <table:table-cell table:style-name="ce27" office:value-type="string" calcext:value-type="string" table:number-columns-spanned="1" table:number-rows-spanned="5">
            <text:p>RS.AN-4: <text:span text:style-name="T6">Incidents are categorized consistent with response plans</text:span></text:p>
          </table:table-cell>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29"/>
          <table:table-cell table:style-name="ce110"/>
          <table:table-cell table:number-columns-repeated="1020"/>
        </table:table-row>
        <table:table-row table:style-name="ro25">
          <table:covered-table-cell table:style-name="ce91"/>
          <table:covered-table-cell table:style-name="ce101"/>
          <table:table-cell table:style-name="ce27" office:value-type="string" calcext:value-type="string" table:number-columns-spanned="1" table:number-rows-spanned="3">
            <text:p>RS.AN-5:<text:span text:style-name="T6"> Processes are established to receive, analyze and respond to vulnerabilities disclosed to the organization from internal and external sources (e.g. internal testing, security bulletins, or security researchers)</text:span></text:p>
          </table:table-cell>
          <table:table-cell table:style-name="ce109" office:value-type="string" calcext:value-type="string">
            <text:p>A felhasznált FLOSS forrásában és hibakövető rendszerében beálló változásokat figyelni kell és/vagy ilyen szolgáltatást nyújtó partner segítségét kell igénybe venni.</text:p>
          </table:table-cell>
          <table:table-cell office:value-type="string" calcext:value-type="string">
            <text:p>A nyílt forrású szoftverek hibajegyei nyilvánosan elérhetőek, következésképpen manuális vagy félautomatikus módszerekkel elemezhetőek. Ez a lehetőség mindenki számára adott, a potenciális támadó viszonylag alacsony erőforrásigénnyel nagy mennyiségű adatot elemezhet új, még nem javított vagy a stabil verzióba még át nem vezetett sérülékenységek és javítások után kutatva. A felhasználó szervezet ugyanilyen módon a hivatalos javítás kiadása előtt tudomást szerezhet a sérülékenységről.</text:p>
          </table:table-cell>
          <table:table-cell office:value-type="string" calcext:value-type="string">
            <text:p>SM04</text:p>
          </table:table-cell>
          <table:table-cell office:value-type="string" calcext:value-type="string">
            <text:p>JM05</text:p>
          </table:table-cell>
          <table:table-cell table:style-name="ce119" office:value-type="string" calcext:value-type="string">
            <text:p><text:span text:style-name="T31">3.1.5.8.1.1.1., </text:span><text:span text:style-name="T32">3.3.3.2.1.1.</text:span></text:p>
          </table:table-cell>
          <table:table-cell table:number-columns-repeated="1016"/>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2"/>
          <table:covered-table-cell table:style-name="ce29"/>
          <table:table-cell table:style-name="ce110"/>
          <table:table-cell table:number-columns-repeated="1020"/>
        </table:table-row>
        <table:table-row table:style-name="ro11">
          <table:covered-table-cell table:style-name="ce91"/>
          <table:table-cell table:style-name="ce21" office:value-type="string" calcext:value-type="string" table:number-columns-spanned="1" table:number-rows-spanned="15">
            <text:p>Mérséklés (RS.MI): <text:span text:style-name="T1">Az esemény hatásának enyhítése, megoldása és kiterjedésének megakadályozása érdekében a szervezet megfelelő tevékenységeket végez</text:span><text:span text:style-name="T5">.</text:span></text:p>
          </table:table-cell>
          <table:table-cell table:style-name="ce27" office:value-type="string" calcext:value-type="string" table:number-columns-spanned="1" table:number-rows-spanned="6">
            <text:p>RS.MI-1: <text:span text:style-name="T6">Incidents are contained</text:span></text:p>
          </table:table-cell>
          <table:table-cell table:style-name="ce109" office:value-type="string" calcext:value-type="string">
            <text:p>A forráskód megváltoztatásával elérhetetlenné lehet tenni a hibát okozó funkciót, így korlátozva a támadás kiterjedését.</text:p>
          </table:table-cell>
          <table:table-cell office:value-type="string" calcext:value-type="string">
            <text:p>A forrás rendelkezésre állása nagyon gyors reakcióidőt tesz lehetővé és a végrehajtás jogi háttere is biztosított. A vészhelyzeti tervnek tartalmaznia kell milyen esetekben és mely rendszereken alkalmazható ez a metódus.</text:p>
          </table:table-cell>
          <table:table-cell/>
          <table:table-cell office:value-type="string" calcext:value-type="string">
            <text:p>JS03,JT07</text:p>
          </table:table-cell>
          <table:table-cell table:style-name="ce119" office:value-type="string" calcext:value-type="string">
            <text:p><text:span text:style-name="T31">3.1.5.8.1.1.1., </text:span><text:span text:style-name="T32">3.3.11.7.1.2.,</text:span>3.3.11.7.1.3.</text:p>
          </table:table-cell>
          <table:table-cell table:number-columns-repeated="1016"/>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29"/>
          <table:table-cell table:style-name="ce110"/>
          <table:table-cell table:number-columns-repeated="1020"/>
        </table:table-row>
        <table:table-row table:style-name="ro11">
          <table:covered-table-cell table:style-name="ce91"/>
          <table:covered-table-cell table:style-name="ce101"/>
          <table:table-cell table:style-name="ce27" office:value-type="string" calcext:value-type="string" table:number-columns-spanned="1" table:number-rows-spanned="5">
            <text:p>RS.MI-2: <text:span text:style-name="T6">Incidents are mitigated</text:span></text:p>
          </table:table-cell>
          <table:table-cell table:style-name="ce109" office:value-type="string" calcext:value-type="string">
            <text:p>Amennyiben a forrás rendelkezésre áll és a hibát sikerül azonosítani, a szervezet azonnal javítja a hibát vagy kikapcsolja a hibás funkciót.</text:p>
          </table:table-cell>
          <table:table-cell office:value-type="string" calcext:value-type="string">
            <text:p>A forrás rendelkezésre állása nagyon gyors reakcióidőt tesz lehetővé és a végrehajtás jogi háttér is biztosított. A vészhelyzeti tervnek tartalmaznia kell milyen esetekben és mely rendszereken alkalmazható ez a metódus.</text:p>
          </table:table-cell>
          <table:table-cell/>
          <table:table-cell office:value-type="string" calcext:value-type="string">
            <text:p>JH02, JS03,JT07</text:p>
          </table:table-cell>
          <table:table-cell table:style-name="ce119" office:value-type="string" calcext:value-type="string">
            <text:p>3.3.11.6.1.6.</text:p>
          </table:table-cell>
          <table:table-cell table:number-columns-repeated="1016"/>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29"/>
          <table:table-cell table:style-name="ce110"/>
          <table:table-cell table:number-columns-repeated="1020"/>
        </table:table-row>
        <table:table-row table:style-name="ro1">
          <table:covered-table-cell table:style-name="ce91"/>
          <table:covered-table-cell table:style-name="ce101"/>
          <table:table-cell table:style-name="ce27" office:value-type="string" calcext:value-type="string" table:number-columns-spanned="1" table:number-rows-spanned="4">
            <text:p>RS.MI-3: <text:span text:style-name="T6">Newly identified vulnerabilities are mitigated or documented as accepted risks</text:span></text:p>
          </table:table-cell>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2"/>
          <table:covered-table-cell table:style-name="ce29"/>
          <table:table-cell table:style-name="ce110"/>
          <table:table-cell table:number-columns-repeated="1020"/>
        </table:table-row>
        <table:table-row table:style-name="ro1">
          <table:covered-table-cell table:style-name="ce91"/>
          <table:table-cell table:style-name="ce21" office:value-type="string" calcext:value-type="string" table:number-columns-spanned="1" table:number-rows-spanned="7">
            <text:p>Fejlesztések (RS.IM): <text:span text:style-name="T1">A szervezeti válaszlépéseket a szervezet a jelenlegi és korábbi cselekmények tanulságainak figyelembe vételével folyamatosan fejleszti </text:span><text:span text:style-name="T5">.</text:span></text:p>
          </table:table-cell>
          <table:table-cell table:style-name="ce27" office:value-type="string" calcext:value-type="string" table:number-columns-spanned="1" table:number-rows-spanned="4">
            <text:p>RS.IM-1: <text:span text:style-name="T16">Response</text:span><text:span text:style-name="T17"> </text:span><text:span text:style-name="T18">plans incorporate lessons learned</text:span></text:p>
          </table:table-cell>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107"/>
          <table:table-cell table:style-name="ce109"/>
          <table:table-cell table:number-columns-repeated="1020"/>
        </table:table-row>
        <table:table-row table:style-name="ro1">
          <table:covered-table-cell table:style-name="ce91"/>
          <table:covered-table-cell table:style-name="ce101"/>
          <table:covered-table-cell table:style-name="ce29"/>
          <table:table-cell table:style-name="ce110"/>
          <table:table-cell table:number-columns-repeated="1020"/>
        </table:table-row>
        <table:table-row table:style-name="ro1">
          <table:covered-table-cell table:style-name="ce91"/>
          <table:covered-table-cell table:style-name="ce101"/>
          <table:table-cell table:style-name="ce27" office:value-type="string" calcext:value-type="string" table:number-columns-spanned="1" table:number-rows-spanned="3">
            <text:p>RS.IM-2: <text:span text:style-name="T6">Response strategies are updated</text:span></text:p>
          </table:table-cell>
          <table:table-cell table:style-name="ce111"/>
          <table:table-cell table:number-columns-repeated="1020"/>
        </table:table-row>
        <table:table-row table:style-name="ro1">
          <table:covered-table-cell table:style-name="ce91"/>
          <table:covered-table-cell table:style-name="ce101"/>
          <table:covered-table-cell table:style-name="ce107"/>
          <table:table-cell table:style-name="ce111"/>
          <table:table-cell table:number-columns-repeated="1020"/>
        </table:table-row>
        <table:table-row table:style-name="ro1">
          <table:covered-table-cell table:style-name="ce92"/>
          <table:covered-table-cell table:style-name="ce102"/>
          <table:covered-table-cell table:style-name="ce29"/>
          <table:table-cell table:style-name="ce112"/>
          <table:table-cell table:number-columns-repeated="1020"/>
        </table:table-row>
        <table:table-row table:style-name="ro4">
          <table:table-cell table:style-name="ce93" office:value-type="string" calcext:value-type="string" table:number-columns-spanned="1" table:number-rows-spanned="18">
            <text:p>Helyreállítás (RC)</text:p>
          </table:table-cell>
          <table:table-cell table:style-name="ce21" office:value-type="string" calcext:value-type="string" table:number-columns-spanned="1" table:number-rows-spanned="4">
            <text:p>Helyreállítás tervezés (RC.RP): <text:span text:style-name="T1">A szervezet végrehajtja és kezeli a kiberbiztonsági események által érintett rendszerek és eszközök helyreállítását célzó helyreállítási folyamatokat és intézkedéseket.</text:span></text:p>
          </table:table-cell>
          <table:table-cell table:style-name="ce27" office:value-type="string" calcext:value-type="string" table:number-columns-spanned="1" table:number-rows-spanned="4">
            <text:p>RC.RP-1: <text:span text:style-name="T6">Recovery plan is executed during or after a cybersecurity incident </text:span></text:p>
          </table:table-cell>
          <table:table-cell table:style-name="ce109" office:value-type="string" calcext:value-type="string">
            <text:p>A FLOSS komponens javítását követően a változásokat vissza kell vezetni az upstream tárolóba.</text:p>
          </table:table-cell>
          <table:table-cell office:value-type="string" calcext:value-type="string">
            <text:p>A hibajavítás lehető leghamarabb vissza kell kerüljön az upstream projektbe, hogy a későbbi felhasználás ne igényeljen speciális műveleteket. A kód-hozzájárulást a formai és minőségi <text:s/>szabályok betartásával lehetőleg egy ismert közösségi tag vagy saját fejlesztő révén kell bevezetni.</text:p>
          </table:table-cell>
          <table:table-cell office:value-type="string" calcext:value-type="string">
            <text:p>SH06</text:p>
          </table:table-cell>
          <table:table-cell office:value-type="string" calcext:value-type="string">
            <text:p>JH06,JF01,JF02</text:p>
          </table:table-cell>
          <table:table-cell table:style-name="ce119" office:value-type="string" calcext:value-type="string">
            <text:p><text:span text:style-name="T31">3.1.7.1.1.3.,</text:span><text:span text:style-name="T32">3.3.10.17.1.1.</text:span></text:p>
          </table:table-cell>
          <table:table-cell table:number-columns-repeated="1016"/>
        </table:table-row>
        <table:table-row table:style-name="ro1">
          <table:covered-table-cell table:style-name="ce94"/>
          <table:covered-table-cell table:style-name="ce101"/>
          <table:covered-table-cell table:style-name="ce107"/>
          <table:table-cell table:style-name="ce111"/>
          <table:table-cell table:number-columns-repeated="1020"/>
        </table:table-row>
        <table:table-row table:style-name="ro1">
          <table:covered-table-cell table:style-name="ce94"/>
          <table:covered-table-cell table:style-name="ce101"/>
          <table:covered-table-cell table:style-name="ce107"/>
          <table:table-cell table:style-name="ce111"/>
          <table:table-cell table:number-columns-repeated="1020"/>
        </table:table-row>
        <table:table-row table:style-name="ro1">
          <table:covered-table-cell table:style-name="ce94"/>
          <table:covered-table-cell table:style-name="ce102"/>
          <table:covered-table-cell table:style-name="ce29"/>
          <table:table-cell table:style-name="ce112"/>
          <table:table-cell table:number-columns-repeated="1020"/>
        </table:table-row>
        <table:table-row table:style-name="ro1">
          <table:covered-table-cell table:style-name="ce94"/>
          <table:table-cell table:style-name="ce21" office:value-type="string" calcext:value-type="string" table:number-columns-spanned="1" table:number-rows-spanned="7">
            <text:p>Fejlesztések (RC.IM): <text:span text:style-name="T1">A szervezet fejleszti és a tanulságok alapján javítja a helyreállítási terveit és folyamatait</text:span><text:span text:style-name="T5">.</text:span></text:p>
          </table:table-cell>
          <table:table-cell table:style-name="ce27" office:value-type="string" calcext:value-type="string" table:number-columns-spanned="1" table:number-rows-spanned="4">
            <text:p>RC.IM-1: <text:span text:style-name="T6">Recovery plans incorporate lessons learned</text:span></text:p>
          </table:table-cell>
          <table:table-cell table:style-name="ce109"/>
          <table:table-cell table:number-columns-repeated="1020"/>
        </table:table-row>
        <table:table-row table:style-name="ro1">
          <table:covered-table-cell table:style-name="ce94"/>
          <table:covered-table-cell table:style-name="ce101"/>
          <table:covered-table-cell table:style-name="ce107"/>
          <table:table-cell table:style-name="ce109"/>
          <table:table-cell table:number-columns-repeated="1020"/>
        </table:table-row>
        <table:table-row table:style-name="ro1">
          <table:covered-table-cell table:style-name="ce94"/>
          <table:covered-table-cell table:style-name="ce101"/>
          <table:covered-table-cell table:style-name="ce107"/>
          <table:table-cell table:style-name="ce109"/>
          <table:table-cell table:number-columns-repeated="1020"/>
        </table:table-row>
        <table:table-row table:style-name="ro1">
          <table:covered-table-cell table:style-name="ce94"/>
          <table:covered-table-cell table:style-name="ce101"/>
          <table:covered-table-cell table:style-name="ce29"/>
          <table:table-cell table:style-name="ce110"/>
          <table:table-cell table:number-columns-repeated="1020"/>
        </table:table-row>
        <table:table-row table:style-name="ro1">
          <table:covered-table-cell table:style-name="ce94"/>
          <table:covered-table-cell table:style-name="ce101"/>
          <table:table-cell table:style-name="ce27" office:value-type="string" calcext:value-type="string" table:number-columns-spanned="1" table:number-rows-spanned="3">
            <text:p>RC.IM-2: <text:span text:style-name="T6">Recovery strategies are updated</text:span></text:p>
          </table:table-cell>
          <table:table-cell table:style-name="ce109"/>
          <table:table-cell table:number-columns-repeated="1020"/>
        </table:table-row>
        <table:table-row table:style-name="ro1">
          <table:covered-table-cell table:style-name="ce94"/>
          <table:covered-table-cell table:style-name="ce101"/>
          <table:covered-table-cell table:style-name="ce107"/>
          <table:table-cell table:style-name="ce109"/>
          <table:table-cell table:number-columns-repeated="1020"/>
        </table:table-row>
        <table:table-row table:style-name="ro1">
          <table:covered-table-cell table:style-name="ce94"/>
          <table:covered-table-cell table:style-name="ce102"/>
          <table:covered-table-cell table:style-name="ce29"/>
          <table:table-cell table:style-name="ce110"/>
          <table:table-cell table:number-columns-repeated="1020"/>
        </table:table-row>
        <table:table-row table:style-name="ro1">
          <table:covered-table-cell table:style-name="ce94"/>
          <table:table-cell table:style-name="ce21" office:value-type="string" calcext:value-type="string" table:number-columns-spanned="1" table:number-rows-spanned="7">
            <text:p><text:span text:style-name="T10">Kommunikáció (RC.CO): </text:span><text:span text:style-name="T11">A szervezet külső felekkel egyeztetett módon végzi a helyreállítási folyamatokat </text:span><text:span text:style-name="T12">(pl. egyeztet a koordinációs központokkal, internet szolgáltatókkal, támadó rendszer tulajdonosaival, más áldozatokkal, CSIRT-ekkel és gyártókkal).</text:span></text:p>
          </table:table-cell>
          <table:table-cell table:style-name="ce27" office:value-type="string" calcext:value-type="string" table:number-columns-spanned="1" table:number-rows-spanned="2">
            <text:p>RC.CO-1: <text:span text:style-name="T6">Public relations are managed</text:span></text:p>
          </table:table-cell>
          <table:table-cell table:style-name="ce109"/>
          <table:table-cell table:number-columns-repeated="1020"/>
        </table:table-row>
        <table:table-row table:style-name="ro1">
          <table:covered-table-cell table:style-name="ce94"/>
          <table:covered-table-cell table:style-name="ce101"/>
          <table:covered-table-cell table:style-name="ce29"/>
          <table:table-cell table:style-name="ce110"/>
          <table:table-cell table:number-columns-repeated="1020"/>
        </table:table-row>
        <table:table-row table:style-name="ro1">
          <table:covered-table-cell table:style-name="ce94"/>
          <table:covered-table-cell table:style-name="ce101"/>
          <table:table-cell table:style-name="ce27" office:value-type="string" calcext:value-type="string" table:number-columns-spanned="1" table:number-rows-spanned="2">
            <text:p>RC.CO-2: <text:span text:style-name="T6">Reputation is repaired after an incident </text:span></text:p>
          </table:table-cell>
          <table:table-cell table:style-name="ce109"/>
          <table:table-cell table:number-columns-repeated="1020"/>
        </table:table-row>
        <table:table-row table:style-name="ro1">
          <table:covered-table-cell table:style-name="ce94"/>
          <table:covered-table-cell table:style-name="ce101"/>
          <table:covered-table-cell table:style-name="ce29"/>
          <table:table-cell table:style-name="ce110"/>
          <table:table-cell table:number-columns-repeated="1020"/>
        </table:table-row>
        <table:table-row table:style-name="ro1">
          <table:covered-table-cell table:style-name="ce94"/>
          <table:covered-table-cell table:style-name="ce101"/>
          <table:table-cell table:style-name="ce27" office:value-type="string" calcext:value-type="string" table:number-columns-spanned="1" table:number-rows-spanned="3">
            <text:p>RC.CO-3: <text:span text:style-name="T6">Recovery activities are communicated to internal and external stakeholders as well as executive and management teams</text:span></text:p>
          </table:table-cell>
          <table:table-cell table:style-name="ce109"/>
          <table:table-cell table:number-columns-repeated="1020"/>
        </table:table-row>
        <table:table-row table:style-name="ro1">
          <table:covered-table-cell table:style-name="ce94"/>
          <table:covered-table-cell table:style-name="ce101"/>
          <table:covered-table-cell table:style-name="ce107"/>
          <table:table-cell table:style-name="ce109"/>
          <table:table-cell table:number-columns-repeated="1020"/>
        </table:table-row>
        <table:table-row table:style-name="ro1">
          <table:covered-table-cell table:style-name="ce95"/>
          <table:covered-table-cell table:style-name="ce102"/>
          <table:covered-table-cell table:style-name="ce29"/>
          <table:table-cell table:style-name="ce110"/>
          <table:table-cell table:number-columns-repeated="1020"/>
        </table:table-row>
        <table:table-row table:style-name="ro1">
          <table:table-cell table:number-columns-repeated="1024"/>
        </table:table-row>
        <table:table-row table:style-name="ro26" table:number-rows-repeated="30">
          <table:table-cell table:style-name="ce97"/>
          <table:table-cell table:number-columns-repeated="1023"/>
        </table:table-row>
        <table:table-row table:style-name="ro26">
          <table:table-cell table:style-name="ce98"/>
          <table:table-cell table:number-columns-repeated="1023"/>
        </table:table-row>
        <table:table-row table:style-name="ro1" table:number-rows-repeated="104803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office:font-face-decls>
  <office:styles>
    <style:default-style style:family="table-cell">
      <style:paragraph-properties style:tab-stop-distance="12.5mm"/>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number:number-style style:name="N10142P0" style:volatile="true" number:language="hu" number:country="HU">
      <number:number number:decimal-places="0" loext:min-decimal-places="0" number:min-integer-digits="1" number:grouping="true"/>
      <number:text> Ft</number:text>
    </number:number-style>
    <number:number-style style:name="N10142" number:language="hu" number:country="HU">
      <number:text>-</number:text>
      <number:number number:decimal-places="0" loext:min-decimal-places="0" number:min-integer-digits="1" number:grouping="true"/>
      <number:text> Ft</number:text>
      <style:map style:condition="value()&gt;=0" style:apply-style-name="N10142P0"/>
    </number:number-style>
    <number:number-style style:name="N10143P0" style:volatile="true" number:language="hu" number:country="HU">
      <number:number number:decimal-places="0" loext:min-decimal-places="0" number:min-integer-digits="1" number:grouping="true"/>
      <number:text> Ft</number:text>
    </number:number-style>
    <number:number-style style:name="N10143" number:language="hu" number:country="HU">
      <style:text-properties fo:color="#ff0000"/>
      <number:text>-</number:text>
      <number:number number:decimal-places="0" loext:min-decimal-places="0" number:min-integer-digits="1" number:grouping="true"/>
      <number:text> Ft</number:text>
      <style:map style:condition="value()&gt;=0" style:apply-style-name="N10143P0"/>
    </number:number-style>
    <number:number-style style:name="N10145P0" style:volatile="true" number:language="hu" number:country="HU">
      <number:number number:decimal-places="2" loext:min-decimal-places="2" number:min-integer-digits="1" number:grouping="true"/>
      <number:text> Ft</number:text>
    </number:number-style>
    <number:number-style style:name="N10145" number:language="hu" number:country="HU">
      <number:text>-</number:text>
      <number:number number:decimal-places="2" loext:min-decimal-places="2" number:min-integer-digits="1" number:grouping="true"/>
      <number:text> Ft</number:text>
      <style:map style:condition="value()&gt;=0" style:apply-style-name="N10145P0"/>
    </number:number-style>
    <number:number-style style:name="N10146P0" style:volatile="true" number:language="hu" number:country="HU">
      <number:number number:decimal-places="2" loext:min-decimal-places="2" number:min-integer-digits="1" number:grouping="true"/>
      <number:text> Ft</number:text>
    </number:number-style>
    <number:number-style style:name="N10146" number:language="hu" number:country="HU">
      <style:text-properties fo:color="#ff0000"/>
      <number:text>-</number:text>
      <number:number number:decimal-places="2" loext:min-decimal-places="2" number:min-integer-digits="1" number:grouping="true"/>
      <number:text> Ft</number:text>
      <style:map style:condition="value()&gt;=0" style:apply-style-name="N10146P0"/>
    </number:number-style>
    <number:date-style style:name="N10147" number:language="hu" number:country="HU">
      <number:year number:style="long"/>
      <number:text>.</number:text>
      <number:month number:style="long"/>
      <number:text>.</number:text>
      <number:day number:style="long"/>
    </number:date-style>
    <number:date-style style:name="N10148" number:language="hu" number:country="HU">
      <number:day number:style="long"/>
      <number:text>.</number:text>
      <number:month number:textual="true"/>
      <number:text>.</number:text>
      <number:year/>
    </number:date-style>
    <number:date-style style:name="N10149" number:language="hu" number:country="HU">
      <number:day number:style="long"/>
      <number:text>.</number:text>
      <number:month number:textual="true"/>
    </number:date-style>
    <number:date-style style:name="N10150" number:language="hu" number:country="HU">
      <number:month number:textual="true"/>
      <number:text>.</number:text>
      <number:year/>
    </number:date-style>
    <number:time-style style:name="N10151" number:language="hu" number:country="HU">
      <number:hours/>
      <number:text>:</number:text>
      <number:minutes number:style="long"/>
      <number:text> </number:text>
      <number:am-pm/>
    </number:time-style>
    <number:time-style style:name="N10152" number:language="hu" number:country="HU">
      <number:hours/>
      <number:text>:</number:text>
      <number:minutes number:style="long"/>
      <number:text>:</number:text>
      <number:seconds number:style="long"/>
      <number:text> </number:text>
      <number:am-pm/>
    </number:time-style>
    <number:time-style style:name="N10153" number:language="hu" number:country="HU">
      <number:hours/>
      <number:text>:</number:text>
      <number:minutes number:style="long"/>
    </number:time-style>
    <number:time-style style:name="N10154" number:language="hu" number:country="HU">
      <number:hours/>
      <number:text>:</number:text>
      <number:minutes number:style="long"/>
      <number:text>:</number:text>
      <number:seconds number:style="long"/>
    </number:time-style>
    <number:date-style style:name="N10155" number:language="hu" number:country="HU">
      <number:year number:style="long"/>
      <number:text>.</number:text>
      <number:month number:style="long"/>
      <number:text>.</number:text>
      <number:day number:style="long"/>
      <number:text> </number:text>
      <number:hours/>
      <number:text>:</number:text>
      <number:minutes number:style="long"/>
    </number:date-style>
    <number:number-style style:name="N10157P0" style:volatile="true" number:language="hu" number:country="HU">
      <number:number number:decimal-places="0" loext:min-decimal-places="0" number:min-integer-digits="1" number:grouping="true"/>
      <number:text>    </number:text>
    </number:number-style>
    <number:number-style style:name="N10157" number:language="hu" number:country="HU">
      <number:text>-</number:text>
      <number:number number:decimal-places="0" loext:min-decimal-places="0" number:min-integer-digits="1" number:grouping="true"/>
      <number:text>    </number:text>
      <style:map style:condition="value()&gt;=0" style:apply-style-name="N10157P0"/>
    </number:number-style>
    <number:number-style style:name="N10158P0" style:volatile="true" number:language="hu" number:country="HU">
      <number:number number:decimal-places="0" loext:min-decimal-places="0" number:min-integer-digits="1" number:grouping="true"/>
      <number:text>    </number:text>
    </number:number-style>
    <number:number-style style:name="N10158" number:language="hu" number:country="HU">
      <style:text-properties fo:color="#ff0000"/>
      <number:text>-</number:text>
      <number:number number:decimal-places="0" loext:min-decimal-places="0" number:min-integer-digits="1" number:grouping="true"/>
      <number:text>    </number:text>
      <style:map style:condition="value()&gt;=0" style:apply-style-name="N10158P0"/>
    </number:number-style>
    <number:number-style style:name="N10160P0" style:volatile="true" number:language="hu" number:country="HU">
      <number:number number:decimal-places="2" loext:min-decimal-places="2" number:min-integer-digits="1" number:grouping="true"/>
      <number:text>    </number:text>
    </number:number-style>
    <number:number-style style:name="N10160" number:language="hu" number:country="HU">
      <number:text>-</number:text>
      <number:number number:decimal-places="2" loext:min-decimal-places="2" number:min-integer-digits="1" number:grouping="true"/>
      <number:text>    </number:text>
      <style:map style:condition="value()&gt;=0" style:apply-style-name="N10160P0"/>
    </number:number-style>
    <number:number-style style:name="N10161P0" style:volatile="true" number:language="hu" number:country="HU">
      <number:number number:decimal-places="2" loext:min-decimal-places="2" number:min-integer-digits="1" number:grouping="true"/>
      <number:text>    </number:text>
    </number:number-style>
    <number:number-style style:name="N10161" number:language="hu" number:country="HU">
      <style:text-properties fo:color="#ff0000"/>
      <number:text>-</number:text>
      <number:number number:decimal-places="2" loext:min-decimal-places="2" number:min-integer-digits="1" number:grouping="true"/>
      <number:text>    </number:text>
      <style:map style:condition="value()&gt;=0" style:apply-style-name="N10161P0"/>
    </number:number-style>
    <number:number-style style:name="N10165P0" style:volatile="true" number:language="hu" number:country="HU">
      <loext:text> </loext:text>
      <loext:fill-character> </loext:fill-character>
      <number:number number:decimal-places="0" loext:min-decimal-places="0" number:min-integer-digits="1" number:grouping="true"/>
      <number:text>     </number:text>
    </number:number-style>
    <number:number-style style:name="N10165P1" style:volatile="true" number:language="hu" number:country="HU">
      <loext:text>-</loext:text>
      <loext:fill-character> </loext:fill-character>
      <number:number number:decimal-places="0" loext:min-decimal-places="0" number:min-integer-digits="1" number:grouping="true"/>
      <number:text>     </number:text>
    </number:number-style>
    <number:number-style style:name="N10165P2" style:volatile="true" number:language="hu" number:country="HU">
      <loext:text> </loext:text>
      <loext:fill-character> </loext:fill-character>
      <number:text>-     </number:text>
    </number:number-style>
    <number:text-style style:name="N10165" number:language="hu" number:country="HU">
      <number:text> </number:text>
      <number:text-content/>
      <number:text> </number:text>
      <style:map style:condition="value()&gt;0" style:apply-style-name="N10165P0"/>
      <style:map style:condition="value()&lt;0" style:apply-style-name="N10165P1"/>
      <style:map style:condition="value()=0" style:apply-style-name="N10165P2"/>
    </number:text-style>
    <number:number-style style:name="N10169P0" style:volatile="true" number:language="hu" number:country="HU">
      <loext:text> </loext:text>
      <loext:fill-character> </loext:fill-character>
      <number:number number:decimal-places="0" loext:min-decimal-places="0" number:min-integer-digits="1" number:grouping="true"/>
      <number:text> Ft </number:text>
    </number:number-style>
    <number:number-style style:name="N10169P1" style:volatile="true" number:language="hu" number:country="HU">
      <loext:text>-</loext:text>
      <loext:fill-character> </loext:fill-character>
      <number:number number:decimal-places="0" loext:min-decimal-places="0" number:min-integer-digits="1" number:grouping="true"/>
      <number:text> Ft </number:text>
    </number:number-style>
    <number:number-style style:name="N10169P2" style:volatile="true" number:language="hu" number:country="HU">
      <loext:text> </loext:text>
      <loext:fill-character> </loext:fill-character>
      <number:text>- Ft </number:text>
    </number:number-style>
    <number:text-style style:name="N10169" number:language="hu" number:country="HU">
      <number:text> </number:text>
      <number:text-content/>
      <number:text> </number:text>
      <style:map style:condition="value()&gt;0" style:apply-style-name="N10169P0"/>
      <style:map style:condition="value()&lt;0" style:apply-style-name="N10169P1"/>
      <style:map style:condition="value()=0" style:apply-style-name="N10169P2"/>
    </number:text-style>
    <number:number-style style:name="N10173P0" style:volatile="true" number:language="hu" number:country="HU">
      <loext:text> </loext:text>
      <loext:fill-character> </loext:fill-character>
      <number:number number:decimal-places="2" loext:min-decimal-places="2" number:min-integer-digits="1" number:grouping="true"/>
      <number:text>     </number:text>
    </number:number-style>
    <number:number-style style:name="N10173P1" style:volatile="true" number:language="hu" number:country="HU">
      <loext:text>-</loext:text>
      <loext:fill-character> </loext:fill-character>
      <number:number number:decimal-places="2" loext:min-decimal-places="2" number:min-integer-digits="1" number:grouping="true"/>
      <number:text>     </number:text>
    </number:number-style>
    <number:number-style style:name="N10173P2" style:volatile="true" number:language="hu" number:country="HU">
      <loext:text> </loext:text>
      <loext:fill-character> </loext:fill-character>
      <number:text>-</number:text>
      <number:number number:decimal-places="0" loext:min-decimal-places="0" number:min-integer-digits="0"/>
      <number:text>     </number:text>
    </number:number-style>
    <number:text-style style:name="N10173" number:language="hu" number:country="HU">
      <number:text> </number:text>
      <number:text-content/>
      <number:text> </number:text>
      <style:map style:condition="value()&gt;0" style:apply-style-name="N10173P0"/>
      <style:map style:condition="value()&lt;0" style:apply-style-name="N10173P1"/>
      <style:map style:condition="value()=0" style:apply-style-name="N10173P2"/>
    </number:text-style>
    <number:number-style style:name="N10177P0" style:volatile="true" number:language="hu" number:country="HU">
      <loext:text> </loext:text>
      <loext:fill-character> </loext:fill-character>
      <number:number number:decimal-places="2" loext:min-decimal-places="2" number:min-integer-digits="1" number:grouping="true"/>
      <number:text> Ft </number:text>
    </number:number-style>
    <number:number-style style:name="N10177P1" style:volatile="true" number:language="hu" number:country="HU">
      <loext:text>-</loext:text>
      <loext:fill-character> </loext:fill-character>
      <number:number number:decimal-places="2" loext:min-decimal-places="2" number:min-integer-digits="1" number:grouping="true"/>
      <number:text> Ft </number:text>
    </number:number-style>
    <number:number-style style:name="N10177P2" style:volatile="true" number:language="hu" number:country="HU">
      <loext:text> </loext:text>
      <loext:fill-character> </loext:fill-character>
      <number:text>-</number:text>
      <number:number number:decimal-places="0" loext:min-decimal-places="0" number:min-integer-digits="0"/>
      <number:text> Ft </number:text>
    </number:number-style>
    <number:text-style style:name="N10177" number:language="hu" number:country="HU">
      <number:text> </number:text>
      <number:text-content/>
      <number:text> </number:text>
      <style:map style:condition="value()&gt;0" style:apply-style-name="N10177P0"/>
      <style:map style:condition="value()&lt;0" style:apply-style-name="N10177P1"/>
      <style:map style:condition="value()=0" style:apply-style-name="N10177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2">0000.00.00</text:date>, <text:time style:data-style-name="N2" text:time-value="18:54:38.110631306">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R. Topper</meta:initial-creator>
    <meta:creation-date>2018-04-16T16:42:20</meta:creation-date>
    <dc:date>2019-12-02T09:35:04.748071080</dc:date>
    <meta:generator>LibreOffice/6.1.5.2$Linux_X86_64 LibreOffice_project/10$Build-2</meta:generator>
    <meta:editing-duration>P35DT4H43M38S</meta:editing-duration>
    <meta:editing-cycles>40</meta:editing-cycles>
    <meta:document-statistic meta:table-count="1" meta:cell-count="450"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